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0bea08f" officeooo:paragraph-rsid="00bea08f" fo:background-color="#fff200" style:font-weight-asian="bold" style:font-weight-complex="bold"/>
    </style:style>
    <style:style style:name="P54" style:family="paragraph" style:parent-style-name="Standard">
      <style:text-properties fo:font-weight="bold" officeooo:rsid="010dc984" officeooo:paragraph-rsid="010dc984" fo:background-color="#fff200" style:font-weight-asian="bold" style:font-weight-complex="bold"/>
    </style:style>
    <style:style style:name="P55" style:family="paragraph" style:parent-style-name="Standard">
      <style:text-properties fo:font-weight="bold" officeooo:rsid="01589215" officeooo:paragraph-rsid="01589215" fo:background-color="#fff200" style:font-weight-asian="bold" style:font-weight-complex="bold"/>
    </style:style>
    <style:style style:name="P56" style:family="paragraph" style:parent-style-name="Standard">
      <style:text-properties fo:font-weight="bold" officeooo:rsid="016b2586" officeooo:paragraph-rsid="016b2586" fo:background-color="#fff200" style:font-weight-asian="bold" style:font-weight-complex="bold"/>
    </style:style>
    <style:style style:name="P57" style:family="paragraph" style:parent-style-name="Standard">
      <style:text-properties fo:font-weight="bold" officeooo:rsid="016b2586" officeooo:paragraph-rsid="016dc9ff" fo:background-color="#fff200" style:font-weight-asian="bold" style:font-weight-complex="bold"/>
    </style:style>
    <style:style style:name="P58" style:family="paragraph" style:parent-style-name="Standard">
      <style:text-properties fo:font-weight="bold" officeooo:rsid="0190ff06" officeooo:paragraph-rsid="0190ff06" fo:background-color="#fff200" style:font-weight-asian="bold" style:font-weight-complex="bold"/>
    </style:style>
    <style:style style:name="P59" style:family="paragraph" style:parent-style-name="Standard">
      <style:text-properties fo:font-weight="bold" officeooo:rsid="0198b950" officeooo:paragraph-rsid="0198b950" fo:background-color="#fff200" style:font-weight-asian="bold" style:font-weight-complex="bold"/>
    </style:style>
    <style:style style:name="P60" style:family="paragraph" style:parent-style-name="Standard">
      <style:text-properties fo:font-weight="bold" officeooo:rsid="0198b950" officeooo:paragraph-rsid="019b09f2" fo:background-color="#fff200" style:font-weight-asian="bold" style:font-weight-complex="bold"/>
    </style:style>
    <style:style style:name="P61" style:family="paragraph" style:parent-style-name="Standard">
      <style:text-properties fo:font-weight="bold" officeooo:rsid="01d14bd7" officeooo:paragraph-rsid="01d14bd7" fo:background-color="#fff200" style:font-weight-asian="bold" style:font-weight-complex="bold"/>
    </style:style>
    <style:style style:name="P62" style:family="paragraph" style:parent-style-name="Standard">
      <style:text-properties fo:font-weight="bold" officeooo:rsid="01ef7ab2" officeooo:paragraph-rsid="01ef7ab2" fo:background-color="#fff200" style:font-weight-asian="bold" style:font-weight-complex="bold"/>
    </style:style>
    <style:style style:name="P63" style:family="paragraph" style:parent-style-name="Standard">
      <style:text-properties fo:font-weight="bold" officeooo:rsid="01f47da5" officeooo:paragraph-rsid="01f47da5" fo:background-color="#fff200" style:font-weight-asian="bold" style:font-weight-complex="bold"/>
    </style:style>
    <style:style style:name="P64" style:family="paragraph" style:parent-style-name="Standard">
      <style:text-properties fo:font-weight="bold" officeooo:rsid="01f47da5" officeooo:paragraph-rsid="01ffaa5e" fo:background-color="#fff200" style:font-weight-asian="bold" style:font-weight-complex="bold"/>
    </style:style>
    <style:style style:name="P65" style:family="paragraph" style:parent-style-name="Standard">
      <style:text-properties fo:font-weight="bold" officeooo:rsid="021b1c60" officeooo:paragraph-rsid="021b1c60" fo:background-color="#fff200" style:font-weight-asian="bold" style:font-weight-complex="bold"/>
    </style:style>
    <style:style style:name="P66"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67" style:family="paragraph" style:parent-style-name="Standard">
      <style:text-properties officeooo:rsid="000e9dc5" officeooo:paragraph-rsid="000e9dc5"/>
    </style:style>
    <style:style style:name="P68" style:family="paragraph" style:parent-style-name="Standard">
      <style:text-properties officeooo:rsid="0010b0dd" officeooo:paragraph-rsid="0010b0dd"/>
    </style:style>
    <style:style style:name="P69" style:family="paragraph" style:parent-style-name="Standard">
      <style:text-properties officeooo:rsid="00134440" officeooo:paragraph-rsid="00134440"/>
    </style:style>
    <style:style style:name="P70"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2" style:family="paragraph" style:parent-style-name="Standard">
      <style:text-properties officeooo:rsid="0014f28d" officeooo:paragraph-rsid="0014f28d"/>
    </style:style>
    <style:style style:name="P93" style:family="paragraph" style:parent-style-name="Standard">
      <style:text-properties officeooo:rsid="00272a01" officeooo:paragraph-rsid="00272a01"/>
    </style:style>
    <style:style style:name="P94" style:family="paragraph" style:parent-style-name="Standard">
      <style:text-properties fo:font-weight="normal" officeooo:rsid="0029eed7" officeooo:paragraph-rsid="00281436" style:font-weight-asian="normal" style:font-weight-complex="normal"/>
    </style:style>
    <style:style style:name="P95" style:family="paragraph" style:parent-style-name="Standard">
      <style:text-properties fo:font-weight="normal" officeooo:rsid="0040946c" officeooo:paragraph-rsid="0040946c" style:font-weight-asian="normal" style:font-weight-complex="normal"/>
    </style:style>
    <style:style style:name="P96" style:family="paragraph" style:parent-style-name="Standard">
      <style:text-properties fo:font-weight="normal" officeooo:rsid="0040946c" officeooo:paragraph-rsid="00a6e32f" style:font-weight-asian="normal" style:font-weight-complex="normal"/>
    </style:style>
    <style:style style:name="P97" style:family="paragraph" style:parent-style-name="Standard">
      <style:text-properties fo:font-weight="normal" officeooo:rsid="0042495e" officeooo:paragraph-rsid="0042495e" style:font-weight-asian="normal" style:font-weight-complex="normal"/>
    </style:style>
    <style:style style:name="P98" style:family="paragraph" style:parent-style-name="Standard">
      <style:text-properties fo:font-weight="normal" officeooo:rsid="0043f646" officeooo:paragraph-rsid="0043f646" style:font-weight-asian="normal" style:font-weight-complex="normal"/>
    </style:style>
    <style:style style:name="P99" style:family="paragraph" style:parent-style-name="Standard">
      <style:text-properties fo:font-weight="normal" officeooo:rsid="00440e77" officeooo:paragraph-rsid="00440e77" style:font-weight-asian="normal" style:font-weight-complex="normal"/>
    </style:style>
    <style:style style:name="P100" style:family="paragraph" style:parent-style-name="Standard">
      <style:text-properties fo:font-weight="normal" officeooo:rsid="004512d1" officeooo:paragraph-rsid="004ab26d" style:font-weight-asian="normal" style:font-weight-complex="normal"/>
    </style:style>
    <style:style style:name="P101" style:family="paragraph" style:parent-style-name="Standard">
      <style:text-properties fo:font-weight="normal" officeooo:rsid="0048c7d7" officeooo:paragraph-rsid="0048c7d7" style:font-weight-asian="normal" style:font-weight-complex="normal"/>
    </style:style>
    <style:style style:name="P102" style:family="paragraph" style:parent-style-name="Standard">
      <style:text-properties fo:font-weight="normal" officeooo:rsid="0048e47d" officeooo:paragraph-rsid="0048e47d" style:font-weight-asian="normal" style:font-weight-complex="normal"/>
    </style:style>
    <style:style style:name="P103" style:family="paragraph" style:parent-style-name="Standard">
      <style:text-properties fo:font-weight="normal" officeooo:rsid="004bc164" officeooo:paragraph-rsid="004bc164" style:font-weight-asian="normal" style:font-weight-complex="normal"/>
    </style:style>
    <style:style style:name="P104" style:family="paragraph" style:parent-style-name="Standard">
      <style:text-properties fo:font-weight="normal" officeooo:rsid="004c4790" officeooo:paragraph-rsid="004c4790" style:font-weight-asian="normal" style:font-weight-complex="normal"/>
    </style:style>
    <style:style style:name="P105" style:family="paragraph" style:parent-style-name="Standard">
      <style:text-properties fo:font-weight="normal" officeooo:rsid="004d0a90" officeooo:paragraph-rsid="004d0a90" style:font-weight-asian="normal" style:font-weight-complex="normal"/>
    </style:style>
    <style:style style:name="P106" style:family="paragraph" style:parent-style-name="Standard">
      <style:text-properties fo:font-weight="normal" officeooo:rsid="004e178f" officeooo:paragraph-rsid="004e178f" style:font-weight-asian="normal" style:font-weight-complex="normal"/>
    </style:style>
    <style:style style:name="P107" style:family="paragraph" style:parent-style-name="Standard">
      <style:text-properties fo:font-weight="normal" officeooo:rsid="004fdf79" officeooo:paragraph-rsid="004fdf79" style:font-weight-asian="normal" style:font-weight-complex="normal"/>
    </style:style>
    <style:style style:name="P108" style:family="paragraph" style:parent-style-name="Standard">
      <style:text-properties fo:font-weight="normal" officeooo:rsid="0051a887" officeooo:paragraph-rsid="0051a887" style:font-weight-asian="normal" style:font-weight-complex="normal"/>
    </style:style>
    <style:style style:name="P109" style:family="paragraph" style:parent-style-name="Standard">
      <style:text-properties fo:font-weight="normal" officeooo:rsid="0052e500" officeooo:paragraph-rsid="0052e500" style:font-weight-asian="normal" style:font-weight-complex="normal"/>
    </style:style>
    <style:style style:name="P110" style:family="paragraph" style:parent-style-name="Standard">
      <style:text-properties fo:font-weight="normal" officeooo:rsid="0053efc5" officeooo:paragraph-rsid="0053efc5" style:font-weight-asian="normal" style:font-weight-complex="normal"/>
    </style:style>
    <style:style style:name="P111" style:family="paragraph" style:parent-style-name="Standard">
      <style:text-properties fo:font-weight="normal" officeooo:rsid="0055775c" officeooo:paragraph-rsid="0055775c" style:font-weight-asian="normal" style:font-weight-complex="normal"/>
    </style:style>
    <style:style style:name="P112" style:family="paragraph" style:parent-style-name="Standard">
      <style:text-properties fo:font-weight="normal" officeooo:rsid="0057abaf" officeooo:paragraph-rsid="0057abaf" style:font-weight-asian="normal" style:font-weight-complex="normal"/>
    </style:style>
    <style:style style:name="P113" style:family="paragraph" style:parent-style-name="Standard">
      <style:text-properties fo:font-weight="normal" officeooo:rsid="0058ece6" officeooo:paragraph-rsid="0058ece6" style:font-weight-asian="normal" style:font-weight-complex="normal"/>
    </style:style>
    <style:style style:name="P114" style:family="paragraph" style:parent-style-name="Standard">
      <style:text-properties fo:font-weight="normal" officeooo:rsid="00593470" officeooo:paragraph-rsid="00593470" style:font-weight-asian="normal" style:font-weight-complex="normal"/>
    </style:style>
    <style:style style:name="P115" style:family="paragraph" style:parent-style-name="Standard">
      <style:text-properties fo:font-weight="normal" officeooo:rsid="0088768b" officeooo:paragraph-rsid="0088768b" style:font-weight-asian="normal" style:font-weight-complex="normal"/>
    </style:style>
    <style:style style:name="P116" style:family="paragraph" style:parent-style-name="Standard">
      <style:text-properties fo:font-weight="normal" officeooo:rsid="008b4917" officeooo:paragraph-rsid="008b4917" style:font-weight-asian="normal" style:font-weight-complex="normal"/>
    </style:style>
    <style:style style:name="P117" style:family="paragraph" style:parent-style-name="Standard">
      <style:text-properties fo:font-weight="normal" officeooo:rsid="009a5ef1" officeooo:paragraph-rsid="009a5ef1" style:font-weight-asian="normal" style:font-weight-complex="normal"/>
    </style:style>
    <style:style style:name="P118" style:family="paragraph" style:parent-style-name="Standard">
      <style:text-properties fo:font-weight="normal" officeooo:rsid="009c9abd" officeooo:paragraph-rsid="009c9abd" style:font-weight-asian="normal" style:font-weight-complex="normal"/>
    </style:style>
    <style:style style:name="P119" style:family="paragraph" style:parent-style-name="Standard">
      <style:text-properties fo:font-weight="normal" officeooo:rsid="00a1e4c8" officeooo:paragraph-rsid="00a1e4c8" style:font-weight-asian="normal" style:font-weight-complex="normal"/>
    </style:style>
    <style:style style:name="P120" style:family="paragraph" style:parent-style-name="Standard">
      <style:text-properties fo:font-weight="normal" officeooo:rsid="0092640b" officeooo:paragraph-rsid="00922c86" style:font-weight-asian="normal" style:font-weight-complex="normal"/>
    </style:style>
    <style:style style:name="P121" style:family="paragraph" style:parent-style-name="Standard">
      <style:text-properties fo:font-weight="normal" officeooo:rsid="00a41d75" officeooo:paragraph-rsid="00b1349d" style:font-weight-asian="normal" style:font-weight-complex="normal"/>
    </style:style>
    <style:style style:name="P122" style:family="paragraph" style:parent-style-name="Standard">
      <style:text-properties fo:font-weight="normal" officeooo:rsid="00a41d75" officeooo:paragraph-rsid="00e1cb47" style:font-weight-asian="normal" style:font-weight-complex="normal"/>
    </style:style>
    <style:style style:name="P123" style:family="paragraph" style:parent-style-name="Standard">
      <style:text-properties fo:font-weight="normal" officeooo:rsid="00a41d75" officeooo:paragraph-rsid="0101ff19" style:font-weight-asian="normal" style:font-weight-complex="normal"/>
    </style:style>
    <style:style style:name="P124" style:family="paragraph" style:parent-style-name="Standard">
      <style:text-properties fo:font-weight="normal" officeooo:rsid="00b87ee5" officeooo:paragraph-rsid="00b87ee5" style:font-weight-asian="normal" style:font-weight-complex="normal"/>
    </style:style>
    <style:style style:name="P125" style:family="paragraph" style:parent-style-name="Standard">
      <style:text-properties fo:font-weight="normal" officeooo:rsid="00b8a4cf" officeooo:paragraph-rsid="00b8a4cf" style:font-weight-asian="normal" style:font-weight-complex="normal"/>
    </style:style>
    <style:style style:name="P126" style:family="paragraph" style:parent-style-name="Standard">
      <style:text-properties fo:font-weight="normal" officeooo:rsid="00bb0910" officeooo:paragraph-rsid="00bb0910" style:font-weight-asian="normal" style:font-weight-complex="normal"/>
    </style:style>
    <style:style style:name="P127" style:family="paragraph" style:parent-style-name="Standard">
      <style:text-properties fo:font-weight="normal" officeooo:rsid="00ce792c" officeooo:paragraph-rsid="00ce792c" style:font-weight-asian="normal" style:font-weight-complex="normal"/>
    </style:style>
    <style:style style:name="P128" style:family="paragraph" style:parent-style-name="Standard">
      <style:text-properties fo:font-weight="normal" officeooo:rsid="00d22ac6" officeooo:paragraph-rsid="00d22ac6" style:font-weight-asian="normal" style:font-weight-complex="normal"/>
    </style:style>
    <style:style style:name="P129" style:family="paragraph" style:parent-style-name="Standard">
      <style:text-properties fo:font-weight="normal" officeooo:rsid="00d305b0" officeooo:paragraph-rsid="00d305b0" style:font-weight-asian="normal" style:font-weight-complex="normal"/>
    </style:style>
    <style:style style:name="P130" style:family="paragraph" style:parent-style-name="Standard">
      <style:text-properties fo:font-weight="normal" officeooo:rsid="0074e6f7" officeooo:paragraph-rsid="00a6e32f" style:font-weight-asian="normal" style:font-weight-complex="normal"/>
    </style:style>
    <style:style style:name="P131" style:family="paragraph" style:parent-style-name="Standard">
      <style:text-properties fo:font-weight="normal" officeooo:rsid="00d4ba39" officeooo:paragraph-rsid="00d4ba39" style:font-weight-asian="normal" style:font-weight-complex="normal"/>
    </style:style>
    <style:style style:name="P132" style:family="paragraph" style:parent-style-name="Standard">
      <style:text-properties fo:font-weight="normal" officeooo:rsid="00d79764" officeooo:paragraph-rsid="00d79764" style:font-weight-asian="normal" style:font-weight-complex="normal"/>
    </style:style>
    <style:style style:name="P133" style:family="paragraph" style:parent-style-name="Standard">
      <style:text-properties fo:font-weight="normal" officeooo:rsid="00d9f4d2" officeooo:paragraph-rsid="00d9f4d2" style:font-weight-asian="normal" style:font-weight-complex="normal"/>
    </style:style>
    <style:style style:name="P134" style:family="paragraph" style:parent-style-name="Standard">
      <style:text-properties fo:font-weight="normal" officeooo:rsid="00dbe50e" officeooo:paragraph-rsid="00dbe50e" style:font-weight-asian="normal" style:font-weight-complex="normal"/>
    </style:style>
    <style:style style:name="P135" style:family="paragraph" style:parent-style-name="Standard">
      <style:text-properties fo:font-weight="normal" officeooo:rsid="00dc1890" officeooo:paragraph-rsid="00dc1890" style:font-weight-asian="normal" style:font-weight-complex="normal"/>
    </style:style>
    <style:style style:name="P136" style:family="paragraph" style:parent-style-name="Standard">
      <style:text-properties fo:font-weight="normal" officeooo:rsid="00ddffa3" officeooo:paragraph-rsid="00ddffa3" style:font-weight-asian="normal" style:font-weight-complex="normal"/>
    </style:style>
    <style:style style:name="P137" style:family="paragraph" style:parent-style-name="Standard">
      <style:text-properties fo:font-weight="normal" officeooo:rsid="00df488c" officeooo:paragraph-rsid="00df488c" style:font-weight-asian="normal" style:font-weight-complex="normal"/>
    </style:style>
    <style:style style:name="P138" style:family="paragraph" style:parent-style-name="Standard">
      <style:text-properties fo:font-weight="normal" officeooo:rsid="00e132ae" officeooo:paragraph-rsid="00e132ae" style:font-weight-asian="normal" style:font-weight-complex="normal"/>
    </style:style>
    <style:style style:name="P139" style:family="paragraph" style:parent-style-name="Standard">
      <style:text-properties fo:font-weight="normal" officeooo:rsid="00e13b22" officeooo:paragraph-rsid="00e13b22" style:font-weight-asian="normal" style:font-weight-complex="normal"/>
    </style:style>
    <style:style style:name="P140" style:family="paragraph" style:parent-style-name="Standard">
      <style:text-properties fo:font-weight="normal" officeooo:rsid="00e2941b" officeooo:paragraph-rsid="00e2941b" style:font-weight-asian="normal" style:font-weight-complex="normal"/>
    </style:style>
    <style:style style:name="P141" style:family="paragraph" style:parent-style-name="Standard">
      <style:text-properties fo:font-weight="normal" officeooo:rsid="00e38904" officeooo:paragraph-rsid="00e38904" style:font-weight-asian="normal" style:font-weight-complex="normal"/>
    </style:style>
    <style:style style:name="P142" style:family="paragraph" style:parent-style-name="Standard">
      <style:text-properties fo:font-weight="normal" officeooo:rsid="00e491ec" officeooo:paragraph-rsid="00e491ec" style:font-weight-asian="normal" style:font-weight-complex="normal"/>
    </style:style>
    <style:style style:name="P143" style:family="paragraph" style:parent-style-name="Standard">
      <style:text-properties fo:font-weight="normal" officeooo:rsid="00eb267e" officeooo:paragraph-rsid="00eb267e" style:font-weight-asian="normal" style:font-weight-complex="normal"/>
    </style:style>
    <style:style style:name="P144" style:family="paragraph" style:parent-style-name="Standard">
      <style:text-properties fo:font-weight="normal" officeooo:rsid="00ebfffc" style:font-weight-asian="normal" style:font-weight-complex="normal"/>
    </style:style>
    <style:style style:name="P145" style:family="paragraph" style:parent-style-name="Standard">
      <style:text-properties fo:font-weight="normal" officeooo:rsid="00ebfffc" officeooo:paragraph-rsid="00ebfffc" style:font-weight-asian="normal" style:font-weight-complex="normal"/>
    </style:style>
    <style:style style:name="P146" style:family="paragraph" style:parent-style-name="Standard">
      <style:text-properties fo:font-weight="normal" officeooo:rsid="00ebfffc" officeooo:paragraph-rsid="00ef16d0" style:font-weight-asian="normal" style:font-weight-complex="normal"/>
    </style:style>
    <style:style style:name="P147" style:family="paragraph" style:parent-style-name="Standard">
      <style:text-properties fo:font-weight="normal" officeooo:rsid="00ebfffc" officeooo:paragraph-rsid="0101ff19" style:font-weight-asian="normal" style:font-weight-complex="normal"/>
    </style:style>
    <style:style style:name="P148" style:family="paragraph" style:parent-style-name="Standard">
      <style:text-properties fo:font-weight="normal" officeooo:rsid="00ed463d" officeooo:paragraph-rsid="00ed463d" style:font-weight-asian="normal" style:font-weight-complex="normal"/>
    </style:style>
    <style:style style:name="P149" style:family="paragraph" style:parent-style-name="Standard">
      <style:text-properties fo:font-weight="normal" officeooo:rsid="00f18cae" officeooo:paragraph-rsid="00f18cae" style:font-weight-asian="normal" style:font-weight-complex="normal"/>
    </style:style>
    <style:style style:name="P150" style:family="paragraph" style:parent-style-name="Standard">
      <style:text-properties fo:font-weight="normal" officeooo:rsid="00f19bd9" officeooo:paragraph-rsid="00f19bd9" style:font-weight-asian="normal" style:font-weight-complex="normal"/>
    </style:style>
    <style:style style:name="P151" style:family="paragraph" style:parent-style-name="Standard">
      <style:text-properties fo:font-weight="normal" officeooo:rsid="00f1b416" officeooo:paragraph-rsid="00f1b416" style:font-weight-asian="normal" style:font-weight-complex="normal"/>
    </style:style>
    <style:style style:name="P152" style:family="paragraph" style:parent-style-name="Standard">
      <style:text-properties fo:font-weight="normal" officeooo:rsid="00f6b85c" officeooo:paragraph-rsid="00f6b85c" style:font-weight-asian="normal" style:font-weight-complex="normal"/>
    </style:style>
    <style:style style:name="P153" style:family="paragraph" style:parent-style-name="Standard">
      <style:text-properties fo:font-weight="normal" officeooo:rsid="00fbfc76" officeooo:paragraph-rsid="00fbfc76" style:font-weight-asian="normal" style:font-weight-complex="normal"/>
    </style:style>
    <style:style style:name="P154" style:family="paragraph" style:parent-style-name="Standard">
      <style:text-properties fo:font-weight="normal" officeooo:rsid="00ef16d0" officeooo:paragraph-rsid="0101ff19" style:font-weight-asian="normal" style:font-weight-complex="normal"/>
    </style:style>
    <style:style style:name="P155" style:family="paragraph" style:parent-style-name="Standard">
      <style:text-properties fo:font-weight="normal" officeooo:rsid="01063c3e" officeooo:paragraph-rsid="01063c3e" style:font-weight-asian="normal" style:font-weight-complex="normal"/>
    </style:style>
    <style:style style:name="P156" style:family="paragraph" style:parent-style-name="Standard">
      <style:text-properties fo:font-weight="normal" officeooo:rsid="0106eb16" officeooo:paragraph-rsid="0106eb16" style:font-weight-asian="normal" style:font-weight-complex="normal"/>
    </style:style>
    <style:style style:name="P157" style:family="paragraph" style:parent-style-name="Standard">
      <style:text-properties fo:font-weight="normal" officeooo:rsid="010778cc" officeooo:paragraph-rsid="010778cc" style:font-weight-asian="normal" style:font-weight-complex="normal"/>
    </style:style>
    <style:style style:name="P158" style:family="paragraph" style:parent-style-name="Standard">
      <style:text-properties fo:font-weight="normal" officeooo:rsid="010985f6" officeooo:paragraph-rsid="010985f6" style:font-weight-asian="normal" style:font-weight-complex="normal"/>
    </style:style>
    <style:style style:name="P159" style:family="paragraph" style:parent-style-name="Standard">
      <style:text-properties fo:font-weight="normal" officeooo:rsid="010c34ea" officeooo:paragraph-rsid="010c34ea" style:font-weight-asian="normal" style:font-weight-complex="normal"/>
    </style:style>
    <style:style style:name="P160" style:family="paragraph" style:parent-style-name="Standard">
      <style:text-properties fo:font-weight="normal" officeooo:rsid="011115bc" officeooo:paragraph-rsid="0112e6a1" style:font-weight-asian="normal" style:font-weight-complex="normal"/>
    </style:style>
    <style:style style:name="P161" style:family="paragraph" style:parent-style-name="Standard">
      <style:text-properties fo:font-weight="normal" officeooo:rsid="0114e9c8" officeooo:paragraph-rsid="0114e9c8" style:font-weight-asian="normal" style:font-weight-complex="normal"/>
    </style:style>
    <style:style style:name="P162" style:family="paragraph" style:parent-style-name="Standard">
      <style:text-properties fo:font-weight="normal" officeooo:rsid="0117c8a0" officeooo:paragraph-rsid="0117c8a0" style:font-weight-asian="normal" style:font-weight-complex="normal"/>
    </style:style>
    <style:style style:name="P163" style:family="paragraph" style:parent-style-name="Standard">
      <style:text-properties fo:font-weight="normal" officeooo:rsid="0117c8a0" officeooo:paragraph-rsid="011b24c6" style:font-weight-asian="normal" style:font-weight-complex="normal"/>
    </style:style>
    <style:style style:name="P164" style:family="paragraph" style:parent-style-name="Standard">
      <style:text-properties fo:font-weight="normal" officeooo:rsid="011b24c6" officeooo:paragraph-rsid="011b24c6" style:font-weight-asian="normal" style:font-weight-complex="normal"/>
    </style:style>
    <style:style style:name="P165" style:family="paragraph" style:parent-style-name="Standard">
      <style:text-properties fo:font-weight="normal" officeooo:rsid="011e155d" officeooo:paragraph-rsid="011e155d" style:font-weight-asian="normal" style:font-weight-complex="normal"/>
    </style:style>
    <style:style style:name="P166" style:family="paragraph" style:parent-style-name="Standard">
      <style:text-properties fo:font-weight="normal" officeooo:rsid="011f64f1" officeooo:paragraph-rsid="011f64f1" style:font-weight-asian="normal" style:font-weight-complex="normal"/>
    </style:style>
    <style:style style:name="P167" style:family="paragraph" style:parent-style-name="Standard">
      <style:text-properties fo:font-weight="normal" officeooo:rsid="0120e717" officeooo:paragraph-rsid="0120e717" style:font-weight-asian="normal" style:font-weight-complex="normal"/>
    </style:style>
    <style:style style:name="P168" style:family="paragraph" style:parent-style-name="Standard">
      <style:text-properties fo:font-weight="normal" officeooo:rsid="0121dc0d" officeooo:paragraph-rsid="0121dc0d" style:font-weight-asian="normal" style:font-weight-complex="normal"/>
    </style:style>
    <style:style style:name="P169" style:family="paragraph" style:parent-style-name="Standard">
      <style:text-properties fo:font-weight="normal" officeooo:rsid="01248a65" officeooo:paragraph-rsid="01248a65" style:font-weight-asian="normal" style:font-weight-complex="normal"/>
    </style:style>
    <style:style style:name="P170" style:family="paragraph" style:parent-style-name="Standard">
      <style:text-properties fo:font-weight="normal" officeooo:rsid="0124df5a" officeooo:paragraph-rsid="0124df5a" style:font-weight-asian="normal" style:font-weight-complex="normal"/>
    </style:style>
    <style:style style:name="P171" style:family="paragraph" style:parent-style-name="Standard">
      <style:text-properties fo:font-weight="normal" officeooo:rsid="012dc269" officeooo:paragraph-rsid="012dc269" style:font-weight-asian="normal" style:font-weight-complex="normal"/>
    </style:style>
    <style:style style:name="P172" style:family="paragraph" style:parent-style-name="Standard">
      <style:text-properties fo:font-weight="normal" officeooo:rsid="0115eac8" officeooo:paragraph-rsid="00ebfffc" style:font-weight-asian="normal" style:font-weight-complex="normal"/>
    </style:style>
    <style:style style:name="P173" style:family="paragraph" style:parent-style-name="Standard">
      <style:text-properties fo:font-weight="normal" officeooo:rsid="0123a9b9" officeooo:paragraph-rsid="00ebfffc" style:font-weight-asian="normal" style:font-weight-complex="normal"/>
    </style:style>
    <style:style style:name="P174" style:family="paragraph" style:parent-style-name="Standard">
      <style:text-properties fo:font-weight="normal" officeooo:rsid="014874ad" officeooo:paragraph-rsid="014874ad" style:font-weight-asian="normal" style:font-weight-complex="normal"/>
    </style:style>
    <style:style style:name="P175" style:family="paragraph" style:parent-style-name="Standard">
      <style:text-properties fo:font-weight="normal" officeooo:rsid="014c9a14" officeooo:paragraph-rsid="014c9a14" style:font-weight-asian="normal" style:font-weight-complex="normal"/>
    </style:style>
    <style:style style:name="P176" style:family="paragraph" style:parent-style-name="Standard">
      <style:text-properties fo:font-weight="normal" officeooo:rsid="014d07e8" officeooo:paragraph-rsid="014d07e8" style:font-weight-asian="normal" style:font-weight-complex="normal"/>
    </style:style>
    <style:style style:name="P177" style:family="paragraph" style:parent-style-name="Standard">
      <style:text-properties fo:font-weight="normal" officeooo:rsid="014ea3f3" officeooo:paragraph-rsid="014ea3f3" style:font-weight-asian="normal" style:font-weight-complex="normal"/>
    </style:style>
    <style:style style:name="P178" style:family="paragraph" style:parent-style-name="Standard">
      <style:text-properties fo:font-weight="normal" officeooo:rsid="0154e5d3" officeooo:paragraph-rsid="0154e5d3" style:font-weight-asian="normal" style:font-weight-complex="normal"/>
    </style:style>
    <style:style style:name="P179" style:family="paragraph" style:parent-style-name="Standard">
      <style:text-properties fo:font-weight="normal" officeooo:rsid="0156757b" officeooo:paragraph-rsid="0156757b" style:font-weight-asian="normal" style:font-weight-complex="normal"/>
    </style:style>
    <style:style style:name="P180" style:family="paragraph" style:parent-style-name="Standard">
      <style:text-properties fo:font-weight="normal" officeooo:rsid="015bd2aa" officeooo:paragraph-rsid="015bd2aa" style:font-weight-asian="normal" style:font-weight-complex="normal"/>
    </style:style>
    <style:style style:name="P181" style:family="paragraph" style:parent-style-name="Standard">
      <style:text-properties fo:font-weight="normal" officeooo:rsid="015feef6" officeooo:paragraph-rsid="0161d8b4" style:font-weight-asian="normal" style:font-weight-complex="normal"/>
    </style:style>
    <style:style style:name="P182" style:family="paragraph" style:parent-style-name="Standard">
      <style:text-properties fo:font-weight="normal" officeooo:rsid="01637a77" officeooo:paragraph-rsid="01637a77" style:font-weight-asian="normal" style:font-weight-complex="normal"/>
    </style:style>
    <style:style style:name="P183" style:family="paragraph" style:parent-style-name="Standard">
      <style:text-properties fo:font-weight="normal" officeooo:rsid="0163f680" officeooo:paragraph-rsid="016a3004" style:font-weight-asian="normal" style:font-weight-complex="normal"/>
    </style:style>
    <style:style style:name="P184" style:family="paragraph" style:parent-style-name="Standard">
      <style:text-properties fo:font-weight="normal" officeooo:rsid="016662e8" officeooo:paragraph-rsid="01677783" style:font-weight-asian="normal" style:font-weight-complex="normal"/>
    </style:style>
    <style:style style:name="P185" style:family="paragraph" style:parent-style-name="Standard">
      <style:text-properties fo:font-weight="normal" officeooo:rsid="016662e8" officeooo:paragraph-rsid="016a3004" style:font-weight-asian="normal" style:font-weight-complex="normal"/>
    </style:style>
    <style:style style:name="P186" style:family="paragraph" style:parent-style-name="Standard">
      <style:text-properties fo:font-weight="normal" officeooo:rsid="0168a1fb" officeooo:paragraph-rsid="0168a1fb" style:font-weight-asian="normal" style:font-weight-complex="normal"/>
    </style:style>
    <style:style style:name="P187" style:family="paragraph" style:parent-style-name="Standard">
      <style:text-properties fo:font-weight="normal" officeooo:rsid="016ab943" officeooo:paragraph-rsid="016ab943" style:font-weight-asian="normal" style:font-weight-complex="normal"/>
    </style:style>
    <style:style style:name="P188" style:family="paragraph" style:parent-style-name="Standard">
      <style:text-properties fo:font-weight="normal" officeooo:rsid="016dc5d7" officeooo:paragraph-rsid="016dc5d7" style:font-weight-asian="normal" style:font-weight-complex="normal"/>
    </style:style>
    <style:style style:name="P189" style:family="paragraph" style:parent-style-name="Standard">
      <style:text-properties fo:font-weight="normal" officeooo:rsid="016dc5d7" officeooo:paragraph-rsid="01731f85" style:font-weight-asian="normal" style:font-weight-complex="normal"/>
    </style:style>
    <style:style style:name="P190" style:family="paragraph" style:parent-style-name="Standard">
      <style:text-properties fo:font-weight="normal" officeooo:rsid="016dc9ff" officeooo:paragraph-rsid="016dc9ff" style:font-weight-asian="normal" style:font-weight-complex="normal"/>
    </style:style>
    <style:style style:name="P191" style:family="paragraph" style:parent-style-name="Standard">
      <style:text-properties fo:font-weight="normal" officeooo:rsid="01702fbd" officeooo:paragraph-rsid="0124df5a" style:font-weight-asian="normal" style:font-weight-complex="normal"/>
    </style:style>
    <style:style style:name="P192" style:family="paragraph" style:parent-style-name="Standard">
      <style:text-properties fo:font-weight="normal" officeooo:rsid="01702fbd" officeooo:paragraph-rsid="01a14e6d" style:font-weight-asian="normal" style:font-weight-complex="normal"/>
    </style:style>
    <style:style style:name="P193" style:family="paragraph" style:parent-style-name="Standard">
      <style:text-properties fo:font-weight="normal" officeooo:rsid="01702fbd" officeooo:paragraph-rsid="01fa0d00" style:font-weight-asian="normal" style:font-weight-complex="normal"/>
    </style:style>
    <style:style style:name="P194" style:family="paragraph" style:parent-style-name="Standard">
      <style:text-properties fo:font-weight="normal" officeooo:rsid="01702fbd" officeooo:paragraph-rsid="02087530" style:font-weight-asian="normal" style:font-weight-complex="normal"/>
    </style:style>
    <style:style style:name="P195" style:family="paragraph" style:parent-style-name="Standard">
      <style:text-properties fo:font-weight="normal" officeooo:rsid="0174f7cf" officeooo:paragraph-rsid="0174f7cf" style:font-weight-asian="normal" style:font-weight-complex="normal"/>
    </style:style>
    <style:style style:name="P196" style:family="paragraph" style:parent-style-name="Standard">
      <style:text-properties fo:font-weight="normal" officeooo:rsid="0176a6c1" officeooo:paragraph-rsid="0177a4ad" style:font-weight-asian="normal" style:font-weight-complex="normal"/>
    </style:style>
    <style:style style:name="P197" style:family="paragraph" style:parent-style-name="Standard">
      <style:text-properties fo:font-weight="normal" officeooo:rsid="017bb7f4" officeooo:paragraph-rsid="017bb7f4" style:font-weight-asian="normal" style:font-weight-complex="normal"/>
    </style:style>
    <style:style style:name="P198" style:family="paragraph" style:parent-style-name="Standard">
      <style:text-properties fo:font-weight="normal" officeooo:rsid="0187313f" officeooo:paragraph-rsid="0184023d" style:font-weight-asian="normal" style:font-weight-complex="normal"/>
    </style:style>
    <style:style style:name="P199" style:family="paragraph" style:parent-style-name="Standard">
      <style:text-properties fo:font-weight="normal" officeooo:rsid="0187313f" officeooo:paragraph-rsid="0124df5a" style:font-weight-asian="normal" style:font-weight-complex="normal"/>
    </style:style>
    <style:style style:name="P200" style:family="paragraph" style:parent-style-name="Standard">
      <style:text-properties fo:font-weight="normal" officeooo:rsid="018c5a79" officeooo:paragraph-rsid="018c5a79" style:font-weight-asian="normal" style:font-weight-complex="normal"/>
    </style:style>
    <style:style style:name="P201" style:family="paragraph" style:parent-style-name="Standard">
      <style:text-properties fo:font-weight="normal" officeooo:rsid="0191a51c" officeooo:paragraph-rsid="0191a51c" style:font-weight-asian="normal" style:font-weight-complex="normal"/>
    </style:style>
    <style:style style:name="P202" style:family="paragraph" style:parent-style-name="Standard">
      <style:text-properties fo:font-weight="normal" officeooo:rsid="0194b162" officeooo:paragraph-rsid="0194b162" style:font-weight-asian="normal" style:font-weight-complex="normal"/>
    </style:style>
    <style:style style:name="P203" style:family="paragraph" style:parent-style-name="Standard">
      <style:text-properties fo:font-weight="normal" officeooo:rsid="019856a3" officeooo:paragraph-rsid="019856a3" style:font-weight-asian="normal" style:font-weight-complex="normal"/>
    </style:style>
    <style:style style:name="P204" style:family="paragraph" style:parent-style-name="Standard">
      <style:text-properties fo:font-weight="normal" officeooo:rsid="0198a1db" officeooo:paragraph-rsid="0198a1db" style:font-weight-asian="normal" style:font-weight-complex="normal"/>
    </style:style>
    <style:style style:name="P205" style:family="paragraph" style:parent-style-name="Standard">
      <style:text-properties fo:font-weight="normal" officeooo:rsid="0198b950" officeooo:paragraph-rsid="0198b950" style:font-weight-asian="normal" style:font-weight-complex="normal"/>
    </style:style>
    <style:style style:name="P206" style:family="paragraph" style:parent-style-name="Standard">
      <style:text-properties fo:font-weight="normal" officeooo:rsid="01996738" officeooo:paragraph-rsid="01996738" style:font-weight-asian="normal" style:font-weight-complex="normal"/>
    </style:style>
    <style:style style:name="P207" style:family="paragraph" style:parent-style-name="Standard">
      <style:text-properties fo:font-weight="normal" officeooo:rsid="019ca404" officeooo:paragraph-rsid="019ca404" style:font-weight-asian="normal" style:font-weight-complex="normal"/>
    </style:style>
    <style:style style:name="P208" style:family="paragraph" style:parent-style-name="Standard">
      <style:text-properties fo:font-weight="normal" officeooo:rsid="019e9ffd" officeooo:paragraph-rsid="019e9ffd" style:font-weight-asian="normal" style:font-weight-complex="normal"/>
    </style:style>
    <style:style style:name="P209" style:family="paragraph" style:parent-style-name="Standard">
      <style:text-properties fo:font-weight="normal" officeooo:rsid="019fc507" officeooo:paragraph-rsid="019fc507" style:font-weight-asian="normal" style:font-weight-complex="normal"/>
    </style:style>
    <style:style style:name="P210" style:family="paragraph" style:parent-style-name="Standard">
      <style:text-properties fo:font-weight="normal" officeooo:rsid="019ff157" officeooo:paragraph-rsid="019ff157" style:font-weight-asian="normal" style:font-weight-complex="normal"/>
    </style:style>
    <style:style style:name="P211" style:family="paragraph" style:parent-style-name="Standard">
      <style:text-properties fo:font-weight="normal" officeooo:rsid="01a31838" officeooo:paragraph-rsid="01a31838" style:font-weight-asian="normal" style:font-weight-complex="normal"/>
    </style:style>
    <style:style style:name="P212" style:family="paragraph" style:parent-style-name="Standard">
      <style:text-properties fo:font-weight="normal" officeooo:rsid="01a31838" officeooo:paragraph-rsid="01a541ba" style:font-weight-asian="normal" style:font-weight-complex="normal"/>
    </style:style>
    <style:style style:name="P213" style:family="paragraph" style:parent-style-name="Standard">
      <style:text-properties fo:font-weight="normal" officeooo:rsid="01acc8e7" officeooo:paragraph-rsid="01acc8e7" style:font-weight-asian="normal" style:font-weight-complex="normal"/>
    </style:style>
    <style:style style:name="P214" style:family="paragraph" style:parent-style-name="Standard">
      <style:text-properties fo:font-weight="normal" officeooo:rsid="01ae9bc9" officeooo:paragraph-rsid="01ae9bc9" style:font-weight-asian="normal" style:font-weight-complex="normal"/>
    </style:style>
    <style:style style:name="P215" style:family="paragraph" style:parent-style-name="Standard">
      <style:text-properties fo:font-weight="normal" officeooo:rsid="01b4fd53" officeooo:paragraph-rsid="01b4fd53" style:font-weight-asian="normal" style:font-weight-complex="normal"/>
    </style:style>
    <style:style style:name="P216" style:family="paragraph" style:parent-style-name="Standard">
      <style:text-properties fo:font-weight="normal" officeooo:rsid="01b6825a" officeooo:paragraph-rsid="01b6825a" style:font-weight-asian="normal" style:font-weight-complex="normal"/>
    </style:style>
    <style:style style:name="P217" style:family="paragraph" style:parent-style-name="Standard">
      <style:text-properties fo:font-weight="normal" officeooo:rsid="01b9fd07" officeooo:paragraph-rsid="0124df5a" style:font-weight-asian="normal" style:font-weight-complex="normal"/>
    </style:style>
    <style:style style:name="P218" style:family="paragraph" style:parent-style-name="Standard">
      <style:text-properties fo:font-weight="normal" officeooo:rsid="01b9fd07" officeooo:paragraph-rsid="01ba23b4" style:font-weight-asian="normal" style:font-weight-complex="normal"/>
    </style:style>
    <style:style style:name="P219" style:family="paragraph" style:parent-style-name="Standard">
      <style:text-properties fo:font-weight="normal" officeooo:rsid="01bc7bae" officeooo:paragraph-rsid="01bc7bae" style:font-weight-asian="normal" style:font-weight-complex="normal"/>
    </style:style>
    <style:style style:name="P220" style:family="paragraph" style:parent-style-name="Standard">
      <style:text-properties fo:font-weight="normal" officeooo:rsid="01be44fc" officeooo:paragraph-rsid="01be44fc" style:font-weight-asian="normal" style:font-weight-complex="normal"/>
    </style:style>
    <style:style style:name="P221" style:family="paragraph" style:parent-style-name="Standard">
      <style:text-properties fo:font-weight="normal" officeooo:rsid="01be44fc" officeooo:paragraph-rsid="01bc7bae" style:font-weight-asian="normal" style:font-weight-complex="normal"/>
    </style:style>
    <style:style style:name="P222" style:family="paragraph" style:parent-style-name="Standard">
      <style:text-properties fo:font-weight="normal" officeooo:rsid="01c106f9" officeooo:paragraph-rsid="01c106f9" style:font-weight-asian="normal" style:font-weight-complex="normal"/>
    </style:style>
    <style:style style:name="P223" style:family="paragraph" style:parent-style-name="Standard">
      <style:text-properties fo:font-weight="normal" officeooo:rsid="01c28ea9" officeooo:paragraph-rsid="01c28ea9" style:font-weight-asian="normal" style:font-weight-complex="normal"/>
    </style:style>
    <style:style style:name="P224" style:family="paragraph" style:parent-style-name="Standard">
      <style:text-properties fo:font-weight="normal" officeooo:rsid="01c9299a" officeooo:paragraph-rsid="01c9299a" style:font-weight-asian="normal" style:font-weight-complex="normal"/>
    </style:style>
    <style:style style:name="P225" style:family="paragraph" style:parent-style-name="Standard">
      <style:text-properties fo:font-weight="normal" officeooo:rsid="01c9b1d0" officeooo:paragraph-rsid="01c9b1d0" style:font-weight-asian="normal" style:font-weight-complex="normal"/>
    </style:style>
    <style:style style:name="P226" style:family="paragraph" style:parent-style-name="Standard">
      <style:text-properties fo:font-weight="normal" officeooo:rsid="01c9d36a" officeooo:paragraph-rsid="01c9d36a" style:font-weight-asian="normal" style:font-weight-complex="normal"/>
    </style:style>
    <style:style style:name="P227" style:family="paragraph" style:parent-style-name="Standard">
      <style:text-properties fo:font-weight="normal" officeooo:rsid="01ca30d9" officeooo:paragraph-rsid="01ca30d9" style:font-weight-asian="normal" style:font-weight-complex="normal"/>
    </style:style>
    <style:style style:name="P228" style:family="paragraph" style:parent-style-name="Standard">
      <style:text-properties fo:font-weight="normal" officeooo:rsid="01ce92fb" officeooo:paragraph-rsid="01ce92fb" style:font-weight-asian="normal" style:font-weight-complex="normal"/>
    </style:style>
    <style:style style:name="P229" style:family="paragraph" style:parent-style-name="Standard">
      <style:text-properties fo:font-weight="normal" officeooo:rsid="01cf947a" officeooo:paragraph-rsid="01cf947a" style:font-weight-asian="normal" style:font-weight-complex="normal"/>
    </style:style>
    <style:style style:name="P230" style:family="paragraph" style:parent-style-name="Standard">
      <style:text-properties fo:font-weight="normal" officeooo:rsid="01d1c625" officeooo:paragraph-rsid="01d1c625" style:font-weight-asian="normal" style:font-weight-complex="normal"/>
    </style:style>
    <style:style style:name="P231" style:family="paragraph" style:parent-style-name="Standard">
      <style:text-properties fo:font-weight="normal" officeooo:rsid="01d28684" officeooo:paragraph-rsid="01d28684" style:font-weight-asian="normal" style:font-weight-complex="normal"/>
    </style:style>
    <style:style style:name="P232" style:family="paragraph" style:parent-style-name="Standard">
      <style:text-properties fo:font-weight="normal" officeooo:rsid="01a78306" officeooo:paragraph-rsid="01a78306" style:font-weight-asian="normal" style:font-weight-complex="normal"/>
    </style:style>
    <style:style style:name="P233" style:family="paragraph" style:parent-style-name="Standard">
      <style:text-properties fo:font-weight="normal" officeooo:rsid="01a94a3d" officeooo:paragraph-rsid="01a94a3d" style:font-weight-asian="normal" style:font-weight-complex="normal"/>
    </style:style>
    <style:style style:name="P234" style:family="paragraph" style:parent-style-name="Standard">
      <style:text-properties fo:font-weight="normal" officeooo:rsid="01aafb2f" officeooo:paragraph-rsid="01aafb2f" style:font-weight-asian="normal" style:font-weight-complex="normal"/>
    </style:style>
    <style:style style:name="P235" style:family="paragraph" style:parent-style-name="Standard">
      <style:text-properties fo:font-weight="normal" officeooo:rsid="01d534c2" officeooo:paragraph-rsid="01d534c2" style:font-weight-asian="normal" style:font-weight-complex="normal"/>
    </style:style>
    <style:style style:name="P236" style:family="paragraph" style:parent-style-name="Standard">
      <style:text-properties fo:font-weight="normal" officeooo:rsid="01d66c87" officeooo:paragraph-rsid="01d66c87" style:font-weight-asian="normal" style:font-weight-complex="normal"/>
    </style:style>
    <style:style style:name="P237" style:family="paragraph" style:parent-style-name="Standard">
      <style:text-properties fo:font-weight="normal" officeooo:rsid="01d6b0a3" officeooo:paragraph-rsid="01d6b0a3" style:font-weight-asian="normal" style:font-weight-complex="normal"/>
    </style:style>
    <style:style style:name="P238" style:family="paragraph" style:parent-style-name="Standard">
      <style:text-properties fo:font-weight="normal" officeooo:rsid="01dca8bc" officeooo:paragraph-rsid="01dca8bc" style:font-weight-asian="normal" style:font-weight-complex="normal"/>
    </style:style>
    <style:style style:name="P239" style:family="paragraph" style:parent-style-name="Standard">
      <style:text-properties fo:font-weight="normal" officeooo:rsid="01e98a48" officeooo:paragraph-rsid="01e98a48" style:font-weight-asian="normal" style:font-weight-complex="normal"/>
    </style:style>
    <style:style style:name="P240" style:family="paragraph" style:parent-style-name="Standard">
      <style:text-properties fo:font-weight="normal" officeooo:rsid="01ecaab3" officeooo:paragraph-rsid="01ecaab3" style:font-weight-asian="normal" style:font-weight-complex="normal"/>
    </style:style>
    <style:style style:name="P241" style:family="paragraph" style:parent-style-name="Standard">
      <style:text-properties fo:font-weight="normal" officeooo:rsid="01f3facb" officeooo:paragraph-rsid="01f3facb" style:font-weight-asian="normal" style:font-weight-complex="normal"/>
    </style:style>
    <style:style style:name="P242" style:family="paragraph" style:parent-style-name="Standard">
      <style:text-properties fo:font-weight="normal" officeooo:rsid="01f57479" officeooo:paragraph-rsid="01f57479" style:font-weight-asian="normal" style:font-weight-complex="normal"/>
    </style:style>
    <style:style style:name="P243" style:family="paragraph" style:parent-style-name="Standard">
      <style:text-properties fo:font-weight="normal" officeooo:rsid="01f6959f" officeooo:paragraph-rsid="01f6959f" style:font-weight-asian="normal" style:font-weight-complex="normal"/>
    </style:style>
    <style:style style:name="P244" style:family="paragraph" style:parent-style-name="Standard">
      <style:text-properties fo:font-weight="normal" officeooo:rsid="01f72f34" officeooo:paragraph-rsid="01f72f34" style:font-weight-asian="normal" style:font-weight-complex="normal"/>
    </style:style>
    <style:style style:name="P245" style:family="paragraph" style:parent-style-name="Standard">
      <style:text-properties fo:font-weight="normal" officeooo:rsid="01f7b508" officeooo:paragraph-rsid="01f7b508" style:font-weight-asian="normal" style:font-weight-complex="normal"/>
    </style:style>
    <style:style style:name="P246" style:family="paragraph" style:parent-style-name="Standard">
      <style:text-properties fo:font-weight="normal" officeooo:rsid="01f87557" officeooo:paragraph-rsid="01f87557" style:font-weight-asian="normal" style:font-weight-complex="normal"/>
    </style:style>
    <style:style style:name="P247" style:family="paragraph" style:parent-style-name="Standard">
      <style:text-properties fo:font-weight="normal" officeooo:rsid="01fa0d00" officeooo:paragraph-rsid="01fa0d00" style:font-weight-asian="normal" style:font-weight-complex="normal"/>
    </style:style>
    <style:style style:name="P248" style:family="paragraph" style:parent-style-name="Standard">
      <style:text-properties fo:font-weight="normal" officeooo:rsid="01fcdc37" officeooo:paragraph-rsid="01fcdc37" style:font-weight-asian="normal" style:font-weight-complex="normal"/>
    </style:style>
    <style:style style:name="P249" style:family="paragraph" style:parent-style-name="Standard">
      <style:text-properties fo:font-weight="normal" officeooo:rsid="01ff4651" officeooo:paragraph-rsid="01ff4651" style:font-weight-asian="normal" style:font-weight-complex="normal"/>
    </style:style>
    <style:style style:name="P250" style:family="paragraph" style:parent-style-name="Standard">
      <style:text-properties fo:font-weight="normal" officeooo:rsid="0202ae4c" officeooo:paragraph-rsid="0202ae4c" style:font-weight-asian="normal" style:font-weight-complex="normal"/>
    </style:style>
    <style:style style:name="P251" style:family="paragraph" style:parent-style-name="Standard">
      <style:text-properties fo:font-weight="normal" officeooo:rsid="01d70926" officeooo:paragraph-rsid="01d70926" style:font-weight-asian="normal" style:font-weight-complex="normal"/>
    </style:style>
    <style:style style:name="P252" style:family="paragraph" style:parent-style-name="Standard">
      <style:text-properties fo:font-weight="normal" officeooo:rsid="01fd4d0f" officeooo:paragraph-rsid="01fd4d0f" style:font-weight-asian="normal" style:font-weight-complex="normal"/>
    </style:style>
    <style:style style:name="P253" style:family="paragraph" style:parent-style-name="Standard">
      <style:text-properties fo:font-weight="normal" officeooo:rsid="0203a27b" officeooo:paragraph-rsid="0203a27b" style:font-weight-asian="normal" style:font-weight-complex="normal"/>
    </style:style>
    <style:style style:name="P254" style:family="paragraph" style:parent-style-name="Standard">
      <style:text-properties fo:font-weight="normal" officeooo:rsid="02057e2f" officeooo:paragraph-rsid="02057e2f" style:font-weight-asian="normal" style:font-weight-complex="normal"/>
    </style:style>
    <style:style style:name="P255" style:family="paragraph" style:parent-style-name="Standard">
      <style:text-properties fo:font-weight="normal" officeooo:rsid="02069b41" officeooo:paragraph-rsid="02069b41" style:font-weight-asian="normal" style:font-weight-complex="normal"/>
    </style:style>
    <style:style style:name="P256" style:family="paragraph" style:parent-style-name="Standard">
      <style:text-properties fo:font-weight="normal" officeooo:rsid="02087530" officeooo:paragraph-rsid="02087530" style:font-weight-asian="normal" style:font-weight-complex="normal"/>
    </style:style>
    <style:style style:name="P257" style:family="paragraph" style:parent-style-name="Standard">
      <style:text-properties fo:font-weight="normal" officeooo:rsid="004c4790" officeooo:paragraph-rsid="004c4790" fo:background-color="#fff200" style:font-weight-asian="normal" style:font-weight-complex="normal"/>
    </style:style>
    <style:style style:name="P258" style:family="paragraph" style:parent-style-name="Standard">
      <style:text-properties fo:font-weight="normal" officeooo:rsid="00593470" officeooo:paragraph-rsid="00593470" fo:background-color="#fff200" style:font-weight-asian="normal" style:font-weight-complex="normal"/>
    </style:style>
    <style:style style:name="P259" style:family="paragraph" style:parent-style-name="Standard">
      <style:text-properties fo:font-weight="normal" officeooo:rsid="008bafff" officeooo:paragraph-rsid="008bafff" fo:background-color="#fff200" style:font-weight-asian="normal" style:font-weight-complex="normal"/>
    </style:style>
    <style:style style:name="P260" style:family="paragraph" style:parent-style-name="Standard">
      <style:text-properties officeooo:rsid="002f78f0" officeooo:paragraph-rsid="002f78f0"/>
    </style:style>
    <style:style style:name="P26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6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6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6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6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6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6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6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6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7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7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7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73" style:family="paragraph" style:parent-style-name="Standard">
      <style:text-properties officeooo:rsid="003d9ba9" officeooo:paragraph-rsid="003d9ba9"/>
    </style:style>
    <style:style style:name="P274" style:family="paragraph" style:parent-style-name="Standard">
      <style:text-properties officeooo:rsid="003f8704" officeooo:paragraph-rsid="003f8704"/>
    </style:style>
    <style:style style:name="P275" style:family="paragraph" style:parent-style-name="Standard">
      <style:text-properties officeooo:paragraph-rsid="0040946c"/>
    </style:style>
    <style:style style:name="P276" style:family="paragraph" style:parent-style-name="Standard">
      <style:text-properties style:text-underline-style="none" fo:font-weight="normal" officeooo:rsid="006353b3" officeooo:paragraph-rsid="006353b3" style:font-weight-asian="normal" style:font-weight-complex="normal"/>
    </style:style>
    <style:style style:name="P277" style:family="paragraph" style:parent-style-name="Standard">
      <style:text-properties style:text-underline-style="none" fo:font-weight="normal" officeooo:rsid="01be44fc" officeooo:paragraph-rsid="01be44fc" style:font-weight-asian="normal" style:font-weight-complex="normal"/>
    </style:style>
    <style:style style:name="P278" style:family="paragraph" style:parent-style-name="Standard">
      <style:text-properties style:text-underline-style="none" fo:font-weight="normal" officeooo:rsid="01b1a32d" officeooo:paragraph-rsid="01b1a32d" style:font-weight-asian="normal" style:font-weight-complex="normal"/>
    </style:style>
    <style:style style:name="P279" style:family="paragraph" style:parent-style-name="Standard">
      <style:text-properties style:text-underline-style="none" fo:font-weight="bold" officeooo:rsid="00636039" officeooo:paragraph-rsid="00636039" style:font-weight-asian="bold" style:font-weight-complex="bold"/>
    </style:style>
    <style:style style:name="P280" style:family="paragraph" style:parent-style-name="Standard">
      <style:text-properties style:text-underline-style="none" fo:font-weight="bold" officeooo:rsid="00faf679" officeooo:paragraph-rsid="00faf679" style:font-weight-asian="bold" style:font-weight-complex="bold"/>
    </style:style>
    <style:style style:name="P281" style:family="paragraph" style:parent-style-name="Standard">
      <style:text-properties style:text-underline-style="none" fo:font-weight="bold" officeooo:rsid="01ca30d9" officeooo:paragraph-rsid="01ca30d9" style:font-weight-asian="bold" style:font-weight-complex="bold"/>
    </style:style>
    <style:style style:name="P282" style:family="paragraph" style:parent-style-name="Standard">
      <style:text-properties style:text-underline-style="none" fo:font-weight="bold" officeooo:rsid="01b2fe68" officeooo:paragraph-rsid="01b2fe68" style:font-weight-asian="bold" style:font-weight-complex="bold"/>
    </style:style>
    <style:style style:name="P28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285" style:family="paragraph" style:parent-style-name="Standard">
      <style:text-properties officeooo:paragraph-rsid="0124df5a"/>
    </style:style>
    <style:style style:name="P286" style:family="paragraph" style:parent-style-name="Standard">
      <style:text-properties officeooo:paragraph-rsid="01bc7bae"/>
    </style:style>
    <style:style style:name="P287" style:family="paragraph" style:parent-style-name="Standard">
      <style:text-properties officeooo:rsid="01c6279d" officeooo:paragraph-rsid="01c6279d"/>
    </style:style>
    <style:style style:name="P288" style:family="paragraph" style:parent-style-name="Standard">
      <style:text-properties officeooo:paragraph-rsid="021899b2"/>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24" style:family="paragraph" style:parent-style-name="Standard" style:list-style-name="L1">
      <style:text-properties officeooo:rsid="000bff9b" officeooo:paragraph-rsid="000bff9b"/>
    </style:style>
    <style:style style:name="P325" style:family="paragraph" style:parent-style-name="Standard" style:list-style-name="L1">
      <style:text-properties officeooo:rsid="000da638" officeooo:paragraph-rsid="000da638"/>
    </style:style>
    <style:style style:name="P326" style:family="paragraph" style:parent-style-name="Standard" style:list-style-name="L2">
      <style:text-properties officeooo:rsid="0014f28d" officeooo:paragraph-rsid="0014f28d"/>
    </style:style>
    <style:style style:name="P327" style:family="paragraph" style:parent-style-name="Standard" style:list-style-name="L2">
      <style:text-properties officeooo:rsid="00178c22" officeooo:paragraph-rsid="00178c22"/>
    </style:style>
    <style:style style:name="P328" style:family="paragraph" style:parent-style-name="Standard" style:list-style-name="L2">
      <style:text-properties officeooo:rsid="001a2687" officeooo:paragraph-rsid="001a2687"/>
    </style:style>
    <style:style style:name="P329" style:family="paragraph" style:parent-style-name="Standard" style:list-style-name="L3">
      <style:text-properties fo:font-weight="bold" officeooo:rsid="001ca469" officeooo:paragraph-rsid="001ca469" style:font-weight-asian="bold" style:font-weight-complex="bold"/>
    </style:style>
    <style:style style:name="P330" style:family="paragraph" style:parent-style-name="Standard" style:list-style-name="L4">
      <style:text-properties fo:font-weight="bold" officeooo:rsid="002bd8ae" officeooo:paragraph-rsid="002f78f0" style:font-weight-asian="bold" style:font-weight-complex="bold"/>
    </style:style>
    <style:style style:name="P331" style:family="paragraph" style:parent-style-name="Standard" style:list-style-name="L4">
      <style:text-properties fo:font-weight="bold" officeooo:rsid="0033328a" officeooo:paragraph-rsid="0033328a" style:font-weight-asian="bold" style:font-weight-complex="bold"/>
    </style:style>
    <style:style style:name="P332" style:family="paragraph" style:parent-style-name="Standard" style:list-style-name="L9">
      <style:text-properties fo:font-weight="bold" officeooo:rsid="0074e6f7" officeooo:paragraph-rsid="0076b20d" style:font-weight-asian="bold" style:font-weight-complex="bold"/>
    </style:style>
    <style:style style:name="P333" style:family="paragraph" style:parent-style-name="Standard" style:list-style-name="L9">
      <style:text-properties fo:font-weight="bold" officeooo:rsid="0074e6f7" officeooo:paragraph-rsid="00a6e32f" style:font-weight-asian="bold" style:font-weight-complex="bold"/>
    </style:style>
    <style:style style:name="P334" style:family="paragraph" style:parent-style-name="Standard" style:list-style-name="L9">
      <style:text-properties fo:font-weight="bold" officeooo:rsid="00798bf9" officeooo:paragraph-rsid="00798bf9" style:font-weight-asian="bold" style:font-weight-complex="bold"/>
    </style:style>
    <style:style style:name="P335" style:family="paragraph" style:parent-style-name="Standard" style:list-style-name="L9">
      <style:text-properties fo:font-weight="bold" officeooo:rsid="00798bf9" officeooo:paragraph-rsid="00a6e32f" style:font-weight-asian="bold" style:font-weight-complex="bold"/>
    </style:style>
    <style:style style:name="P336" style:family="paragraph" style:parent-style-name="Standard" style:list-style-name="L9">
      <style:text-properties fo:font-weight="bold" officeooo:rsid="007b7375" officeooo:paragraph-rsid="007b7375" style:font-weight-asian="bold" style:font-weight-complex="bold"/>
    </style:style>
    <style:style style:name="P337" style:family="paragraph" style:parent-style-name="Standard" style:list-style-name="L9">
      <style:text-properties fo:font-weight="bold" officeooo:rsid="007b7375" officeooo:paragraph-rsid="00a96114" style:font-weight-asian="bold" style:font-weight-complex="bold"/>
    </style:style>
    <style:style style:name="P338" style:family="paragraph" style:parent-style-name="Standard" style:list-style-name="L9">
      <style:text-properties fo:font-weight="bold" officeooo:rsid="007c5ed4" officeooo:paragraph-rsid="007c5ed4" style:font-weight-asian="bold" style:font-weight-complex="bold"/>
    </style:style>
    <style:style style:name="P339" style:family="paragraph" style:parent-style-name="Standard" style:list-style-name="L9">
      <style:text-properties fo:font-weight="bold" officeooo:rsid="007c5ed4" officeooo:paragraph-rsid="00a6e32f" style:font-weight-asian="bold" style:font-weight-complex="bold"/>
    </style:style>
    <style:style style:name="P340" style:family="paragraph" style:parent-style-name="Standard" style:list-style-name="L9">
      <style:text-properties fo:font-weight="bold" officeooo:rsid="007d8426" officeooo:paragraph-rsid="007d8426" style:font-weight-asian="bold" style:font-weight-complex="bold"/>
    </style:style>
    <style:style style:name="P341" style:family="paragraph" style:parent-style-name="Standard" style:list-style-name="L9">
      <style:text-properties fo:font-weight="bold" officeooo:rsid="007d8426" officeooo:paragraph-rsid="00a6e32f" style:font-weight-asian="bold" style:font-weight-complex="bold"/>
    </style:style>
    <style:style style:name="P342" style:family="paragraph" style:parent-style-name="Standard" style:list-style-name="L9">
      <style:text-properties fo:font-weight="bold" officeooo:rsid="00aad17d" officeooo:paragraph-rsid="00aad17d" style:font-weight-asian="bold" style:font-weight-complex="bold"/>
    </style:style>
    <style:style style:name="P343" style:family="paragraph" style:parent-style-name="Standard" style:list-style-name="L9">
      <style:text-properties fo:font-weight="bold" officeooo:rsid="00acad81" officeooo:paragraph-rsid="00acad81" style:font-weight-asian="bold" style:font-weight-complex="bold"/>
    </style:style>
    <style:style style:name="P344" style:family="paragraph" style:parent-style-name="Standard" style:list-style-name="L9">
      <style:text-properties fo:font-weight="bold" officeooo:rsid="00ad0d6b" officeooo:paragraph-rsid="00ad0d6b" style:font-weight-asian="bold" style:font-weight-complex="bold"/>
    </style:style>
    <style:style style:name="P345" style:family="paragraph" style:parent-style-name="Standard" style:list-style-name="L9">
      <style:text-properties fo:font-weight="bold" officeooo:rsid="00aedfee" officeooo:paragraph-rsid="00afb36b" style:font-weight-asian="bold" style:font-weight-complex="bold"/>
    </style:style>
    <style:style style:name="P346" style:family="paragraph" style:parent-style-name="Standard" style:list-style-name="L23">
      <style:text-properties fo:font-weight="bold" officeooo:rsid="01307543" officeooo:paragraph-rsid="0136b507" style:font-weight-asian="bold" style:font-weight-complex="bold"/>
    </style:style>
    <style:style style:name="P347" style:family="paragraph" style:parent-style-name="Standard" style:list-style-name="L23">
      <style:text-properties fo:font-weight="bold" officeooo:rsid="01392e2a" officeooo:paragraph-rsid="01392e2a" style:font-weight-asian="bold" style:font-weight-complex="bold"/>
    </style:style>
    <style:style style:name="P348" style:family="paragraph" style:parent-style-name="Standard" style:list-style-name="L36">
      <style:text-properties fo:font-weight="bold" officeooo:rsid="01d70926" officeooo:paragraph-rsid="01d70926" style:font-weight-asian="bold" style:font-weight-complex="bold"/>
    </style:style>
    <style:style style:name="P349" style:family="paragraph" style:parent-style-name="Standard" style:list-style-name="L43">
      <style:text-properties fo:font-weight="bold" officeooo:rsid="01ffd82f" officeooo:paragraph-rsid="01ffd82f" style:font-weight-asian="bold" style:font-weight-complex="bold"/>
    </style:style>
    <style:style style:name="P350" style:family="paragraph" style:parent-style-name="Standard" style:list-style-name="L43">
      <style:text-properties fo:font-weight="bold" officeooo:rsid="0201bf5d" officeooo:paragraph-rsid="0201bf5d" style:font-weight-asian="bold" style:font-weight-complex="bold"/>
    </style:style>
    <style:style style:name="P351" style:family="paragraph" style:parent-style-name="Standard" style:list-style-name="L43">
      <style:text-properties fo:font-weight="bold" officeooo:rsid="0201f9a0" officeooo:paragraph-rsid="020c76b8" style:font-weight-asian="bold" style:font-weight-complex="bold"/>
    </style:style>
    <style:style style:name="P352" style:family="paragraph" style:parent-style-name="Standard" style:list-style-name="L46">
      <style:text-properties fo:font-weight="bold" officeooo:rsid="021ac161" officeooo:paragraph-rsid="021ac161" style:font-weight-asian="bold" style:font-weight-complex="bold"/>
    </style:style>
    <style:style style:name="P353" style:family="paragraph" style:parent-style-name="Standard">
      <style:text-properties fo:font-weight="bold" officeooo:rsid="021dbfc0" officeooo:paragraph-rsid="021dbfc0" style:font-weight-asian="bold" style:font-weight-complex="bold"/>
    </style:style>
    <style:style style:name="P354" style:family="paragraph" style:parent-style-name="Standard" style:list-style-name="L3">
      <style:text-properties fo:font-weight="normal" officeooo:rsid="001ca469" officeooo:paragraph-rsid="001ca469" style:font-weight-asian="normal" style:font-weight-complex="normal"/>
    </style:style>
    <style:style style:name="P355" style:family="paragraph" style:parent-style-name="Standard" style:list-style-name="L3">
      <style:text-properties fo:font-weight="normal" officeooo:rsid="001e5b0e" officeooo:paragraph-rsid="001ca469" style:font-weight-asian="normal" style:font-weight-complex="normal"/>
    </style:style>
    <style:style style:name="P356" style:family="paragraph" style:parent-style-name="Standard" style:list-style-name="L3">
      <style:text-properties fo:font-weight="normal" officeooo:rsid="001e5e73" officeooo:paragraph-rsid="00204b7f" style:font-weight-asian="normal" style:font-weight-complex="normal"/>
    </style:style>
    <style:style style:name="P357" style:family="paragraph" style:parent-style-name="Standard" style:list-style-name="L4">
      <style:text-properties fo:font-weight="normal" officeooo:rsid="002f78f0" officeooo:paragraph-rsid="002f78f0" style:font-weight-asian="normal" style:font-weight-complex="normal"/>
    </style:style>
    <style:style style:name="P358" style:family="paragraph" style:parent-style-name="Standard" style:list-style-name="L4">
      <style:text-properties fo:font-weight="normal" officeooo:rsid="0033328a" officeooo:paragraph-rsid="0033328a" style:font-weight-asian="normal" style:font-weight-complex="normal"/>
    </style:style>
    <style:style style:name="P359" style:family="paragraph" style:parent-style-name="Standard" style:list-style-name="L5">
      <style:text-properties fo:font-weight="normal" officeooo:rsid="005b4d14" officeooo:paragraph-rsid="005b4d14" style:font-weight-asian="normal" style:font-weight-complex="normal"/>
    </style:style>
    <style:style style:name="P360" style:family="paragraph" style:parent-style-name="Standard" style:list-style-name="L5">
      <style:text-properties fo:font-weight="normal" officeooo:rsid="005d470c" officeooo:paragraph-rsid="005d470c" style:font-weight-asian="normal" style:font-weight-complex="normal"/>
    </style:style>
    <style:style style:name="P361" style:family="paragraph" style:parent-style-name="Standard" style:list-style-name="L6">
      <style:text-properties fo:font-weight="normal" officeooo:rsid="00637065" officeooo:paragraph-rsid="00637065" style:font-weight-asian="normal" style:font-weight-complex="normal"/>
    </style:style>
    <style:style style:name="P362" style:family="paragraph" style:parent-style-name="Standard" style:list-style-name="L6">
      <style:text-properties fo:font-weight="normal" officeooo:rsid="0065370a" officeooo:paragraph-rsid="0065370a" style:font-weight-asian="normal" style:font-weight-complex="normal"/>
    </style:style>
    <style:style style:name="P363" style:family="paragraph" style:parent-style-name="Standard" style:list-style-name="L7">
      <style:text-properties fo:font-weight="normal" officeooo:rsid="006f333f" officeooo:paragraph-rsid="006f333f" style:font-weight-asian="normal" style:font-weight-complex="normal"/>
    </style:style>
    <style:style style:name="P364" style:family="paragraph" style:parent-style-name="Standard" style:list-style-name="L8">
      <style:text-properties fo:font-weight="normal" officeooo:rsid="00732582" officeooo:paragraph-rsid="00732582" style:font-weight-asian="normal" style:font-weight-complex="normal"/>
    </style:style>
    <style:style style:name="P365" style:family="paragraph" style:parent-style-name="Standard" style:list-style-name="L9">
      <style:text-properties fo:font-weight="normal" officeooo:rsid="007d8426" officeooo:paragraph-rsid="007c5ed4" style:font-weight-asian="normal" style:font-weight-complex="normal"/>
    </style:style>
    <style:style style:name="P366" style:family="paragraph" style:parent-style-name="Standard" style:list-style-name="L9">
      <style:text-properties fo:font-weight="normal" officeooo:rsid="007d8426" officeooo:paragraph-rsid="00a6e32f" style:font-weight-asian="normal" style:font-weight-complex="normal"/>
    </style:style>
    <style:style style:name="P367" style:family="paragraph" style:parent-style-name="Standard" style:list-style-name="L10">
      <style:text-properties fo:font-weight="normal" officeooo:rsid="00827220" officeooo:paragraph-rsid="00827220" style:font-weight-asian="normal" style:font-weight-complex="normal"/>
    </style:style>
    <style:style style:name="P368" style:family="paragraph" style:parent-style-name="Standard" style:list-style-name="L10">
      <style:text-properties fo:font-weight="normal" officeooo:rsid="00827220" officeooo:paragraph-rsid="00a5157b" style:font-weight-asian="normal" style:font-weight-complex="normal"/>
    </style:style>
    <style:style style:name="P369" style:family="paragraph" style:parent-style-name="Standard" style:list-style-name="L10">
      <style:text-properties fo:font-weight="normal" officeooo:rsid="00827220" officeooo:paragraph-rsid="00a67bca" style:font-weight-asian="normal" style:font-weight-complex="normal"/>
    </style:style>
    <style:style style:name="P370" style:family="paragraph" style:parent-style-name="Standard" style:list-style-name="L11">
      <style:text-properties fo:font-weight="normal" officeooo:rsid="008cb678" officeooo:paragraph-rsid="008cb678" style:font-weight-asian="normal" style:font-weight-complex="normal"/>
    </style:style>
    <style:style style:name="P371" style:family="paragraph" style:parent-style-name="Standard" style:list-style-name="L11">
      <style:text-properties fo:font-weight="normal" officeooo:rsid="008d53c9" officeooo:paragraph-rsid="008d53c9" style:font-weight-asian="normal" style:font-weight-complex="normal"/>
    </style:style>
    <style:style style:name="P372" style:family="paragraph" style:parent-style-name="Standard" style:list-style-name="L11">
      <style:text-properties fo:font-weight="normal" officeooo:rsid="008f4591" officeooo:paragraph-rsid="008f4591" style:font-weight-asian="normal" style:font-weight-complex="normal"/>
    </style:style>
    <style:style style:name="P373" style:family="paragraph" style:parent-style-name="Standard" style:list-style-name="L11">
      <style:text-properties fo:font-weight="normal" officeooo:rsid="00922c86" officeooo:paragraph-rsid="00922c86" style:font-weight-asian="normal" style:font-weight-complex="normal"/>
    </style:style>
    <style:style style:name="P374" style:family="paragraph" style:parent-style-name="Standard" style:list-style-name="L11">
      <style:text-properties fo:font-weight="normal" officeooo:rsid="0092640b" officeooo:paragraph-rsid="00922c86" style:font-weight-asian="normal" style:font-weight-complex="normal"/>
    </style:style>
    <style:style style:name="P375" style:family="paragraph" style:parent-style-name="Standard" style:list-style-name="L11">
      <style:text-properties fo:font-weight="normal" officeooo:rsid="00940d77" officeooo:paragraph-rsid="00940d77" style:font-weight-asian="normal" style:font-weight-complex="normal"/>
    </style:style>
    <style:style style:name="P376" style:family="paragraph" style:parent-style-name="Standard" style:list-style-name="L11">
      <style:text-properties fo:font-weight="normal" officeooo:rsid="0096fa4b" officeooo:paragraph-rsid="0096fa4b" style:font-weight-asian="normal" style:font-weight-complex="normal"/>
    </style:style>
    <style:style style:name="P377" style:family="paragraph" style:parent-style-name="Standard" style:list-style-name="L9">
      <style:text-properties fo:font-weight="normal" officeooo:rsid="00aad17d" officeooo:paragraph-rsid="00aad17d" style:font-weight-asian="normal" style:font-weight-complex="normal"/>
    </style:style>
    <style:style style:name="P378" style:family="paragraph" style:parent-style-name="Standard" style:list-style-name="L12">
      <style:text-properties fo:font-weight="normal" officeooo:rsid="00b27af8" officeooo:paragraph-rsid="00b27af8" style:font-weight-asian="normal" style:font-weight-complex="normal"/>
    </style:style>
    <style:style style:name="P379" style:family="paragraph" style:parent-style-name="Standard" style:list-style-name="L12">
      <style:text-properties fo:font-weight="normal" officeooo:rsid="00b27af8" officeooo:paragraph-rsid="00b30888" style:font-weight-asian="normal" style:font-weight-complex="normal"/>
    </style:style>
    <style:style style:name="P380" style:family="paragraph" style:parent-style-name="Standard" style:list-style-name="L13">
      <style:text-properties fo:font-weight="normal" officeooo:rsid="00b8a4cf" officeooo:paragraph-rsid="00b8a4cf" style:font-weight-asian="normal" style:font-weight-complex="normal"/>
    </style:style>
    <style:style style:name="P381" style:family="paragraph" style:parent-style-name="Standard" style:list-style-name="L14">
      <style:text-properties fo:font-weight="normal" officeooo:rsid="00c03588" officeooo:paragraph-rsid="00c03588" style:font-weight-asian="normal" style:font-weight-complex="normal"/>
    </style:style>
    <style:style style:name="P382" style:family="paragraph" style:parent-style-name="Standard" style:list-style-name="L14">
      <style:text-properties fo:font-weight="normal" officeooo:rsid="00c552d9" officeooo:paragraph-rsid="00c552d9" style:font-weight-asian="normal" style:font-weight-complex="normal"/>
    </style:style>
    <style:style style:name="P383" style:family="paragraph" style:parent-style-name="Standard" style:list-style-name="L14">
      <style:text-properties fo:font-weight="normal" officeooo:rsid="00c56e20" officeooo:paragraph-rsid="00c56e20" style:font-weight-asian="normal" style:font-weight-complex="normal"/>
    </style:style>
    <style:style style:name="P384" style:family="paragraph" style:parent-style-name="Standard" style:list-style-name="L14">
      <style:text-properties fo:font-weight="normal" officeooo:rsid="00c8a0be" officeooo:paragraph-rsid="00c8a0be" style:font-weight-asian="normal" style:font-weight-complex="normal"/>
    </style:style>
    <style:style style:name="P385" style:family="paragraph" style:parent-style-name="Standard" style:list-style-name="L14">
      <style:text-properties fo:font-weight="normal" officeooo:rsid="00c990b4" officeooo:paragraph-rsid="00c990b4" style:font-weight-asian="normal" style:font-weight-complex="normal"/>
    </style:style>
    <style:style style:name="P386" style:family="paragraph" style:parent-style-name="Standard" style:list-style-name="L14">
      <style:text-properties fo:font-weight="normal" officeooo:rsid="00c99db0" officeooo:paragraph-rsid="00c99db0" style:font-weight-asian="normal" style:font-weight-complex="normal"/>
    </style:style>
    <style:style style:name="P387" style:family="paragraph" style:parent-style-name="Standard" style:list-style-name="L15">
      <style:text-properties fo:font-weight="normal" officeooo:rsid="00d5aa42" officeooo:paragraph-rsid="00d5aa42" style:font-weight-asian="normal" style:font-weight-complex="normal"/>
    </style:style>
    <style:style style:name="P388" style:family="paragraph" style:parent-style-name="Standard" style:list-style-name="L15">
      <style:text-properties fo:font-weight="normal" officeooo:rsid="00d79764" officeooo:paragraph-rsid="00d79764" style:font-weight-asian="normal" style:font-weight-complex="normal"/>
    </style:style>
    <style:style style:name="P389" style:family="paragraph" style:parent-style-name="Standard" style:list-style-name="L16">
      <style:text-properties fo:font-weight="normal" officeooo:rsid="00ef16d0" officeooo:paragraph-rsid="0101ff19" style:font-weight-asian="normal" style:font-weight-complex="normal"/>
    </style:style>
    <style:style style:name="P390" style:family="paragraph" style:parent-style-name="Standard" style:list-style-name="L16">
      <style:text-properties fo:font-weight="normal" officeooo:rsid="00f035a8" officeooo:paragraph-rsid="0101ff19" style:font-weight-asian="normal" style:font-weight-complex="normal"/>
    </style:style>
    <style:style style:name="P391" style:family="paragraph" style:parent-style-name="Standard" style:list-style-name="L16">
      <style:text-properties fo:font-weight="normal" officeooo:rsid="00ebfffc" officeooo:paragraph-rsid="0101ff19" style:font-weight-asian="normal" style:font-weight-complex="normal"/>
    </style:style>
    <style:style style:name="P392" style:family="paragraph" style:parent-style-name="Standard" style:list-style-name="L17">
      <style:text-properties fo:font-weight="normal" officeooo:rsid="00e491ec" officeooo:paragraph-rsid="00e491ec" style:font-weight-asian="normal" style:font-weight-complex="normal"/>
    </style:style>
    <style:style style:name="P393" style:family="paragraph" style:parent-style-name="Standard" style:list-style-name="L18">
      <style:text-properties fo:font-weight="normal" officeooo:rsid="0040946c" officeooo:paragraph-rsid="0040946c" style:font-weight-asian="normal" style:font-weight-complex="normal"/>
    </style:style>
    <style:style style:name="P394" style:family="paragraph" style:parent-style-name="Standard" style:list-style-name="L19">
      <style:text-properties fo:font-weight="normal" officeooo:rsid="00f213df" officeooo:paragraph-rsid="00f213df" style:font-weight-asian="normal" style:font-weight-complex="normal"/>
    </style:style>
    <style:style style:name="P395" style:family="paragraph" style:parent-style-name="Standard" style:list-style-name="L19">
      <style:text-properties fo:font-weight="normal" officeooo:rsid="00f6b85c" officeooo:paragraph-rsid="00f6b85c" style:font-weight-asian="normal" style:font-weight-complex="normal"/>
    </style:style>
    <style:style style:name="P396" style:family="paragraph" style:parent-style-name="Standard" style:list-style-name="L20">
      <style:text-properties fo:font-weight="normal" officeooo:rsid="010fa9c2" officeooo:paragraph-rsid="010fa9c2" style:font-weight-asian="normal" style:font-weight-complex="normal"/>
    </style:style>
    <style:style style:name="P397" style:family="paragraph" style:parent-style-name="Standard" style:list-style-name="L20">
      <style:text-properties fo:font-weight="normal" officeooo:rsid="011115bc" officeooo:paragraph-rsid="011115bc" style:font-weight-asian="normal" style:font-weight-complex="normal"/>
    </style:style>
    <style:style style:name="P398" style:family="paragraph" style:parent-style-name="Standard" style:list-style-name="L20">
      <style:text-properties fo:font-weight="normal" officeooo:rsid="011115bc" officeooo:paragraph-rsid="0112e6a1" style:font-weight-asian="normal" style:font-weight-complex="normal"/>
    </style:style>
    <style:style style:name="P399" style:family="paragraph" style:parent-style-name="Standard" style:list-style-name="L20">
      <style:text-properties fo:font-weight="normal" officeooo:rsid="011478dd" officeooo:paragraph-rsid="011478dd" style:font-weight-asian="normal" style:font-weight-complex="normal"/>
    </style:style>
    <style:style style:name="P400" style:family="paragraph" style:parent-style-name="Standard" style:list-style-name="L21">
      <style:text-properties fo:font-weight="normal" officeooo:rsid="0117c8a0" officeooo:paragraph-rsid="0117c8a0" style:font-weight-asian="normal" style:font-weight-complex="normal"/>
    </style:style>
    <style:style style:name="P401" style:family="paragraph" style:parent-style-name="Standard" style:list-style-name="L22">
      <style:text-properties fo:font-weight="normal" officeooo:rsid="0121dc0d" officeooo:paragraph-rsid="0121dc0d" style:font-weight-asian="normal" style:font-weight-complex="normal"/>
    </style:style>
    <style:style style:name="P402" style:family="paragraph" style:parent-style-name="Standard" style:list-style-name="L23">
      <style:text-properties fo:font-weight="normal" officeooo:rsid="0132a79f" officeooo:paragraph-rsid="0136b507" style:font-weight-asian="normal" style:font-weight-complex="normal"/>
    </style:style>
    <style:style style:name="P403" style:family="paragraph" style:parent-style-name="Standard" style:list-style-name="L23">
      <style:text-properties fo:font-weight="normal" officeooo:rsid="01317b13" officeooo:paragraph-rsid="014aa199" style:font-weight-asian="normal" style:font-weight-complex="normal"/>
    </style:style>
    <style:style style:name="P404" style:family="paragraph" style:parent-style-name="Standard" style:list-style-name="L23">
      <style:text-properties fo:font-weight="normal" officeooo:rsid="0134bc7d" officeooo:paragraph-rsid="0136b507" style:font-weight-asian="normal" style:font-weight-complex="normal"/>
    </style:style>
    <style:style style:name="P405" style:family="paragraph" style:parent-style-name="Standard" style:list-style-name="L24">
      <style:text-properties fo:font-weight="normal" officeooo:rsid="013b93fa" officeooo:paragraph-rsid="0141c0ad" style:font-weight-asian="normal" style:font-weight-complex="normal"/>
    </style:style>
    <style:style style:name="P406" style:family="paragraph" style:parent-style-name="Standard" style:list-style-name="L24">
      <style:text-properties fo:font-weight="normal" officeooo:rsid="013b93fa" officeooo:paragraph-rsid="013b93fa" style:font-weight-asian="normal" style:font-weight-complex="normal"/>
    </style:style>
    <style:style style:name="P407" style:family="paragraph" style:parent-style-name="Standard" style:list-style-name="L24">
      <style:text-properties fo:font-weight="normal" officeooo:rsid="013d4b1b" officeooo:paragraph-rsid="0141c0ad" style:font-weight-asian="normal" style:font-weight-complex="normal"/>
    </style:style>
    <style:style style:name="P408" style:family="paragraph" style:parent-style-name="Standard" style:list-style-name="L24">
      <style:text-properties fo:font-weight="normal" officeooo:rsid="0141c0ad" officeooo:paragraph-rsid="0141c0ad" style:font-weight-asian="normal" style:font-weight-complex="normal"/>
    </style:style>
    <style:style style:name="P409" style:family="paragraph" style:parent-style-name="Standard" style:list-style-name="L25">
      <style:text-properties fo:font-weight="normal" officeooo:rsid="014eb07b" officeooo:paragraph-rsid="014eb07b" style:font-weight-asian="normal" style:font-weight-complex="normal"/>
    </style:style>
    <style:style style:name="P410" style:family="paragraph" style:parent-style-name="Standard" style:list-style-name="L25">
      <style:text-properties fo:font-weight="normal" officeooo:rsid="014ea3f3" officeooo:paragraph-rsid="014ea3f3" style:font-weight-asian="normal" style:font-weight-complex="normal"/>
    </style:style>
    <style:style style:name="P411" style:family="paragraph" style:parent-style-name="Standard" style:list-style-name="L25">
      <style:text-properties fo:font-weight="normal" officeooo:rsid="0124df5a" officeooo:paragraph-rsid="0124df5a" style:font-weight-asian="normal" style:font-weight-complex="normal"/>
    </style:style>
    <style:style style:name="P412" style:family="paragraph" style:parent-style-name="Standard" style:list-style-name="L26">
      <style:text-properties fo:font-weight="normal" officeooo:rsid="01589215" officeooo:paragraph-rsid="01589215" style:font-weight-asian="normal" style:font-weight-complex="normal"/>
    </style:style>
    <style:style style:name="P413" style:family="paragraph" style:parent-style-name="Standard" style:list-style-name="L27">
      <style:text-properties fo:font-weight="normal" officeooo:rsid="016ba8dc" officeooo:paragraph-rsid="016ba8dc" style:font-weight-asian="normal" style:font-weight-complex="normal"/>
    </style:style>
    <style:style style:name="P414" style:family="paragraph" style:parent-style-name="Standard" style:list-style-name="L28">
      <style:text-properties fo:font-weight="normal" officeooo:rsid="016d74b2" officeooo:paragraph-rsid="016d74b2" style:font-weight-asian="normal" style:font-weight-complex="normal"/>
    </style:style>
    <style:style style:name="P415" style:family="paragraph" style:parent-style-name="Standard" style:list-style-name="L29">
      <style:text-properties fo:font-weight="normal" officeooo:rsid="016dc9ff" officeooo:paragraph-rsid="01706617" style:font-weight-asian="normal" style:font-weight-complex="normal"/>
    </style:style>
    <style:style style:name="P416" style:family="paragraph" style:parent-style-name="Standard" style:list-style-name="L29">
      <style:text-properties fo:font-weight="normal" officeooo:rsid="016dc9ff" officeooo:paragraph-rsid="016dc9ff" style:font-weight-asian="normal" style:font-weight-complex="normal"/>
    </style:style>
    <style:style style:name="P417" style:family="paragraph" style:parent-style-name="Standard" style:list-style-name="L29">
      <style:text-properties fo:font-weight="normal" officeooo:rsid="016ded55" officeooo:paragraph-rsid="016ded55" style:font-weight-asian="normal" style:font-weight-complex="normal"/>
    </style:style>
    <style:style style:name="P418" style:family="paragraph" style:parent-style-name="Standard" style:list-style-name="L30">
      <style:text-properties fo:font-weight="normal" officeooo:rsid="0187313f" officeooo:paragraph-rsid="0187313f" style:font-weight-asian="normal" style:font-weight-complex="normal"/>
    </style:style>
    <style:style style:name="P419" style:family="paragraph" style:parent-style-name="Standard" style:list-style-name="L30">
      <style:text-properties fo:font-weight="normal" officeooo:rsid="0187313f" officeooo:paragraph-rsid="018f444d" style:font-weight-asian="normal" style:font-weight-complex="normal"/>
    </style:style>
    <style:style style:name="P420" style:family="paragraph" style:parent-style-name="Standard" style:list-style-name="L30">
      <style:text-properties fo:font-weight="normal" officeooo:rsid="0187313f" officeooo:paragraph-rsid="018a9bdd" style:font-weight-asian="normal" style:font-weight-complex="normal"/>
    </style:style>
    <style:style style:name="P421" style:family="paragraph" style:parent-style-name="Standard" style:list-style-name="L30">
      <style:text-properties fo:font-weight="normal" officeooo:rsid="018f444d" officeooo:paragraph-rsid="018f444d" style:font-weight-asian="normal" style:font-weight-complex="normal"/>
    </style:style>
    <style:style style:name="P422" style:family="paragraph" style:parent-style-name="Standard" style:list-style-name="L30">
      <style:text-properties fo:font-weight="normal" officeooo:rsid="018c5a79" officeooo:paragraph-rsid="018c5a79" style:font-weight-asian="normal" style:font-weight-complex="normal"/>
    </style:style>
    <style:style style:name="P423" style:family="paragraph" style:parent-style-name="Standard" style:list-style-name="L31">
      <style:text-properties fo:font-weight="normal" officeooo:rsid="0184023d" officeooo:paragraph-rsid="0184023d" style:font-weight-asian="normal" style:font-weight-complex="normal"/>
    </style:style>
    <style:style style:name="P424" style:family="paragraph" style:parent-style-name="Standard" style:list-style-name="L32">
      <style:text-properties fo:font-weight="normal" officeooo:rsid="0191a51c" officeooo:paragraph-rsid="0191a51c" style:font-weight-asian="normal" style:font-weight-complex="normal"/>
    </style:style>
    <style:style style:name="P425" style:family="paragraph" style:parent-style-name="Standard" style:list-style-name="L32">
      <style:text-properties fo:font-weight="normal" officeooo:rsid="019292a7" officeooo:paragraph-rsid="019292a7" style:font-weight-asian="normal" style:font-weight-complex="normal"/>
    </style:style>
    <style:style style:name="P426" style:family="paragraph" style:parent-style-name="Standard" style:list-style-name="L33">
      <style:text-properties fo:font-weight="normal" officeooo:rsid="019b09f2" officeooo:paragraph-rsid="019b09f2" style:font-weight-asian="normal" style:font-weight-complex="normal"/>
    </style:style>
    <style:style style:name="P427" style:family="paragraph" style:parent-style-name="Standard" style:list-style-name="L34">
      <style:text-properties fo:font-weight="normal" officeooo:rsid="01a31838" officeooo:paragraph-rsid="01a541ba" style:font-weight-asian="normal" style:font-weight-complex="normal"/>
    </style:style>
    <style:style style:name="P428" style:family="paragraph" style:parent-style-name="Standard" style:list-style-name="L35">
      <style:text-properties fo:font-weight="normal" officeooo:rsid="01b2fe68" officeooo:paragraph-rsid="01b2fe68" style:font-weight-asian="normal" style:font-weight-complex="normal"/>
    </style:style>
    <style:style style:name="P429" style:family="paragraph" style:parent-style-name="Standard" style:list-style-name="L36">
      <style:text-properties fo:font-weight="normal" officeooo:rsid="01d70926" officeooo:paragraph-rsid="01d70926" style:font-weight-asian="normal" style:font-weight-complex="normal"/>
    </style:style>
    <style:style style:name="P430" style:family="paragraph" style:parent-style-name="Standard" style:list-style-name="L37">
      <style:text-properties fo:font-weight="normal" officeooo:rsid="01d91818" officeooo:paragraph-rsid="01d91818" style:font-weight-asian="normal" style:font-weight-complex="normal"/>
    </style:style>
    <style:style style:name="P431" style:family="paragraph" style:parent-style-name="Standard" style:list-style-name="L38">
      <style:text-properties fo:font-weight="normal" officeooo:rsid="01dca8bc" officeooo:paragraph-rsid="01dca8bc" style:font-weight-asian="normal" style:font-weight-complex="normal"/>
    </style:style>
    <style:style style:name="P432" style:family="paragraph" style:parent-style-name="Standard" style:list-style-name="L38">
      <style:text-properties fo:font-weight="normal" officeooo:rsid="01e06726" officeooo:paragraph-rsid="01e06726" style:font-weight-asian="normal" style:font-weight-complex="normal"/>
    </style:style>
    <style:style style:name="P433" style:family="paragraph" style:parent-style-name="Standard" style:list-style-name="L38">
      <style:text-properties fo:font-weight="normal" officeooo:rsid="01e24515" officeooo:paragraph-rsid="01e24515" style:font-weight-asian="normal" style:font-weight-complex="normal"/>
    </style:style>
    <style:style style:name="P434" style:family="paragraph" style:parent-style-name="Standard" style:list-style-name="L39">
      <style:text-properties fo:font-weight="normal" officeooo:rsid="01e373cf" officeooo:paragraph-rsid="01e373cf" style:font-weight-asian="normal" style:font-weight-complex="normal"/>
    </style:style>
    <style:style style:name="P435" style:family="paragraph" style:parent-style-name="Standard" style:list-style-name="L40">
      <style:text-properties fo:font-weight="normal" officeooo:rsid="01e7ef74" officeooo:paragraph-rsid="01e7ef74" style:font-weight-asian="normal" style:font-weight-complex="normal"/>
    </style:style>
    <style:style style:name="P436" style:family="paragraph" style:parent-style-name="Standard" style:list-style-name="L40">
      <style:text-properties fo:font-weight="normal" officeooo:rsid="01e98a48" officeooo:paragraph-rsid="01e98a48" style:font-weight-asian="normal" style:font-weight-complex="normal"/>
    </style:style>
    <style:style style:name="P437" style:family="paragraph" style:parent-style-name="Standard" style:list-style-name="L41">
      <style:text-properties fo:font-weight="normal" officeooo:rsid="01ef7ab2" officeooo:paragraph-rsid="01ef7ab2" style:font-weight-asian="normal" style:font-weight-complex="normal"/>
    </style:style>
    <style:style style:name="P438" style:family="paragraph" style:parent-style-name="Standard" style:list-style-name="L41">
      <style:text-properties fo:font-weight="normal" officeooo:rsid="01f0cbf5" officeooo:paragraph-rsid="01f0cbf5" style:font-weight-asian="normal" style:font-weight-complex="normal"/>
    </style:style>
    <style:style style:name="P439" style:family="paragraph" style:parent-style-name="Standard" style:list-style-name="L41">
      <style:text-properties fo:font-weight="normal" officeooo:rsid="01f22f72" officeooo:paragraph-rsid="01f22f72" style:font-weight-asian="normal" style:font-weight-complex="normal"/>
    </style:style>
    <style:style style:name="P440" style:family="paragraph" style:parent-style-name="Standard" style:list-style-name="L42">
      <style:text-properties fo:font-weight="normal" officeooo:rsid="01f47da5" officeooo:paragraph-rsid="01f47da5" style:font-weight-asian="normal" style:font-weight-complex="normal"/>
    </style:style>
    <style:style style:name="P441" style:family="paragraph" style:parent-style-name="Standard" style:list-style-name="L43">
      <style:text-properties fo:font-weight="normal" officeooo:rsid="01ffd82f" officeooo:paragraph-rsid="01ffaa5e" style:font-weight-asian="normal" style:font-weight-complex="normal"/>
    </style:style>
    <style:style style:name="P442" style:family="paragraph" style:parent-style-name="Standard" style:list-style-name="L43">
      <style:text-properties fo:font-weight="normal" officeooo:rsid="020c13bd" officeooo:paragraph-rsid="01ffd82f" style:font-weight-asian="normal" style:font-weight-complex="normal"/>
    </style:style>
    <style:style style:name="P443" style:family="paragraph" style:parent-style-name="Standard" style:list-style-name="L43">
      <style:text-properties fo:font-weight="normal" officeooo:rsid="0201bf5d" officeooo:paragraph-rsid="0201bf5d" style:font-weight-asian="normal" style:font-weight-complex="normal"/>
    </style:style>
    <style:style style:name="P444" style:family="paragraph" style:parent-style-name="Standard">
      <style:text-properties fo:font-weight="normal" officeooo:rsid="0211ae84" officeooo:paragraph-rsid="0211ae84" style:font-weight-asian="normal" style:font-weight-complex="normal"/>
    </style:style>
    <style:style style:name="P445" style:family="paragraph" style:parent-style-name="Standard" style:list-style-name="L44">
      <style:text-properties fo:font-weight="normal" officeooo:rsid="0211ae84" officeooo:paragraph-rsid="0211ae84" style:font-weight-asian="normal" style:font-weight-complex="normal"/>
    </style:style>
    <style:style style:name="P446" style:family="paragraph" style:parent-style-name="Standard">
      <style:text-properties fo:font-weight="normal" officeooo:rsid="021403f6" officeooo:paragraph-rsid="021403f6" style:font-weight-asian="normal" style:font-weight-complex="normal"/>
    </style:style>
    <style:style style:name="P447" style:family="paragraph" style:parent-style-name="Standard" style:list-style-name="L45">
      <style:text-properties fo:font-weight="normal" officeooo:rsid="02154ee4" officeooo:paragraph-rsid="02154ee4" style:font-weight-asian="normal" style:font-weight-complex="normal"/>
    </style:style>
    <style:style style:name="P448" style:family="paragraph" style:parent-style-name="Standard" style:list-style-name="L46">
      <style:text-properties fo:font-weight="normal" officeooo:rsid="021ac161" officeooo:paragraph-rsid="021ac161" style:font-weight-asian="normal" style:font-weight-complex="normal"/>
    </style:style>
    <style:style style:name="P449" style:family="paragraph" style:parent-style-name="Standard">
      <style:text-properties fo:font-weight="normal" officeooo:rsid="021aada6" officeooo:paragraph-rsid="0216d19e" style:font-weight-asian="normal" style:font-weight-complex="normal"/>
    </style:style>
    <style:style style:name="P450" style:family="paragraph" style:parent-style-name="Standard" style:list-style-name="L47">
      <style:text-properties fo:font-weight="normal" officeooo:rsid="021899b2" officeooo:paragraph-rsid="021899b2" style:font-weight-asian="normal" style:font-weight-complex="normal"/>
    </style:style>
    <style:style style:name="P451" style:family="paragraph" style:parent-style-name="Standard">
      <style:text-properties fo:font-weight="normal" officeooo:rsid="021899b2" officeooo:paragraph-rsid="021899b2" style:font-weight-asian="normal" style:font-weight-complex="normal"/>
    </style:style>
    <style:style style:name="P452" style:family="paragraph" style:parent-style-name="Standard">
      <style:text-properties fo:font-weight="normal" officeooo:rsid="021b1c60" officeooo:paragraph-rsid="021b1c60" style:font-weight-asian="normal" style:font-weight-complex="normal"/>
    </style:style>
    <style:style style:name="P453" style:family="paragraph" style:parent-style-name="Standard" style:list-style-name="L48">
      <style:text-properties fo:font-weight="normal" officeooo:rsid="021b1c60" officeooo:paragraph-rsid="021b1c60" style:font-weight-asian="normal" style:font-weight-complex="normal"/>
    </style:style>
    <style:style style:name="P454" style:family="paragraph" style:parent-style-name="Standard" style:list-style-name="L49">
      <style:text-properties fo:font-weight="normal" officeooo:rsid="021b1c60" officeooo:paragraph-rsid="021b1c60" style:font-weight-asian="normal" style:font-weight-complex="normal"/>
    </style:style>
    <style:style style:name="P455" style:family="paragraph" style:parent-style-name="Standard">
      <style:text-properties fo:font-weight="normal" officeooo:rsid="021dbfc0" officeooo:paragraph-rsid="021dbfc0" style:font-weight-asian="normal" style:font-weight-complex="normal"/>
    </style:style>
    <style:style style:name="P456" style:family="paragraph" style:parent-style-name="Standard">
      <style:text-properties fo:font-weight="normal" officeooo:rsid="021dd625" officeooo:paragraph-rsid="021dd625" style:font-weight-asian="normal" style:font-weight-complex="normal"/>
    </style:style>
    <style:style style:name="P457" style:family="paragraph" style:parent-style-name="Standard">
      <style:text-properties fo:font-weight="normal" officeooo:rsid="02219663" officeooo:paragraph-rsid="02219663" style:font-weight-asian="normal" style:font-weight-complex="normal"/>
    </style:style>
    <style:style style:name="P458" style:family="paragraph" style:parent-style-name="Standard" style:list-style-name="L3">
      <style:text-properties officeooo:rsid="00204b7f" officeooo:paragraph-rsid="00233afe"/>
    </style:style>
    <style:style style:name="P459" style:family="paragraph" style:parent-style-name="Standard" style:list-style-name="L4">
      <style:text-properties officeooo:rsid="00134440" officeooo:paragraph-rsid="00134440"/>
    </style:style>
    <style:style style:name="P460" style:family="paragraph" style:parent-style-name="Standard" style:list-style-name="L4">
      <style:text-properties officeooo:rsid="002f78f0" officeooo:paragraph-rsid="002f78f0"/>
    </style:style>
    <style:style style:name="P461"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62"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63"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64"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65"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66"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67"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68"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69"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70"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71"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72"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73"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74"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75"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476" style:family="paragraph" style:parent-style-name="Standard" style:list-style-name="L4">
      <style:text-properties style:text-underline-style="none" fo:font-weight="bold" officeooo:rsid="0037f68e" officeooo:paragraph-rsid="0037f68e" style:font-weight-asian="bold" style:font-weight-complex="bold"/>
    </style:style>
    <style:style style:name="P477" style:family="paragraph" style:parent-style-name="Standard" style:list-style-name="L11">
      <style:text-properties officeooo:rsid="008d53c9" officeooo:paragraph-rsid="008d53c9"/>
    </style:style>
    <style:style style:name="P478" style:family="paragraph" style:parent-style-name="Standard" style:list-style-name="L11">
      <style:text-properties officeooo:rsid="00940d77" officeooo:paragraph-rsid="00940d77"/>
    </style:style>
    <style:style style:name="P479" style:family="paragraph" style:parent-style-name="Standard" style:list-style-name="L11">
      <style:text-properties officeooo:rsid="0096fa4b" officeooo:paragraph-rsid="0096fa4b"/>
    </style:style>
    <style:style style:name="P480" style:family="paragraph" style:parent-style-name="Standard" style:list-style-name="L21">
      <style:text-properties officeooo:rsid="0117c8a0" officeooo:paragraph-rsid="0117c8a0"/>
    </style:style>
    <style:style style:name="P481" style:family="paragraph" style:parent-style-name="Standard" style:list-style-name="L34">
      <style:text-properties officeooo:paragraph-rsid="01a541ba"/>
    </style:style>
    <style:style style:name="P482" style:family="paragraph" style:parent-style-name="Standard" style:list-style-name="L43">
      <style:text-properties officeooo:paragraph-rsid="01ffaa5e"/>
    </style:style>
    <style:style style:name="P483"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1dbfc0" officeooo:paragraph-rsid="021b1c60" style:font-weight-asian="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1dbfc0" officeooo:paragraph-rsid="021dbfc0"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officeooo:rsid="002d994b"/>
    </style:style>
    <style:style style:name="T58" style:family="text">
      <style:text-properties officeooo:rsid="002f78f0"/>
    </style:style>
    <style:style style:name="T59" style:family="text">
      <style:text-properties officeooo:rsid="0031716f"/>
    </style:style>
    <style:style style:name="T60" style:family="text">
      <style:text-properties officeooo:rsid="00350ee8"/>
    </style:style>
    <style:style style:name="T61" style:family="text">
      <style:text-properties style:text-underline-style="none"/>
    </style:style>
    <style:style style:name="T62" style:family="text">
      <style:text-properties style:text-underline-style="none" officeooo:rsid="0036b5ce"/>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76b20d" style:font-weight-asian="normal" style:font-weight-complex="normal"/>
    </style:style>
    <style:style style:name="T65" style:family="text">
      <style:text-properties style:text-underline-style="none" fo:font-weight="normal" officeooo:rsid="00795cae" style:font-weight-asian="normal" style:font-weight-complex="normal"/>
    </style:style>
    <style:style style:name="T66" style:family="text">
      <style:text-properties style:text-underline-style="none" fo:font-weight="normal" officeooo:rsid="00ac9956" style:font-weight-asian="normal" style:font-weight-complex="normal"/>
    </style:style>
    <style:style style:name="T67" style:family="text">
      <style:text-properties style:text-underline-style="none" fo:font-weight="normal" officeooo:rsid="00afb36b" style:font-weight-asian="normal" style:font-weight-complex="normal"/>
    </style:style>
    <style:style style:name="T68" style:family="text">
      <style:text-properties style:text-underline-style="none" fo:font-weight="normal" officeooo:rsid="020c76b8" style:font-weight-asian="normal" style:font-weight-complex="normal"/>
    </style:style>
    <style:style style:name="T69" style:family="text">
      <style:text-properties style:text-underline-style="none" officeooo:rsid="0076b20d"/>
    </style:style>
    <style:style style:name="T70" style:family="text">
      <style:text-properties style:text-underline-style="none" officeooo:rsid="00795cae"/>
    </style:style>
    <style:style style:name="T71" style:family="text">
      <style:text-properties style:text-underline-style="none" officeooo:rsid="01c28ea9"/>
    </style:style>
    <style:style style:name="T72" style:family="text">
      <style:text-properties style:text-underline-style="none" officeooo:rsid="01c47fef"/>
    </style:style>
    <style:style style:name="T73" style:family="text">
      <style:text-properties style:text-underline-style="none" officeooo:rsid="01c541e9"/>
    </style:style>
    <style:style style:name="T74" style:family="text">
      <style:text-properties style:text-underline-style="none" officeooo:rsid="01c5438b"/>
    </style:style>
    <style:style style:name="T75" style:family="text">
      <style:text-properties style:text-underline-style="none" fo:font-weight="bold" officeooo:rsid="021899b2" style:font-weight-asian="bold" style:font-weight-complex="bold"/>
    </style:style>
    <style:style style:name="T76" style:family="text">
      <style:text-properties officeooo:rsid="0038c23b"/>
    </style:style>
    <style:style style:name="T77" style:family="text">
      <style:text-properties officeooo:rsid="004512d1"/>
    </style:style>
    <style:style style:name="T78" style:family="text">
      <style:text-properties officeooo:rsid="00467138"/>
    </style:style>
    <style:style style:name="T79" style:family="text">
      <style:text-properties fo:font-style="italic" style:font-style-asian="italic" style:font-style-complex="italic"/>
    </style:style>
    <style:style style:name="T80" style:family="text">
      <style:text-properties fo:font-style="italic" officeooo:rsid="00467138" style:font-style-asian="italic" style:font-style-complex="italic"/>
    </style:style>
    <style:style style:name="T81" style:family="text">
      <style:text-properties fo:font-style="italic" officeooo:rsid="017ae545" style:font-style-asian="italic" style:font-style-complex="italic"/>
    </style:style>
    <style:style style:name="T82" style:family="text">
      <style:text-properties officeooo:rsid="0055beb7"/>
    </style:style>
    <style:style style:name="T83" style:family="text">
      <style:text-properties officeooo:rsid="0057bb96"/>
    </style:style>
    <style:style style:name="T84" style:family="text">
      <style:text-properties officeooo:rsid="005f17f7"/>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130f90f" style:font-weight-asian="normal" style:font-weight-complex="normal"/>
    </style:style>
    <style:style style:name="T88" style:family="text">
      <style:text-properties style:text-underline-style="solid" style:text-underline-width="auto" style:text-underline-color="font-color" officeooo:rsid="009bb895"/>
    </style:style>
    <style:style style:name="T89" style:family="text">
      <style:text-properties style:text-underline-style="solid" style:text-underline-width="auto" style:text-underline-color="font-color" officeooo:rsid="00c08875"/>
    </style:style>
    <style:style style:name="T90" style:family="text">
      <style:text-properties style:text-underline-style="solid" style:text-underline-width="auto" style:text-underline-color="font-color" officeooo:rsid="0177a4ad"/>
    </style:style>
    <style:style style:name="T91" style:family="text">
      <style:text-properties style:text-underline-style="solid" style:text-underline-width="auto" style:text-underline-color="font-color" officeooo:rsid="017dac92"/>
    </style:style>
    <style:style style:name="T92" style:family="text">
      <style:text-properties officeooo:rsid="00689e4b"/>
    </style:style>
    <style:style style:name="T93" style:family="text">
      <style:text-properties officeooo:rsid="0075d9e5"/>
    </style:style>
    <style:style style:name="T94" style:family="text">
      <style:text-properties officeooo:rsid="0076b20d"/>
    </style:style>
    <style:style style:name="T95" style:family="text">
      <style:text-properties officeooo:rsid="0084f39d"/>
    </style:style>
    <style:style style:name="T96" style:family="text">
      <style:text-properties officeooo:rsid="0086416a"/>
    </style:style>
    <style:style style:name="T97" style:family="text">
      <style:text-properties officeooo:rsid="0088768b"/>
    </style:style>
    <style:style style:name="T98" style:family="text">
      <style:text-properties officeooo:rsid="009bb895"/>
    </style:style>
    <style:style style:name="T99" style:family="text">
      <style:text-properties officeooo:rsid="009db319"/>
    </style:style>
    <style:style style:name="T100" style:family="text">
      <style:text-properties fo:background-color="#fff200" loext:char-shading-value="0"/>
    </style:style>
    <style:style style:name="T101" style:family="text">
      <style:text-properties officeooo:rsid="00a5157b"/>
    </style:style>
    <style:style style:name="T102" style:family="text">
      <style:text-properties officeooo:rsid="00a67bca"/>
    </style:style>
    <style:style style:name="T103" style:family="text">
      <style:text-properties officeooo:rsid="00a89edc"/>
    </style:style>
    <style:style style:name="T104" style:family="text">
      <style:text-properties officeooo:rsid="00b30888"/>
    </style:style>
    <style:style style:name="T105" style:family="text">
      <style:text-properties officeooo:rsid="00b43802"/>
    </style:style>
    <style:style style:name="T106" style:family="text">
      <style:text-properties officeooo:rsid="00ba0f50"/>
    </style:style>
    <style:style style:name="T107" style:family="text">
      <style:text-properties officeooo:rsid="00c3e23c"/>
    </style:style>
    <style:style style:name="T108" style:family="text">
      <style:text-properties officeooo:rsid="00cba072"/>
    </style:style>
    <style:style style:name="T109" style:family="text">
      <style:text-properties officeooo:rsid="00cecec3"/>
    </style:style>
    <style:style style:name="T110" style:family="text">
      <style:text-properties officeooo:rsid="00e5788c"/>
    </style:style>
    <style:style style:name="T111" style:family="text">
      <style:text-properties officeooo:rsid="00e8cf9b"/>
    </style:style>
    <style:style style:name="T112" style:family="text">
      <style:text-properties officeooo:rsid="00e9766b"/>
    </style:style>
    <style:style style:name="T113" style:family="text">
      <style:text-properties officeooo:rsid="00ee207a"/>
    </style:style>
    <style:style style:name="T114" style:family="text">
      <style:text-properties officeooo:rsid="00f2c881"/>
    </style:style>
    <style:style style:name="T115" style:family="text">
      <style:text-properties officeooo:rsid="00f81bbf"/>
    </style:style>
    <style:style style:name="T116" style:family="text">
      <style:text-properties officeooo:rsid="00fd26dd"/>
    </style:style>
    <style:style style:name="T117" style:family="text">
      <style:text-properties officeooo:rsid="01081fa1"/>
    </style:style>
    <style:style style:name="T118" style:family="text">
      <style:text-properties officeooo:rsid="010bbd9f"/>
    </style:style>
    <style:style style:name="T119" style:family="text">
      <style:text-properties officeooo:rsid="0112e6a1"/>
    </style:style>
    <style:style style:name="T120" style:family="text">
      <style:text-properties officeooo:rsid="01198c84"/>
    </style:style>
    <style:style style:name="T121" style:family="text">
      <style:text-properties officeooo:rsid="011a9384"/>
    </style:style>
    <style:style style:name="T122" style:family="text">
      <style:text-properties officeooo:rsid="011b24c6"/>
    </style:style>
    <style:style style:name="T123" style:family="text">
      <style:text-properties officeooo:rsid="011d903d"/>
    </style:style>
    <style:style style:name="T124" style:family="text">
      <style:text-properties officeooo:rsid="011f64f1"/>
    </style:style>
    <style:style style:name="T125" style:family="text">
      <style:text-properties officeooo:rsid="0126d789"/>
    </style:style>
    <style:style style:name="T126" style:family="text">
      <style:text-properties officeooo:rsid="012728c0"/>
    </style:style>
    <style:style style:name="T127" style:family="text">
      <style:text-properties officeooo:rsid="012c51e6"/>
    </style:style>
    <style:style style:name="T128" style:family="text">
      <style:text-properties officeooo:rsid="0134bc7d"/>
    </style:style>
    <style:style style:name="T129" style:family="text">
      <style:text-properties officeooo:rsid="013b93fa"/>
    </style:style>
    <style:style style:name="T130" style:family="text">
      <style:text-properties officeooo:rsid="013d4b1b"/>
    </style:style>
    <style:style style:name="T131" style:family="text">
      <style:text-properties officeooo:rsid="01455bed"/>
    </style:style>
    <style:style style:name="T132" style:family="text">
      <style:text-properties officeooo:rsid="014eb07b"/>
    </style:style>
    <style:style style:name="T133" style:family="text">
      <style:text-properties officeooo:rsid="014f5e49"/>
    </style:style>
    <style:style style:name="T134" style:family="text">
      <style:text-properties officeooo:rsid="0152fe8d"/>
    </style:style>
    <style:style style:name="T135" style:family="text">
      <style:text-properties officeooo:rsid="015e33c4"/>
    </style:style>
    <style:style style:name="T136" style:family="text">
      <style:text-properties officeooo:rsid="0161d8b4"/>
    </style:style>
    <style:style style:name="T137" style:family="text">
      <style:text-properties officeooo:rsid="01677783"/>
    </style:style>
    <style:style style:name="T138" style:family="text">
      <style:text-properties officeooo:rsid="0176a6c1"/>
    </style:style>
    <style:style style:name="T139" style:family="text">
      <style:text-properties officeooo:rsid="0177a4ad"/>
    </style:style>
    <style:style style:name="T140" style:family="text">
      <style:text-properties officeooo:rsid="017ae545"/>
    </style:style>
    <style:style style:name="T141" style:family="text">
      <style:text-properties officeooo:rsid="017d642f"/>
    </style:style>
    <style:style style:name="T142" style:family="text">
      <style:text-properties officeooo:rsid="017dac92"/>
    </style:style>
    <style:style style:name="T143" style:family="text">
      <style:text-properties officeooo:rsid="017f1fd5"/>
    </style:style>
    <style:style style:name="T144" style:family="text">
      <style:text-properties officeooo:rsid="017fb6c0"/>
    </style:style>
    <style:style style:name="T145" style:family="text">
      <style:text-properties officeooo:rsid="0182244c"/>
    </style:style>
    <style:style style:name="T146" style:family="text">
      <style:text-properties officeooo:rsid="018a9bdd"/>
    </style:style>
    <style:style style:name="T147" style:family="text">
      <style:text-properties officeooo:rsid="018dd384"/>
    </style:style>
    <style:style style:name="T148" style:family="text">
      <style:text-properties officeooo:rsid="0195cd28"/>
    </style:style>
    <style:style style:name="T149" style:family="text">
      <style:text-properties officeooo:rsid="0198a1db"/>
    </style:style>
    <style:style style:name="T150" style:family="text">
      <style:text-properties officeooo:rsid="019c6e8c"/>
    </style:style>
    <style:style style:name="T151" style:family="text">
      <style:text-properties officeooo:rsid="019d6b40"/>
    </style:style>
    <style:style style:name="T152" style:family="text">
      <style:text-properties officeooo:rsid="019eb622"/>
    </style:style>
    <style:style style:name="T153" style:family="text">
      <style:text-properties officeooo:rsid="01ae8978"/>
    </style:style>
    <style:style style:name="T154" style:family="text">
      <style:text-properties officeooo:rsid="01b92131"/>
    </style:style>
    <style:style style:name="T155" style:family="text">
      <style:text-properties officeooo:rsid="01bc7bae"/>
    </style:style>
    <style:style style:name="T156" style:family="text">
      <style:text-properties officeooo:rsid="01bd0901"/>
    </style:style>
    <style:style style:name="T157" style:family="text">
      <style:text-properties officeooo:rsid="01c47fef"/>
    </style:style>
    <style:style style:name="T158" style:family="text">
      <style:text-properties officeooo:rsid="01d41e22"/>
    </style:style>
    <style:style style:name="T159" style:family="text">
      <style:text-properties officeooo:rsid="01d66c87"/>
    </style:style>
    <style:style style:name="T160" style:family="text">
      <style:text-properties officeooo:rsid="01d7a978"/>
    </style:style>
    <style:style style:name="T161" style:family="text">
      <style:text-properties officeooo:rsid="01dda9e2"/>
    </style:style>
    <style:style style:name="T162" style:family="text">
      <style:text-properties officeooo:rsid="01e51c96"/>
    </style:style>
    <style:style style:name="T163" style:family="text">
      <style:text-properties officeooo:rsid="01e5a89f"/>
    </style:style>
    <style:style style:name="T164" style:family="text">
      <style:text-properties officeooo:rsid="01e5ebfe"/>
    </style:style>
    <style:style style:name="T165" style:family="text">
      <style:text-properties officeooo:rsid="0209a4f8"/>
    </style:style>
    <style:style style:name="T166" style:family="text">
      <style:text-properties officeooo:rsid="021dd625"/>
    </style:style>
    <style:style style:name="T167" style:family="text">
      <style:text-properties officeooo:rsid="0220c2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AWS Certified Solutions Architect Associate - </text:span>SAA-C02 </text:p>
      <text:p text:style-name="P1"/>
      <text:p text:style-name="P1"/>
      <text:p text:style-name="P2">Exam Blue Print:</text:p>
      <text:list xml:id="list247792274" text:style-name="L1">
        <text:list-item>
          <text:p text:style-name="P324">130 Minutes in Length</text:p>
        </text:list-item>
        <text:list-item>
          <text:p text:style-name="P324">65 Questions (this can change)</text:p>
        </text:list-item>
        <text:list-item>
          <text:p text:style-name="P324">Multiple Choice</text:p>
        </text:list-item>
        <text:list-item>
          <text:p text:style-name="P324">70% to pass. Results are between 100 and 1000 with 720 of passing score.</text:p>
        </text:list-item>
        <text:list-item>
          <text:p text:style-name="P324">Certification valid for 3 years.</text:p>
        </text:list-item>
        <text:list-item>
          <text:p text:style-name="P325">Scenario based questions.</text:p>
        </text:list-item>
      </text:list>
      <text:p text:style-name="P1"/>
      <text:p text:style-name="P1"/>
      <text:p text:style-name="P67"><text:span text:style-name="T2">Partner Program: </text:span>To be part of the AWS partner program, which means you can create a consulting company to provide AWS services to your customers, you need to have a certain amount of certified profesionals. </text:p>
      <text:p text:style-name="P67"/>
      <text:p text:style-name="P67">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68">So if you want to be an Advanced partner for instance, you will need 4 Practitioners, 4 Associate certs and 3 professional certs.</text:p>
      <text:p text:style-name="P289"/>
      <text:p text:style-name="P290"/>
      <text:p text:style-name="P3"/>
      <text:p text:style-name="P70">Identity and Access Management 101</text:p>
      <text:p text:style-name="P69"/>
      <text:p text:style-name="P92">101 Means that is an introductory topic for a lecture. This is used in UK and the States.</text:p>
      <text:p text:style-name="P69"/>
      <text:p text:style-name="P4">I<text:span text:style-name="T57">A</text:span>M:</text:p>
      <text:list xml:id="list3665528898" text:style-name="L2">
        <text:list-item>
          <text:p text:style-name="P326">Centralized control of the aws account</text:p>
        </text:list-item>
        <text:list-item>
          <text:p text:style-name="P326">Shared access to your AWS account.</text:p>
        </text:list-item>
        <text:list-item>
          <text:p text:style-name="P326">Granular Permissions <text:span text:style-name="T11">(you can access to this serivce but not to that service)</text:span></text:p>
        </text:list-item>
        <text:list-item>
          <text:p text:style-name="P326">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26">Multifactor Authentication.</text:p>
        </text:list-item>
        <text:list-item>
          <text:p text:style-name="P327">Provide temporary access to users/devices and services where necessary (AIM Roles)</text:p>
        </text:list-item>
        <text:list-item>
          <text:p text:style-name="P328">Allows to set up your password rotation policy.</text:p>
        </text:list-item>
        <text:list-item>
          <text:p text:style-name="P328">Integrates with many AWS services.</text:p>
        </text:list-item>
        <text:list-item>
          <text:p text:style-name="P328">Supports PCI DSS Compliance. <text:span text:style-name="T13">Compliance framework. When you are taking credit card details you need to be compliant with the framework.</text:span></text:p>
        </text:list-item>
      </text:list>
      <text:p text:style-name="P5"><text:soft-page-break/>Key Terms:</text:p>
      <text:list xml:id="list2130135200" text:style-name="L3">
        <text:list-item>
          <text:p text:style-name="P329">Users:<text:span text:style-name="T14"> End Users such as people, employees of an organization, etc.</text:span></text:p>
          <text:p text:style-name="P354"/>
        </text:list-item>
        <text:list-item>
          <text:p text:style-name="P329">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55"/>
        </text:list-item>
        <text:list-item>
          <text:p text:style-name="P329">Policies:<text:span text:style-name="T14"> </text:span><text:span text:style-name="T16">Are made up of Policy documents. Are made in JSON and give permissions as to what a User/Group/Role is able to do.</text:span></text:p>
          <text:p text:style-name="P356"/>
        </text:list-item>
        <text:list-item>
          <text:p text:style-name="P458"><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69"/>
      <text:p text:style-name="P69"/>
      <text:p text:style-name="P93"><text:span text:style-name="T2">AIM Dashboard: <text:s/></text:span>Services -- Security, Identity, &amp; Compliance -- AIM</text:p>
      <text:p text:style-name="P69"/>
      <text:p text:style-name="P93">There you can see the link to send your users to log in into the console. This link includes the Account ID, the user will need to introduce his user and password.</text:p>
      <text:p text:style-name="P93"/>
      <text:p text:style-name="P69">https://082396398680.signin.aws.amazon.com/console</text:p>
      <text:p text:style-name="P69"/>
      <text:p text:style-name="P93">You can customize this link too by creating an alias. This is DNS change so the alias will need to be unique in the world: <text:s text:c="11"/></text:p>
      <text:p text:style-name="P93"/>
      <text:p text:style-name="P93">https://testing1010.signin.aws.amazon.com/console</text:p>
      <text:p text:style-name="P69"/>
      <text:p text:style-name="P69"/>
      <text:p text:style-name="P6">Root Account:<text:span text:style-name="T14"> </text:span><text:span text:style-name="T20">Is the email address that your first signed up with. With the root account you are in God mode, you are able to do anything in AWS. </text:span></text:p>
      <text:p text:style-name="P94"/>
      <text:p text:style-name="P261"><text:span text:style-name="T20">W</text:span><text:span text:style-name="T14">hen you sign in for the first time you are recommended to do the following steps.</text:span></text:p>
      <text:p text:style-name="P262"/>
      <text:p text:style-name="P26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94"/>
      <text:list xml:id="list1559954489" text:style-name="L4">
        <text:list-item>
          <text:p text:style-name="P330"><text:soft-page-break/><text:span text:style-name="T58">E</text:span>nable the 2FA:<text:span text:style-name="T14"> </text:span></text:p>
          <text:p text:style-name="P357">Go to My Security Credentials (Top - Right, click on your user name) -- Activate MFA for your root account, click on Manage MFA -- Choose one of the 3 options, the app, the security key or other hardware.</text:p>
          <text:p text:style-name="P459"/>
          <text:p text:style-name="P460">If you choose to use an authenticator app is advisable to take a picture of the QR code and store it in a safe place. So if you lose your phone with the authenticaror app inside you will be able to <text:span text:style-name="T59">enable it again by scaning the picture.</text:span></text:p>
          <text:p text:style-name="P460"/>
        </text:list-item>
        <text:list-item>
          <text:p text:style-name="P331">Create individual AIM users:</text:p>
          <text:p text:style-name="P358">Click on Manage Users -- Add user -- Select AWS access type (where this new user will access): Programmatic (creates key id and security key id) and/or aws management console.</text:p>
          <text:p text:style-name="P358">Permissions: Create a Group, name it Developers and give it the permissions you want <text:span text:style-name="T60">and hit Create Group, hit next until you create the user.</text:span></text:p>
          <text:p text:style-name="P461"/>
          <text:p text:style-name="P461">IMPORTANT:<text:span text:style-name="T61"> Store the access key and secret key generated, you will need them to log in into the servers. </text:span><text:span text:style-name="T62">You won’t be able to retrieve that keys so you will lose it if you don’t store them after creating the user. You can email them to the user too.</text:span></text:p>
          <text:p text:style-name="P465"/>
        </text:list-item>
        <text:list-item>
          <text:p text:style-name="P476">Apply an IAM <text:span text:style-name="T76">Password </text:span>Policy:</text:p>
          <text:p text:style-name="P466">Manage Password Policy and enable the options you want, as much as better.</text:p>
        </text:list-item>
      </text:list>
      <text:p text:style-name="P260"/>
      <text:p text:style-name="P273">After applying everyting we have to see the following:</text:p>
      <text:p text:style-name="P273"><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69"/>
      <text:p text:style-name="P7">Change User Passwords:</text:p>
      <text:p text:style-name="P274">If for some reason you need to change the user passwords, for the console or CLI access go to:</text:p>
      <text:p text:style-name="P274">Users -- Select your user -- Security Credentials</text:p>
      <text:p text:style-name="P274"/>
      <text:p text:style-name="P274">There you can enable/disable or change the console password, generate new access keys, or enable and manage the 2FA.</text:p>
      <text:p text:style-name="P274"/>
      <text:p text:style-name="P8">Roles:</text:p>
      <text:p text:style-name="P97">Go to Roles -- Create role -- AWS service, EC2 -- search and select s3 full access (s3f) -- role name: S3_Admin_Access -- create role</text:p>
      <text:p text:style-name="P95"/>
      <text:p text:style-name="P95"/>
      <text:p text:style-name="P95"/>
      <text:p text:style-name="P95"/>
      <text:p text:style-name="P95"/>
      <text:p text:style-name="P95"/>
      <text:p text:style-name="P95"/>
      <text:p text:style-name="P291"><text:soft-page-break/></text:p>
      <text:p text:style-name="P98"/>
      <text:p text:style-name="P71">Create a Billing Alarm:</text:p>
      <text:p text:style-name="P98"/>
      <text:p text:style-name="P99">Go to CloudWatch -- Billing -- click the Create alarm in the center of the page, DON’T use the Create alarm in the top righ (specific alarm) -- You have to see a page that shows a graphic and several options to configure </text:p>
      <text:p text:style-name="P99"/>
      <text:p text:style-name="P99">You can get the same page using the Create alarm in the top righ doing -- Create alarm (top right button) -- Select metric -- Billing -- Total Estimated Charge -- tic USD -- Select <text:span text:style-name="T77">m</text:span>etric</text:p>
      <text:p text:style-name="P95"/>
      <text:p text:style-name="P100">Once in the Specify metric and conditions -- <text:span text:style-name="T78">Define the threshold value to 10 USD -- you can define the Period in which cloudwatch will check the billing alarm, by default is 6 hours -- hit Next when you are done.</text:span></text:p>
      <text:p text:style-name="P100"/>
      <text:p text:style-name="P100"><text:span text:style-name="T78">Select an SNS topic: Create new topic -- name it as </text:span><text:span text:style-name="T80">Billing_Alarm</text:span><text:span text:style-name="T78"> -- Email endpoint that will receive the notification… → add there your email (you will receive one email there and you will need to confirm that you want to subscribe to it) -- Create topic</text:span></text:p>
      <text:p text:style-name="P95"/>
      <text:p text:style-name="P101">Once subscribed (by confirming the email) hit next -- Name and description,Define a unique name: <text:span text:style-name="T79">Billing Alarm</text:span> and Alarm description: <text:span text:style-name="T79">Send me an email if my bill goes over $10</text:span></text:p>
      <text:p text:style-name="P95"/>
      <text:p text:style-name="P102">You will be redirected to a preview page, hit Create alarm.</text:p>
      <text:p text:style-name="P95"/>
      <text:p text:style-name="P103">You will appear in the billing dashboard and you will see your new created alarm. Will appear as INSUFFICIENT for a while because you choose to check it automatically every 6 hours.</text:p>
      <text:p text:style-name="P103"/>
      <text:p text:style-name="P103">If you didn’t confirmed by email yet you will see Actions as pending, confirm the email and subscribe to it. Then go back to the console and hit the refresh button, you will see that now is not showing the pending message.</text:p>
      <text:p text:style-name="P103"/>
      <text:p text:style-name="P104">And that’s it, you will receive an alarm everytime your bill goes over $10.</text:p>
      <text:p text:style-name="P95"/>
      <text:p text:style-name="P257">Exam Tips:</text:p>
      <text:p text:style-name="P105">How can you get automatic notifications if the bill goes over $X?</text:p>
      <text:p text:style-name="P105">By creating a billing alarm in cloudwatch, wich uses an SNS topic.</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92"><text:soft-page-break/></text:p>
      <text:p text:style-name="P293"/>
      <text:p text:style-name="P106"/>
      <text:p text:style-name="P72">S3 101</text:p>
      <text:p text:style-name="P95"/>
      <text:p text:style-name="P107">Provides a secure, durable, highly-scalable object storage.</text:p>
      <text:p text:style-name="P95"/>
      <text:p text:style-name="P108">Object-based storage. Flat files, documents, pictures, movies, etc.</text:p>
      <text:p text:style-name="P95"/>
      <text:p text:style-name="P109">Data is spread across multiple devices and facilities. </text:p>
      <text:p text:style-name="P95"/>
      <text:p text:style-name="P110">Files can be from 0 Bytes to 5TB and there is unlimited storage.</text:p>
      <text:p text:style-name="P110"/>
      <text:p text:style-name="P111">Files stored in Buckets <text:span text:style-name="T82">(folders). </text:span></text:p>
      <text:p text:style-name="P111"/>
      <text:p text:style-name="P112">S3 is universal namespaced, Bucket names must be unique <text:span text:style-name="T83">globally.</text:span></text:p>
      <text:p text:style-name="P111"/>
      <text:p text:style-name="P113">Names are global but you are storing buckets locally:</text:p>
      <text:p text:style-name="P113">If you create a bucket in the default Region, East Virginia, the bucket will have the domain name:</text:p>
      <text:p text:style-name="P113">https://my_bucket.s3.amazonaws.com</text:p>
      <text:p text:style-name="P113"/>
      <text:p text:style-name="P113">If you create the bucket in another region the domain name will be:</text:p>
      <text:p text:style-name="P113">https://my_bucket.eu-west-1.amazonaws.com → if you are in Ireland Region for example.</text:p>
      <text:p text:style-name="P110"/>
      <text:p text:style-name="P110"/>
      <text:p text:style-name="P258">Exam Tip<text:span text:style-name="T97">s</text:span>:</text:p>
      <text:p text:style-name="P114">-What code you receive back uploading a file? <text:s/>HTTP 200 code.</text:p>
      <text:p text:style-name="P115">-S3 is object based storage, not suitable to install an OS or a database.</text:p>
      <text:p text:style-name="P95">-<text:span text:style-name="T97">You can turn on MFA Delete → to confirm via MFA if you want to delete a file.</text:span></text:p>
      <text:p text:style-name="P275"><text:span text:style-name="T24">-</text:span><text:span text:style-name="T25">Read </text:span><text:a xlink:type="simple" xlink:href="https://aws.amazon.com/s3/faqs/" text:style-name="Internet_20_link" text:visited-style-name="Visited_20_Internet_20_Link"><text:span text:style-name="T25">S3 FAQs</text:span></text:a></text:p>
      <text:p text:style-name="P95"/>
      <text:p text:style-name="P15">Objects consists in:</text:p>
      <text:list xml:id="list3801154507" text:style-name="L5">
        <text:list-item>
          <text:p text:style-name="P359"><text:span text:style-name="T85">Key: </text:span>The object name. </text:p>
        </text:list-item>
        <text:list-item>
          <text:p text:style-name="P359"><text:span text:style-name="T85">Value: </text:span>The data, made up of a sequence of bytes.</text:p>
        </text:list-item>
        <text:list-item>
          <text:p text:style-name="P360"><text:span text:style-name="T85">Version ID:</text:span> Important for versioning.<text:span text:style-name="T84">You have a file with a name, like: my_file. If you upload another file with the same name S3 will keep both and you will be able to go back to the previous version. </text:span></text:p>
        </text:list-item>
        <text:list-item>
          <text:p text:style-name="P462">Metadata:<text:span text:style-name="T61"> Data about data you are storing. Example this object belongs to Finance.</text:span></text:p>
        </text:list-item>
        <text:list-item>
          <text:p text:style-name="P463">Subresources:</text:p>
          <text:list>
            <text:list-item>
              <text:p text:style-name="P467">Access Control Lists</text:p>
            </text:list-item>
            <text:list-item>
              <text:p text:style-name="P467">Torrent</text:p>
            </text:list-item>
            <text:list-item>
              <text:p text:style-name="P467">etc</text:p>
            </text:list-item>
          </text:list>
        </text:list-item>
      </text:list>
      <text:p text:style-name="P276"/>
      <text:p text:style-name="P279">Data Consistency model for S3:</text:p>
      <text:list xml:id="list2707735023" text:style-name="L6">
        <text:list-item>
          <text:p text:style-name="P361"><text:span text:style-name="T85">Read after Write consistency</text:span> for PUTS of new Objects: <text:s text:c="2"/>You upload a file to S3 you will be able to read it inmediatelly.</text:p>
          <text:p text:style-name="P361"/>
        </text:list-item>
        <text:list-item>
          <text:p text:style-name="P362"><text:span text:style-name="T85">Eventual Consistency</text:span> for overwrite PUTS and DELETES (can take some time to propagate): <text:s/><text:span text:style-name="T92">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95"><text:soft-page-break/></text:p>
      <text:p text:style-name="P95"/>
      <text:p text:style-name="P9">S3 Guarantees:</text:p>
      <text:list xml:id="list962360574" text:style-name="L7">
        <text:list-item>
          <text:p text:style-name="P363">Built for 99.99% availability</text:p>
        </text:list-item>
        <text:list-item>
          <text:p text:style-name="P363">AWS Guarantee 99.9% availability</text:p>
        </text:list-item>
        <text:list-item>
          <text:p text:style-name="P363">AWS Guarantee 11 x 9s durability for S3 information.</text:p>
        </text:list-item>
      </text:list>
      <text:p text:style-name="P95"/>
      <text:p text:style-name="P10">S3 Features:</text:p>
      <text:list xml:id="list2316357947" text:style-name="L8">
        <text:list-item>
          <text:p text:style-name="P364">Tiered Storage Available</text:p>
        </text:list-item>
        <text:list-item>
          <text:p text:style-name="P364">Lifecycle Management. <text:span text:style-name="T93">A</text:span>utomatic migration of objects to other S3 Storage Classes <text:s/></text:p>
        </text:list-item>
        <text:list-item>
          <text:p text:style-name="P364">Versioning</text:p>
        </text:list-item>
        <text:list-item>
          <text:p text:style-name="P364">Encryption</text:p>
        </text:list-item>
        <text:list-item>
          <text:p text:style-name="P364">MFA Delete</text:p>
        </text:list-item>
        <text:list-item>
          <text:p text:style-name="P364">Secure your data using ACL and Bucket Policies</text:p>
        </text:list-item>
      </text:list>
      <text:p text:style-name="P95"/>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63">All of them using <text:span text:style-name="T94">Availability Zones<text:tab/>≥3 </text:span>except S3 One Zone - IA</text:p>
      <text:p text:style-name="P11"/>
      <text:list xml:id="list167527510" text:style-name="L9">
        <text:list-item>
          <text:p text:style-name="P332">S3 Standard:<text:span text:style-name="T14"> 99.99% </text:span><text:span text:style-name="T86">Availability</text:span><text:span text:style-name="T14">. 11x9s </text:span><text:span text:style-name="T86">Durability.</text:span><text:span text:style-name="T64"> </text:span></text:p>
          <text:p text:style-name="P468"/>
        </text:list-item>
        <text:list-item>
          <text:p text:style-name="P332"><text:span text:style-name="T69">S3 - IA</text:span><text:span text:style-name="T64">, Infrequently Accessed: </text:span><text:span text:style-name="T63"><text:s/></text:span><text:span text:style-name="T65">Less frequently accessed data but requires rapid access to it. Low storage fee but you are charged a retrieval fee.</text:span></text:p>
          <text:p text:style-name="P470"/>
        </text:list-item>
        <text:list-item>
          <text:p text:style-name="P334"><text:span text:style-name="T70">S</text:span><text:span text:style-name="T61">3 One Zone - IA</text:span><text:span text:style-name="T63">: Lower cost and only one AZ. Data will be lost if the AZ is destroyed.</text:span></text:p>
          <text:p text:style-name="P472"/>
        </text:list-item>
        <text:list-item>
          <text:p text:style-name="P336"><text:span text:style-name="T61">S3 - Intelligent Tiering:</text:span><text:span text:style-name="T63"> Introduced in 2018. Uses AI to move data to the most cost-effective access tier without performance impact.</text:span></text:p>
        </text:list-item>
      </text:list>
      <text:p text:style-name="P95"/>
      <text:p text:style-name="P95"/>
      <text:list xml:id="list210605770164688" text:continue-numbering="true" text:style-name="L9">
        <text:list-item>
          <text:p text:style-name="P338">S3 Glacier:<text:span text:style-name="T14"> </text:span><text:span text:style-name="T21">Archive data. Secure, durable and low cost. Retrieve data configurable between minutes to hours. </text:span><text:span text:style-name="T22">You can pay a fee to retrieve data faster.</text:span></text:p>
          <text:p text:style-name="P365"/>
        </text:list-item>
        <text:list-item>
          <text:p text:style-name="P340">S3 Glacier Deep Archive<text:span text:style-name="T14">: Cheapest option to store data. Retrieve data </text:span><text:span text:style-name="T23">up to</text:span><text:span text:style-name="T14"> 12 hours</text:span></text:p>
        </text:list-item>
      </text:list>
      <text:p text:style-name="P95"/>
      <text:p text:style-name="P95"/>
      <text:p text:style-name="P13">S3 Charges:</text:p>
      <text:list xml:id="list2228529786" text:style-name="L10">
        <text:list-item>
          <text:p text:style-name="P367">Storage</text:p>
        </text:list-item>
        <text:list-item>
          <text:p text:style-name="P367">Requests</text:p>
        </text:list-item>
        <text:list-item>
          <text:p text:style-name="P367">Storage Management Pricing</text:p>
        </text:list-item>
        <text:list-item>
          <text:p text:style-name="P367">Data Transfer Pricing</text:p>
        </text:list-item>
        <text:list-item>
          <text:p text:style-name="P367"><text:span text:style-name="T85">Transfer Acceleration: </text:span><text:span text:style-name="T96">Uses Edge Locations. Stores data close to the end users lowering the latency. </text:span></text:p>
        </text:list-item>
        <text:list-item>
          <text:p text:style-name="P367"><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5"/>
      <text:p text:style-name="P95"/>
      <text:p text:style-name="P115"/>
      <text:p text:style-name="P95"/>
      <text:p text:style-name="P95"/>
      <text:p text:style-name="P95"/>
      <text:p text:style-name="P294"><text:soft-page-break/></text:p>
      <text:p text:style-name="P116"/>
      <text:p text:style-name="P73">Create an S3 Bucket:</text:p>
      <text:p text:style-name="P95"/>
      <text:p text:style-name="P117"><text:span text:style-name="T88">C</text:span><text:span text:style-name="T85">reate a default bucket: </text:span><text:s text:c="2"/>Storage - S3 - Create Bucket - Add unique domain name - Create Bucket.</text:p>
      <text:p text:style-name="P117"/>
      <text:p text:style-name="P117"><text:span text:style-name="T88">Upload an object:</text:span><text:span text:style-name="T98"> </text:span>Select your new bucket - <text:span text:style-name="T98">Object tab, </text:span>Upload - leave all default - Upload</text:p>
      <text:p text:style-name="P117"/>
      <text:p text:style-name="P117">The bucket and the image won’t be reachable on inet.</text:p>
      <text:p text:style-name="P117"/>
      <text:p text:style-name="P118"><text:span text:style-name="T85">Make Object public:</text:span> <text:span text:style-name="T99">Go to the bucket - Permissions - Block public access (bucket settings) , Edit - Untic block all public access - Save and confirm.</text:span></text:p>
      <text:p text:style-name="P119"/>
      <text:p text:style-name="P119">Now select the object you want to make public - Actions, Make public.</text:p>
      <text:p text:style-name="P118"/>
      <text:p text:style-name="P119">Go to the object Details, you will see the Object URL there, like https://teest1234569.s3.amazonaws.com/carlos_enrique.png</text:p>
      <text:p text:style-name="P95"/>
      <text:p text:style-name="P259">Exam Tips:</text:p>
      <text:p text:style-name="P95"/>
      <text:list xml:id="list3667608188" text:style-name="L11">
        <text:list-item>
          <text:p text:style-name="P370">Buckets names shares common namespace (Domain). You can not have the same bucket name as someone else, have to be unique for the whole world.</text:p>
          <text:p text:style-name="P370"/>
        </text:list-item>
        <text:list-item>
          <text:p text:style-name="P477"><text:span text:style-name="T26">I</text:span><text:span text:style-name="T14">n the Management console you see the buckets globally but you have to store them in a particular AZ.</text:span></text:p>
          <text:p text:style-name="P371"/>
        </text:list-item>
        <text:list-item>
          <text:p text:style-name="P372">Cross Region Replication, <text:span text:style-name="T116">CRR</text:span>: You can replicate the content of one bucket to another bucket in another Region automatically.</text:p>
          <text:p text:style-name="P372"/>
        </text:list-item>
        <text:list-item>
          <text:p text:style-name="P373">You can change the Storage class and encryption of your objects on the fly.</text:p>
          <text:p text:style-name="P373"/>
        </text:list-item>
        <text:list-item>
          <text:p text:style-name="P374">Remember the storage classes.</text:p>
          <text:p text:style-name="P374"/>
        </text:list-item>
        <text:list-item>
          <text:p text:style-name="P478"><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75"/>
        </text:list-item>
        <text:list-item>
          <text:p text:style-name="P376">Restrict Buckets Access:</text:p>
          <text:list>
            <text:list-item>
              <text:p text:style-name="P376">Bucket Policies: Applies across the whole bucket.</text:p>
            </text:list-item>
            <text:list-item>
              <text:p text:style-name="P376">Object Policies: Applies to individual files.</text:p>
            </text:list-item>
            <text:list-item>
              <text:p text:style-name="P479"><text:span text:style-name="T14">AIM Policies to User/Group: </text:span><text:span text:style-name="T28">Applies to users and groups.</text:span></text:p>
            </text:list-item>
          </text:list>
          <text:p text:style-name="P375"/>
        </text:list-item>
      </text:list>
      <text:p text:style-name="P120"/>
      <text:list xml:id="list210605801394981" text:continue-numbering="true" text:style-name="L11">
        <text:list-header>
          <text:p text:style-name="P374"/>
        </text:list-header>
      </text:list>
      <text:p text:style-name="P95"/>
      <text:p text:style-name="P95"/>
      <text:p text:style-name="P95"/>
      <text:p text:style-name="P95"/>
      <text:p text:style-name="P95"/>
      <text:p text:style-name="P95"/>
      <text:p text:style-name="P95"/>
      <text:p text:style-name="P295"><text:soft-page-break/></text:p>
      <text:p text:style-name="P74">S3 Pricing Tiers:</text:p>
      <text:p text:style-name="P95"/>
      <text:p text:style-name="P14">S3 Charges:</text:p>
      <text:list xml:id="list210606303895205" text:continue-list="list2228529786" text:style-name="L10">
        <text:list-item>
          <text:p text:style-name="P368">Storage</text:p>
        </text:list-item>
        <text:list-item>
          <text:p text:style-name="P368">Requests <text:span text:style-name="T101">and Data Retrievals</text:span></text:p>
        </text:list-item>
        <text:list-item>
          <text:p text:style-name="P369">Data Transfer Pricing</text:p>
        </text:list-item>
        <text:list-item>
          <text:p text:style-name="P368">Storage Management <text:span text:style-name="T102">&amp; Replication </text:span>Pricing</text:p>
        </text:list-item>
        <text:list-item>
          <text:p text:style-name="P368"><text:span text:style-name="T85">Transfer Acceleration: </text:span><text:span text:style-name="T96">Uses Edge Locations. Stores data close to the end users lowering the latency. </text:span></text:p>
        </text:list-item>
        <text:list-item>
          <text:p text:style-name="P368"><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5"/>
      <text:p text:style-name="P95"/>
      <text:p text:style-name="P12">S3 Storage <text:span text:style-name="T103">Cost</text:span> </text:p>
      <text:p text:style-name="P12"/>
      <text:list xml:id="list210606225447745" text:continue-list="list210605770164688" text:style-name="L9">
        <text:list-item>
          <text:p text:style-name="P333">S3 Standard:<text:span text:style-name="T14"> </text:span></text:p>
          <text:list>
            <text:list-item>
              <text:p text:style-name="P377">First 50 TB / Month: <text:s/>$0.023 per GB</text:p>
            </text:list-item>
            <text:list-item>
              <text:p text:style-name="P377">Next 450 TB / Month: $0.022 per GB</text:p>
            </text:list-item>
            <text:list-item>
              <text:p text:style-name="P377">Over 500 TB / Month: $0.021 per GB</text:p>
            </text:list-item>
          </text:list>
        </text:list-item>
      </text:list>
      <text:p text:style-name="P130"/>
      <text:list xml:id="list210606112039100" text:continue-numbering="true" text:style-name="L9">
        <text:list-item>
          <text:p text:style-name="P337"><text:span text:style-name="T61">S3 - Intelligent Tiering:</text:span><text:span text:style-name="T63"> </text:span></text:p>
          <text:list>
            <text:list-item>
              <text:p text:style-name="P342"><text:span text:style-name="T63">Exacly the same that S3 Standard but you have access to S3 IA Tier which is always $0.0125 per GB, </text:span><text:span text:style-name="T66">which is half of the price of s3 standard.</text:span></text:p>
            </text:list-item>
            <text:list-item>
              <text:p text:style-name="P343"><text:span text:style-name="T66">M</text:span><text:span text:style-name="T63">onitoring and Automation cost, $0.0025 per 1000 objects. (Every 1000 objects you have to pay this)</text:span></text:p>
            </text:list-item>
          </text:list>
          <text:p text:style-name="P469"/>
        </text:list-item>
        <text:list-item>
          <text:p text:style-name="P333"><text:span text:style-name="T69">S3 - IA</text:span><text:span text:style-name="T65">:</text:span></text:p>
          <text:list>
            <text:list-item>
              <text:p text:style-name="P344"><text:span text:style-name="T65">A</text:span><text:span text:style-name="T63">ll storage / Month: <text:s/>$0.0125 per GB</text:span></text:p>
            </text:list-item>
          </text:list>
          <text:p text:style-name="P471"/>
        </text:list-item>
        <text:list-item>
          <text:p text:style-name="P335"><text:span text:style-name="T70">S</text:span><text:span text:style-name="T61">3 One Zone - IA</text:span><text:span text:style-name="T63">: </text:span></text:p>
          <text:list>
            <text:list-item>
              <text:p text:style-name="P473">All storage / Month: $0.001 per GB</text:p>
            </text:list-item>
          </text:list>
        </text:list-item>
      </text:list>
      <text:p text:style-name="P96"/>
      <text:list xml:id="list210607142847036" text:continue-numbering="true" text:style-name="L9">
        <text:list-item>
          <text:p text:style-name="P339">S3 Glacier:<text:span text:style-name="T14"> </text:span></text:p>
          <text:list>
            <text:list-item>
              <text:p text:style-name="P345"><text:span text:style-name="T63">All storage / Month: $0.0</text:span><text:span text:style-name="T67">04 per GB</text:span></text:p>
            </text:list-item>
          </text:list>
          <text:p text:style-name="P366"/>
        </text:list-item>
        <text:list-item>
          <text:p text:style-name="P341">S3 Glacier Deep Archive<text:span text:style-name="T14">: </text:span></text:p>
          <text:list>
            <text:list-item>
              <text:p text:style-name="P345"><text:span text:style-name="T63">All storage / Month: $0.0</text:span><text:span text:style-name="T67">0099 per GB</text:span></text:p>
            </text:list-item>
          </text:list>
        </text:list-item>
      </text:list>
      <text:p text:style-name="P95"/>
      <text:p text:style-name="P121"><text:span text:style-name="T9">Exam Tip</text:span><text:span text:style-name="T10">s</text:span><text:span text:style-name="T9">:</text:span><text:span text:style-name="T2"> </text:span><text:s/>Which Tier of S3 should I use for a given scenario.</text:p>
      <text:p text:style-name="P95"/>
      <text:p text:style-name="P16">Order from expensive to chepeast:</text:p>
      <text:list xml:id="list2215331832" text:style-name="L12">
        <text:list-item>
          <text:p text:style-name="P378">S3 Standard</text:p>
        </text:list-item>
        <text:list-item>
          <text:p text:style-name="P378">S3 - Infrequent Access</text:p>
        </text:list-item>
        <text:list-item>
          <text:p text:style-name="P379">S3 - Intelligent Tiering →<text:span text:style-name="T104"> Uses </text:span>S3 <text:span text:style-name="T104">Standard and </text:span>S3 - <text:span text:style-name="T104">IA</text:span></text:p>
        </text:list-item>
        <text:list-item>
          <text:p text:style-name="P378">S3 <text:s/>One Zone - IA →<text:span text:style-name="T105"> Risk of losing data if the AZ dies.</text:span></text:p>
        </text:list-item>
        <text:list-item>
          <text:p text:style-name="P378">S3 Glacier </text:p>
        </text:list-item>
        <text:list-item>
          <text:p text:style-name="P378">S3 Glacier Deep Archive</text:p>
        </text:list-item>
      </text:list>
      <text:p text:style-name="P95"/>
      <text:p text:style-name="P95"/>
      <text:p text:style-name="P95"/>
      <text:p text:style-name="P296"><text:soft-page-break/></text:p>
      <text:p text:style-name="P124"/>
      <text:p text:style-name="P75">S3 Security and Encryption:</text:p>
      <text:p text:style-name="P95"/>
      <text:p text:style-name="P125">By default all newly created buckets are private. You can set up access control to your buckets using:</text:p>
      <text:list xml:id="list1489965595" text:style-name="L13">
        <text:list-item>
          <text:p text:style-name="P380">Bucket Policies →<text:span text:style-name="T106"> applied on Buckets</text:span></text:p>
        </text:list-item>
        <text:list-item>
          <text:p text:style-name="P380">Access Control Lists → applied on Objects</text:p>
        </text:list-item>
      </text:list>
      <text:p text:style-name="P95"/>
      <text:p text:style-name="P126">Buckets can be configured to create access logs which logs all requests made to th S3 buckets.This can be sent to another bucket and even another bucket in another account.</text:p>
      <text:p text:style-name="P126"/>
      <text:p text:style-name="P17">Types of Encryption: <text:span text:style-name="T100">Exam Tip</text:span></text:p>
      <text:p text:style-name="P53"/>
      <text:list xml:id="list1406328385" text:style-name="L14">
        <text:list-item>
          <text:p text:style-name="P381"><text:span text:style-name="T85">Encry</text:span><text:span text:style-name="T89">p</text:span><text:span text:style-name="T85">tion In Transit:</text:span> <text:s text:c="2"/><text:span text:style-name="T107">When the browser uses https. Achieved by SSL/TLS. Encrypted between my computer and the server.</text:span></text:p>
          <text:p text:style-name="P381"/>
        </text:list-item>
        <text:list-item>
          <text:p text:style-name="P382"><text:span text:style-name="T85">Encryption At Rest:</text:span> <text:s/>Is where we encrypt the data that will be stored. </text:p>
          <text:p text:style-name="P382"/>
          <text:list>
            <text:list-item>
              <text:p text:style-name="P383">Server Side: Where AWS helps you to encrypt the object:</text:p>
              <text:p text:style-name="P383"/>
              <text:list>
                <text:list-item>
                  <text:p text:style-name="P384"><text:span text:style-name="T85">S3 Managed Keys</text:span> - <text:span text:style-name="T2">SSE-S3 </text:span>(Server Side Encryption). AWS manages the keys</text:p>
                  <text:p text:style-name="P384"/>
                </text:list-item>
                <text:list-item>
                  <text:p text:style-name="P385"><text:span text:style-name="T85">AWS Key Management Service</text:span>, Managed Keys - <text:span text:style-name="T2">SSE-KMS</text:span>. Managed by me and AWS together.</text:p>
                  <text:p text:style-name="P385"/>
                </text:list-item>
                <text:list-item>
                  <text:p text:style-name="P386"><text:span text:style-name="T85">Server Side Encryption with Customer Provided Keys </text:span>- <text:span text:style-name="T2">SSE-C</text:span>. You give AWS your keys, <text:span text:style-name="T108">you can encrypt your S3 objects as well.</text:span></text:p>
                </text:list-item>
              </text:list>
              <text:p text:style-name="P383"/>
            </text:list-item>
            <text:list-item>
              <text:p text:style-name="P383">Client Side: You encrypt the object and then upload it to S3.</text:p>
            </text:list-item>
          </text:list>
        </text:list-item>
      </text:list>
      <text:p text:style-name="P95"/>
      <text:p text:style-name="P18">Encrypt an Object:</text:p>
      <text:p text:style-name="P127">S3 - Select the bucket you want - Select the object you want to encrypt - Server-side encryption settings - Edit - Amazon S3 key (SSE-S3) - <text:span text:style-name="T109">Save</text:span></text:p>
      <text:p text:style-name="P95"/>
      <text:p text:style-name="P19">Encrypt a Bucket: <text:span text:style-name="T14">→ </text:span><text:span text:style-name="T29">Much more efficient </text:span></text:p>
      <text:p text:style-name="P128">Select the bucket you want to encrypt - Properties - Default encryption, Edit - Enable, Amazon S3 key (SSE-S3) - Save changes</text:p>
      <text:p text:style-name="P95"/>
      <text:p text:style-name="P129">Now all objects that we put into this bucket will be encrypted.</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97"><text:soft-page-break/></text:p>
      <text:p text:style-name="P131"/>
      <text:p text:style-name="P76">S3 - Versioning:</text:p>
      <text:p text:style-name="P122"><text:span text:style-name="T9">Exam Tip</text:span><text:span text:style-name="T10">s</text:span><text:span text:style-name="T9">:</text:span></text:p>
      <text:list xml:id="list2864199430" text:style-name="L15">
        <text:list-item>
          <text:p text:style-name="P387">Stores all versions of an object (including all writes and even if you delete an object)</text:p>
          <text:p text:style-name="P387"/>
        </text:list-item>
        <text:list-item>
          <text:p text:style-name="P387">Great backup tool.</text:p>
          <text:p text:style-name="P387"/>
        </text:list-item>
        <text:list-item>
          <text:p text:style-name="P387">Once enabled Versioning can NOT be disabled, only suspended. You have to remove the bucket and create a new one to see it as disabled. If you make it suspended the new objects won’t be versioned but the old objects will keep it’s versions.</text:p>
          <text:p text:style-name="P387"/>
        </text:list-item>
        <text:list-item>
          <text:p text:style-name="P388">Integrates Lifecycle rules</text:p>
          <text:p text:style-name="P388"/>
        </text:list-item>
        <text:list-item>
          <text:p text:style-name="P388">It comes with MFA Delete capability, which can be used to provide an additional layer of security.</text:p>
        </text:list-item>
      </text:list>
      <text:p text:style-name="P132"/>
      <text:p text:style-name="P132"/>
      <text:p text:style-name="P264">Create a bucket and upload an object:</text:p>
      <text:p text:style-name="P133">Create the bucket as public and enable the Bucket Versioning.</text:p>
      <text:p text:style-name="P95"/>
      <text:p text:style-name="P264">Upload an object several times:</text:p>
      <text:p text:style-name="P133">Create a notepad called Document.txt with the text: This is version 1.0</text:p>
      <text:p text:style-name="P133"/>
      <text:p text:style-name="P133">Upload it to the new bucket.</text:p>
      <text:p text:style-name="P133"/>
      <text:p text:style-name="P133">Modify the text to: <text:s/>This is Version 2.0 and upload it</text:p>
      <text:p text:style-name="P133"/>
      <text:p text:style-name="P133">Tick the List versions button, you will see both documents there, the lastly updated is the current document and the first document uploaded is the oldest version.</text:p>
      <text:p text:style-name="P133"/>
      <text:p text:style-name="P133">You have to make each document public to be reachable through internet. Every new version will need to be made public.</text:p>
      <text:p text:style-name="P95"/>
      <text:p text:style-name="P264">Delete an Object:</text:p>
      <text:p text:style-name="P134">With the List versions unticket, you only can see the last object and not the old versions, click on Delete.</text:p>
      <text:p text:style-name="P134"/>
      <text:p text:style-name="P134">Type delete to confirm it.</text:p>
      <text:p text:style-name="P95"/>
      <text:p text:style-name="P135">This is NOT deleting the object, just made it dissapear from the list of objects.</text:p>
      <text:p text:style-name="P135"/>
      <text:p text:style-name="P135">Tick the List versioning and you will see it as Delete marker. Delete is hiding the current version from your view but it is still there marked as Delete marker.</text:p>
      <text:p text:style-name="P135"/>
      <text:p text:style-name="P265">Restore an object:</text:p>
      <text:p text:style-name="P136">Select the Delete marker object and hit Delete. This will delete the Delete marker and will make the object available again.</text:p>
      <text:p text:style-name="P95"/>
      <text:p text:style-name="P137">Now you can see the document through internet again, the text will show: </text:p>
      <text:p text:style-name="P137">This is version 3.0. Last version</text:p>
      <text:p text:style-name="P137"/>
      <text:p text:style-name="P266"><text:soft-page-break/>Suspend Versioning:</text:p>
      <text:p text:style-name="P138">This prevents the creation of new objects but preserves the old ones.</text:p>
      <text:p text:style-name="P138"/>
      <text:p text:style-name="P267">Delete objects:</text:p>
      <text:p text:style-name="P139">You have to go one by one, each version of the object.</text:p>
      <text:p text:style-name="P139"/>
      <text:p text:style-name="P139">Tick the version you want to delete and hit Delete button -- confirm typing the text permanently delete -- Delete objects</text:p>
      <text:p text:style-name="P139"/>
      <text:p text:style-name="P139">You can tick all the versioned objects to delete them all together.</text:p>
      <text:p text:style-name="P139"/>
      <text:p text:style-name="P298"/>
      <text:p text:style-name="P140"/>
      <text:p text:style-name="P77">Lifecycle Management with S3</text:p>
      <text:p text:style-name="P123"><text:span text:style-name="T9">Exam Tip</text:span><text:span text:style-name="T10">s</text:span><text:span text:style-name="T9">:</text:span></text:p>
      <text:p text:style-name="P147"/>
      <text:list xml:id="list220232039" text:style-name="L16">
        <text:list-item>
          <text:p text:style-name="P389">What lifecycle is: <text:s/>Automates moving your objects between the different storage tiers.</text:p>
          <text:p text:style-name="P389"/>
        </text:list-item>
        <text:list-item>
          <text:p text:style-name="P390">It allows you to delete objects to after X time.</text:p>
          <text:p text:style-name="P391"/>
        </text:list-item>
        <text:list-item>
          <text:p text:style-name="P389">Can be used in conjunction with versioning, to move old versions of the objects.</text:p>
        </text:list-item>
      </text:list>
      <text:p text:style-name="P154"/>
      <text:p text:style-name="P154"/>
      <text:p text:style-name="P141">Go to the bucket created in the previous lecture -- Management -- Create lifecycle rule:</text:p>
      <text:p text:style-name="P141"/>
      <text:p text:style-name="P142">Add a name: Main Lifecycle Rule</text:p>
      <text:p text:style-name="P142"/>
      <text:p text:style-name="P22">Choose a rule scope:</text:p>
      <text:p text:style-name="P142"/>
      <text:list xml:id="list1179227126" text:style-name="L17">
        <text:list-item>
          <text:p text:style-name="P392">Limit the scope of this rule using one or more filters</text:p>
        </text:list-item>
        <text:list-item>
          <text:p text:style-name="P392">This rule applies to all objects in the bucket <text:span text:style-name="T110">(will ask you to ack)</text:span></text:p>
        </text:list-item>
      </text:list>
      <text:p text:style-name="P95"/>
      <text:p text:style-name="P95"/>
      <text:p text:style-name="P21">Lifecycle rule actions:</text:p>
      <text:p text:style-name="P95"/>
      <text:list xml:id="list2998867038" text:style-name="L18">
        <text:list-item>
          <text:p text:style-name="P393">Transition current versions of objects between storage classes: <text:s text:c="4"/><text:span text:style-name="T111">Move the object to another storage class in X days. </text:span></text:p>
          <text:p text:style-name="P393"/>
        </text:list-item>
        <text:list-item>
          <text:p text:style-name="P393">Transition previous versions of objects between storage classes: <text:s text:c="3"/><text:span text:style-name="T111">Move an old version of the object to another storage class in X days.</text:span></text:p>
          <text:p text:style-name="P393"/>
        </text:list-item>
        <text:list-item>
          <text:p text:style-name="P393">Expire current versions of objects</text:p>
          <text:p text:style-name="P393"/>
        </text:list-item>
        <text:list-item>
          <text:p text:style-name="P393">Permanently delete previous versions of objects: <text:s text:c="4"/><text:span text:style-name="T112">Delete an old version after X days</text:span></text:p>
          <text:p text:style-name="P393"/>
        </text:list-item>
        <text:list-item>
          <text:p text:style-name="P393">Delete expired delete markers or incomplete multipart uploads</text:p>
          <text:p text:style-name="P393"/>
        </text:list-item>
        <text:list-item>
          <text:p text:style-name="P393">When a lifecycle rule is scoped with tags, these actions are unavailable.</text:p>
        </text:list-item>
      </text:list>
      <text:p text:style-name="P95"/>
      <text:p text:style-name="P95"/>
      <text:p text:style-name="P95"/>
      <text:p text:style-name="P143"><text:soft-page-break/>Transitions: You can add more transitions, example: After 30 days move the current version to Standard-IA and after 60 days move it to Gracier.</text:p>
      <text:p text:style-name="P95"/>
      <text:p text:style-name="P144"/>
      <text:p text:style-name="P144">At the end you have a a Timeline summary informing of the rules created:</text:p>
      <text:p text:style-name="P145"/>
      <text:p text:style-name="P145"><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8">You can see, edit, <text:span text:style-name="T113">disable, </text:span>delete the rule going to Management in the bucket.</text:p>
      <text:p text:style-name="P145"/>
      <text:p text:style-name="P146"/>
      <text:p text:style-name="P299"/>
      <text:p text:style-name="P149"/>
      <text:p text:style-name="P78">S3 Object Lock &amp; Glacier Vault Lock</text:p>
      <text:p text:style-name="P145"/>
      <text:p text:style-name="P150">You can use S3 Object Lock to store objects using a <text:span text:style-name="T85">write once, read many</text:span> (<text:span text:style-name="T2">WORM</text:span>) model.</text:p>
      <text:p text:style-name="P150">It helps you to prevent objects to being deleted or modified for a fixed amount of time or indefinitely.</text:p>
      <text:p text:style-name="P150"/>
      <text:p text:style-name="P151">You can use it to meet regularoty requirements that require WORM storage, or add extra layer of protection against object changes and deletion.</text:p>
      <text:p text:style-name="P151"/>
      <text:p text:style-name="P20">Modes:</text:p>
      <text:list xml:id="list4213110975" text:style-name="L19">
        <text:list-item>
          <text:p text:style-name="P394"><text:span text:style-name="T85">Governance Mode: </text:span><text:span text:style-name="T114">You can grant some users special permissions to delete, alter an object or <text:s/>alter the retention settings. The rest of the users can not do anything.</text:span></text:p>
          <text:p text:style-name="P394"/>
        </text:list-item>
        <text:list-item>
          <text:p text:style-name="P395"><text:span text:style-name="T85">Compliance Mode</text:span>: No one, not even the Root, can modify or delete the object version.<text:span text:style-name="T115">It’s retention mode </text:span><text:span text:style-name="T4">can NOT be changed </text:span><text:span text:style-name="T115">and it’s retention period can not be shortened by no one, ensuring that the object version won’t be deleted or modified during the </text:span><text:span text:style-name="T4">Retention Period.</text:span><text:span text:style-name="T2"> </text:span></text:p>
        </text:list-item>
      </text:list>
      <text:p text:style-name="P152"/>
      <text:p text:style-name="P152"/>
      <text:p text:style-name="P152"/>
      <text:p text:style-name="P152"/>
      <text:p text:style-name="P152"/>
      <text:p text:style-name="P152"/>
      <text:p text:style-name="P280"><text:soft-page-break/>Retention Periods:</text:p>
      <text:p text:style-name="P155">Is the time that an object version will be protected against overwritten/delete actions. You set up the retention period. </text:p>
      <text:p text:style-name="P155"/>
      <text:p text:style-name="P155">At the end of the RP the object version can be overwritten or deleted unless you also placed a Legal Hold on the object version.</text:p>
      <text:p text:style-name="P155"/>
      <text:p text:style-name="P156">When you place a RP, AWS S3 stores a timestamp in the object version’s metadata to indicate when the RP expires.</text:p>
      <text:p text:style-name="P155"/>
      <text:p text:style-name="P153"><text:span text:style-name="T2">Legal Holds:</text:span> </text:p>
      <text:p text:style-name="P157">Prevents an object version from being overwritten or deleted. Like the RP.</text:p>
      <text:p text:style-name="P157"/>
      <text:p text:style-name="P157">However a Legal Hold doesn’t have an associated retention period and remains in effect until removed <text:span text:style-name="T117">the legal hold.</text:span></text:p>
      <text:p text:style-name="P145"/>
      <text:p text:style-name="P158">Legal Holds can be placed and removed by any user who has the s3:PutObjectLegalHold permission.</text:p>
      <text:p text:style-name="P145"/>
      <text:p text:style-name="P145"/>
      <text:p text:style-name="P23"><text:span text:style-name="T118">S3 </text:span>Glacier Vault Lock: <text:s text:c="2"/><text:span text:style-name="T31">Is a way of locking objects into Glaciar s</text:span><text:span text:style-name="T30">imilar to S3 Object Lock.</text:span></text:p>
      <text:p text:style-name="P159"/>
      <text:p text:style-name="P159">You can lock a Vault Lock policy with WORM for example and lock the policy for future edits. Once locked the policy can no longer be changed.</text:p>
      <text:p text:style-name="P159"/>
      <text:p text:style-name="P159"/>
      <text:p text:style-name="P54">Exam Tips:</text:p>
      <text:p text:style-name="P145"/>
      <text:list xml:id="list343143120" text:style-name="L20">
        <text:list-item>
          <text:p text:style-name="P396">Use S3 Object Lock to store objects using a WORM model, write once, read many.</text:p>
          <text:p text:style-name="P396"/>
        </text:list-item>
        <text:list-item>
          <text:p text:style-name="P397">Object locks can be on individual objects or applied across the bucket as a whole.</text:p>
          <text:p text:style-name="P397"/>
        </text:list-item>
        <text:list-item>
          <text:p text:style-name="P398">Object locks ome in two models: </text:p>
          <text:list>
            <text:list-item>
              <text:p text:style-name="P398">Governance mode: <text:span text:style-name="T119">The object can be modified if you have special permissions.</text:span></text:p>
            </text:list-item>
            <text:list-item>
              <text:p text:style-name="P398">Compliance mode: <text:span text:style-name="T119">No one can modify the object. You habe to wait utill the Retention Perion set is over.</text:span></text:p>
            </text:list-item>
          </text:list>
          <text:p text:style-name="P399"/>
        </text:list-item>
        <text:list-item>
          <text:p text:style-name="P399">S3 Glaciar Vault Lock: To lock Objects inside glacier tier.</text:p>
        </text:list-item>
      </text:list>
      <text:p text:style-name="P160"/>
      <text:p text:style-name="P300"/>
      <text:p text:style-name="P301"/>
      <text:p text:style-name="P161"/>
      <text:p text:style-name="P91">S3 Performance</text:p>
      <text:p text:style-name="P145"/>
      <text:p text:style-name="P172">How can we design our applications to maximize their performance with S3.</text:p>
      <text:p text:style-name="P145"/>
      <text:p text:style-name="P174">Think that you can access S3 several times at the same time, in parallel, is NOT like a network storage server that the access is a serial connection.</text:p>
      <text:p text:style-name="P174"/>
      <text:p text:style-name="P174">So you can spread your upload or download requests in parallel in order to gain speed.</text:p>
      <text:p text:style-name="P174"/>
      <text:p text:style-name="P145"/>
      <text:p text:style-name="P24"><text:soft-page-break/>S3 Prefixes:</text:p>
      <text:p text:style-name="P162"/>
      <text:p text:style-name="P163">A prefix is a subfolder. <text:span text:style-name="T122">bucket/</text:span><text:span text:style-name="T5">folder1/sub1</text:span><text:span text:style-name="T122">/file.png <text:s/>→ <text:s/>folder1/sub1/ is the prefix.</text:span></text:p>
      <text:p text:style-name="P164"><text:span text:style-name="T123">A prefix is anything between the bucket and the file. </text:span>You can have as many prefix you need.</text:p>
      <text:p text:style-name="P162"/>
      <text:p text:style-name="P268">This is good to improve performance if you divide into different prefix a heavy file or folder.</text:p>
      <text:p text:style-name="P162">S3 has an extremely low latency, by default 100-200 ms. <text:span text:style-name="T120">You get the first byte at this speed.</text:span></text:p>
      <text:p text:style-name="P162"/>
      <text:p text:style-name="P162">You can achieve a high number of requests <text:span text:style-name="T121">per second per prefix:</text:span></text:p>
      <text:list xml:id="list613507006" text:style-name="L21">
        <text:list-item>
          <text:p text:style-name="P400">3,500 PUT/COPY/POST/DELETE</text:p>
        </text:list-item>
        <text:list-item>
          <text:p text:style-name="P480"><text:span text:style-name="T32">5,</text:span><text:span text:style-name="T14">500 GET/HEAD </text:span></text:p>
        </text:list-item>
      </text:list>
      <text:p text:style-name="P145"/>
      <text:p text:style-name="P165">Example:</text:p>
      <text:p text:style-name="P165"/>
      <text:p text:style-name="P165">If you have a heavy file and you spread it into 4 prefix <text:span text:style-name="T124">evenly</text:span>, like:</text:p>
      <text:p text:style-name="P165"><text:tab/>bucket/<text:span text:style-name="T2">folder1</text:span>/file.png</text:p>
      <text:p text:style-name="P165"><text:tab/>bucket/<text:span text:style-name="T2">folder2</text:span>/file.png</text:p>
      <text:p text:style-name="P165"><text:tab/>bucket/<text:span text:style-name="T2">folder3</text:span>/file.png</text:p>
      <text:p text:style-name="P165"><text:tab/>bucket/<text:span text:style-name="T2">folder4</text:span>/file.png</text:p>
      <text:p text:style-name="P145"/>
      <text:p text:style-name="P166">you can achieve 22,000 requests per second for GET and HEAD</text:p>
      <text:p text:style-name="P145"/>
      <text:p text:style-name="P145"/>
      <text:p text:style-name="P25">S3 - KMS Limitation:</text:p>
      <text:p text:style-name="P145"/>
      <text:p text:style-name="P167">If you have SSE-KMS encryption on your objects you may be impacted by the KMS limits.</text:p>
      <text:p text:style-name="P167"/>
      <text:list xml:id="list1479036727" text:style-name="L22">
        <text:list-item>
          <text:p text:style-name="P401">Uploading a file it calls the GenerateDataKey KMS API</text:p>
          <text:p text:style-name="P401"/>
        </text:list-item>
        <text:list-item>
          <text:p text:style-name="P401">Downloading a file it calls the Decrypt KMS API</text:p>
        </text:list-item>
      </text:list>
      <text:p text:style-name="P145"/>
      <text:p text:style-name="P168">These two requests will counts towards the KMS quota</text:p>
      <text:p text:style-name="P145"/>
      <text:p text:style-name="P173">By default KMS have a quota on number of requests per seconds and based on the region <text:s/>can be 5500, 10000, 30000 reqs/s</text:p>
      <text:p text:style-name="P145"/>
      <text:p text:style-name="P169">You can NOT change that quota.</text:p>
      <text:p text:style-name="P95"/>
      <text:p text:style-name="P170">If you pass this quota you will be th<text:span text:style-name="T125">r</text:span>ot<text:span text:style-name="T126">tl</text:span>ed. <text:span text:style-name="T127">So you need to know if KMS will block your performance in S3.</text:span></text:p>
      <text:p text:style-name="P170"/>
      <text:p text:style-name="P171">The quotas are pretty big for normal usage but you still need to know if you have many files in high <text:s/>usage in your S3 buckets.</text:p>
      <text:p text:style-name="P170"><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26"><text:soft-page-break/>S3 Performance, how to optimize it: <text:span text:style-name="T131">UPLOADS</text:span></text:p>
      <text:p text:style-name="P170"/>
      <text:list xml:id="list4128066950" text:style-name="L23">
        <text:list-item>
          <text:p text:style-name="P346">Multi-Part upload:<text:span text:style-name="T14"> </text:span><text:span text:style-name="T87">Parallelize uploads,</text:span><text:span text:style-name="T33"> which will speed up the transfer to maximize the bandwithd. <text:s/></text:span><text:span text:style-name="T34">You do this through </text:span><text:span text:style-name="T35">AWS CLI</text:span><text:span text:style-name="T34">. </text:span></text:p>
          <text:p text:style-name="P402"/>
          <text:list>
            <text:list-item>
              <text:p text:style-name="P403">Recommended for files up to &gt; 100 MB</text:p>
              <text:p text:style-name="P403"><text:s/></text:p>
            </text:list-item>
            <text:list-item>
              <text:p text:style-name="P346"><text:span text:style-name="T37">R</text:span><text:span text:style-name="T36">equired for files over </text:span><text:span text:style-name="T37">&gt; </text:span><text:span text:style-name="T36">5 GB.</text:span></text:p>
              <text:p text:style-name="P404"/>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210607594839031" text:continue-numbering="true" text:style-name="L23">
        <text:list-header>
          <text:p text:style-name="P404"/>
        </text:list-header>
        <text:list-item>
          <text:p text:style-name="P347"><text:span text:style-name="T128">S</text:span>3 Transfer Acceleration (upload only):<text:span text:style-name="T14"> </text:span><text:span text:style-name="T39">Move the file you want to the closest edge location of the end user. Compatible with multi-part upload.</text:span></text:p>
          <text:list>
            <text:list-header>
              <text:p text:style-name="P404"/>
            </text:list-header>
          </text:list>
        </text:list-item>
      </text:list>
      <text:p text:style-name="P170"/>
      <text:p text:style-name="P28"><text:span text:style-name="T129">GETing</text:span> files: <text:span text:style-name="T131">DOWNLOADS</text:span></text:p>
      <text:p text:style-name="P170"/>
      <text:list xml:id="list3530629516" text:style-name="L24">
        <text:list-item>
          <text:p text:style-name="P405"><text:span text:style-name="T2">S3 Byte-Range Fetches:</text:span> <text:span text:style-name="T85">Parallelize GETs</text:span> by requesting specific byte ranges <text:span text:style-name="T130">for your files. Better resilience in case of failures. </text:span></text:p>
          <text:p text:style-name="P405"/>
          <text:list>
            <text:list-item>
              <text:p text:style-name="P407">Can be used to speed up downloads.</text:p>
              <text:p text:style-name="P407"/>
            </text:list-item>
            <text:list-item>
              <text:p text:style-name="P408">Can be used to retrieve only partial data (for example the head of a file)</text:p>
              <text:p text:style-name="P405"/>
            </text:list-item>
          </text:list>
          <text:p text:style-name="P406"><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0"/>
      <text:p text:style-name="P170"/>
      <text:p text:style-name="P170"/>
      <text:p text:style-name="P170"/>
      <text:p text:style-name="P170"/>
      <text:p text:style-name="P170"/>
      <text:p text:style-name="P170"/>
      <text:p text:style-name="P170"/>
      <text:p text:style-name="P170"/>
      <text:p text:style-name="P302"/>
      <text:p text:style-name="P303"/>
      <text:p text:style-name="P175"/>
      <text:p text:style-name="P175"/>
      <text:p text:style-name="P79">S3 Select and Glacier Select:</text:p>
      <text:p text:style-name="P170"/>
      <text:p text:style-name="P170"/>
      <text:p text:style-name="P29">S3 Select:</text:p>
      <text:p text:style-name="P176">Enables your application to retrieve data from an object by using simple SQL expressions. </text:p>
      <text:p text:style-name="P176"/>
      <text:p text:style-name="P176">By doing this you can achieve drastic performance increases in many cases, you can get as much as 400% improvement.</text:p>
      <text:p text:style-name="P176"/>
      <text:p text:style-name="P269">Esentially is pulling your data using SQL.</text:p>
      <text:p text:style-name="P176"/>
      <text:p text:style-name="P177"/>
      <text:p text:style-name="P177"><text:soft-page-break/><text:span text:style-name="T85">Example:</text:span> <text:span text:style-name="T132">Let’s say that we have a .csv file inside a .zip as an object in S3.</text:span></text:p>
      <text:p text:style-name="P177"/>
      <text:list xml:id="list2853097554" text:style-name="L25">
        <text:list-item>
          <text:p text:style-name="P409"><text:span text:style-name="T85">Without S3 Select</text:span> to get the data inside this .zip we need to download the file, <text:span text:style-name="T133">de</text:span>compress it, open the .csv and <text:span text:style-name="T133">process the entire .csv to get</text:span> the data <text:span text:style-name="T133">we need.</text:span></text:p>
          <text:p text:style-name="P410"/>
        </text:list-item>
        <text:list-item>
          <text:p text:style-name="P409"><text:span text:style-name="T85">With S3 Select</text:span> we just write a simple SQL query which directly goes in and grabs the data, only downloading the data that we need. <text:span text:style-name="T134">This means you’re dealing with an order of magnitude less data, which improves the performance.</text:span></text:p>
          <text:p text:style-name="P411"/>
        </text:list-item>
      </text:list>
      <text:p text:style-name="P170"/>
      <text:p text:style-name="P30">Gracies Select:</text:p>
      <text:p text:style-name="P178">Is very similar to S3 Select.</text:p>
      <text:p text:style-name="P178"/>
      <text:p text:style-name="P178">High regulated industries, like financial services, heathcare, and others, write data directly to Gracier to satisfy compliance needs.</text:p>
      <text:p text:style-name="P178"/>
      <text:p text:style-name="P178">They use Glacier to save storage costs.</text:p>
      <text:p text:style-name="P170"/>
      <text:p text:style-name="P179">Glacier Select allows you to run SQL queries against Glacier directly.</text:p>
      <text:p text:style-name="P179"/>
      <text:p text:style-name="P55">Exam Tips:</text:p>
      <text:p text:style-name="P170"/>
      <text:list xml:id="list4134486026" text:style-name="L26">
        <text:list-item>
          <text:p text:style-name="P412">S3 Select is used to retrieve only a subset of data from an object using simple SQL expressions.</text:p>
          <text:p text:style-name="P412"/>
        </text:list-item>
        <text:list-item>
          <text:p text:style-name="P412">Get data by rows or colummns using simple SQL expressions.</text:p>
          <text:p text:style-name="P412"/>
        </text:list-item>
        <text:list-item>
          <text:p text:style-name="P412">Save money on data transfer and increase speed.</text:p>
          <text:p text:style-name="P412"/>
        </text:list-item>
      </text:list>
      <text:p text:style-name="P304"/>
      <text:p text:style-name="P305"/>
      <text:p text:style-name="P180"/>
      <text:p text:style-name="P80">AWS Organizations &amp; Consilidated Billing:</text:p>
      <text:p text:style-name="P170"/>
      <text:p text:style-name="P170"><text:span text:style-name="T6">AWS Organizations:</text:span><text:span text:style-name="T135"> <text:s/>Is an account management service that enables you to consolidate multiple AWS accounts into an organization that you create and centrally manage.</text:span></text:p>
      <text:p text:style-name="P170"/>
      <text:p text:style-name="P181">The root aws account is the master account, the one that manages the rest of accounts. </text:p>
      <text:p text:style-name="P181"/>
      <text:p text:style-name="P181">The best practices <text:span text:style-name="T136">are to use the root/master account for billing only and without delpoying any resources in there.</text:span></text:p>
      <text:p text:style-name="P170"/>
      <text:p text:style-name="P182">AWS Organizations allows you to have multiple aws accounts and be able to centrally manage them.</text:p>
      <text:p text:style-name="P170"/>
      <text:p text:style-name="P170"/>
      <text:p text:style-name="P183"><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3"/>
      <text:p text:style-name="P185">This works automatically when you create an aws organization with several accounts on it.</text:p>
      <text:p text:style-name="P170"/>
      <text:p text:style-name="P186">In AWS the more than you use the LESS than you pay. </text:p>
      <text:p text:style-name="P186"/>
      <text:p text:style-name="P187"><text:soft-page-break/>If you have several accounts into aws organizations, aws will agreagate all the accounts bills in one.</text:p>
      <text:p text:style-name="P170"/>
      <text:p text:style-name="P187">This way you will have more discounts in your final bill rather than having all the aws accounts separated.</text:p>
      <text:p text:style-name="P187"/>
      <text:p text:style-name="P283">Example:<text:span text:style-name="T61"> You have 5 aws accounts that are using a lot of S3 space. If you include them into aws organizations the consolidated billing will see the 5 accounts as only 1 and will sum the space they are using in S3.</text:span></text:p>
      <text:p text:style-name="P284"/>
      <text:p text:style-name="P284">Let’s say each account uses 10 TB of space. You will have a better discount if one single account uses 50 TB of space (the sume of all the single accounts 10 TB) rather than having 5 accounts paying for 10TB of space separatelly.</text:p>
      <text:p text:style-name="P284"/>
      <text:p text:style-name="P184"/>
      <text:p text:style-name="P184">Each month aws charges the root/management account for all the members accounts <text:span text:style-name="T137">inside the aws organization </text:span>in a consolidated bill.</text:p>
      <text:p text:style-name="P170"/>
      <text:p text:style-name="P31">Advantages:</text:p>
      <text:p text:style-name="P170"/>
      <text:list xml:id="list611731651" text:style-name="L27">
        <text:list-item>
          <text:p text:style-name="P413">One bill per aws account</text:p>
        </text:list-item>
        <text:list-item>
          <text:p text:style-name="P413">Very easy to track charges and allocate costs</text:p>
        </text:list-item>
        <text:list-item>
          <text:p text:style-name="P413">Volum pricing discount</text:p>
        </text:list-item>
      </text:list>
      <text:p text:style-name="P170"/>
      <text:p text:style-name="P56">Exam Tips:</text:p>
      <text:p text:style-name="P170"/>
      <text:list xml:id="list2668502427" text:style-name="L28">
        <text:list-item>
          <text:p text:style-name="P414">Always enable multi-factor authentication on root account</text:p>
        </text:list-item>
        <text:list-item>
          <text:p text:style-name="P414">Always use strong and complex password on root account</text:p>
        </text:list-item>
        <text:list-item>
          <text:p text:style-name="P414">Paying account should be used for billing purposes only. Do not deploy resources on it.</text:p>
        </text:list-item>
        <text:list-item>
          <text:p text:style-name="P414">Enable/Disable AWS services using Service Control Policies (SCP) either on OU or on individual accounts.</text:p>
        </text:list-item>
      </text:list>
      <text:p text:style-name="P170"/>
      <text:p text:style-name="P306"/>
      <text:p text:style-name="P307"/>
      <text:p text:style-name="P188"/>
      <text:p text:style-name="P81">Sharing S3 Buckets Across Accounts:</text:p>
      <text:p text:style-name="P170"/>
      <text:p text:style-name="P57">Exam Tips:</text:p>
      <text:p text:style-name="P170"/>
      <text:p text:style-name="P190">3 Different ways to share S3 buckets across accounts</text:p>
      <text:p text:style-name="P170"/>
      <text:list xml:id="list3481116430" text:style-name="L29">
        <text:list-item>
          <text:p text:style-name="P415">Using Bucket Policies &amp; AIM (applies across the entire bucket). Programmatic Access Only.</text:p>
          <text:p text:style-name="P416"/>
        </text:list-item>
        <text:list-item>
          <text:p text:style-name="P416">Using Bucket ACLs &amp; AIM (individual objects). Programmatic Access Only.</text:p>
          <text:p text:style-name="P416"/>
        </text:list-item>
        <text:list-item>
          <text:p text:style-name="P417">Cross-account AIM Roles. Progammatic AND Console access.</text:p>
        </text:list-item>
      </text:list>
      <text:p text:style-name="P170"/>
      <text:p text:style-name="P170"/>
      <text:p text:style-name="P170"/>
      <text:p text:style-name="P170"/>
      <text:p text:style-name="P170"/>
      <text:p text:style-name="P170"/>
      <text:p text:style-name="P170"/>
      <text:p text:style-name="P308"><text:soft-page-break/></text:p>
      <text:p text:style-name="P308"/>
      <text:p text:style-name="P189"/>
      <text:p text:style-name="P82">Cross Region Replication:</text:p>
      <text:p text:style-name="P199"/>
      <text:list xml:id="list326004430" text:style-name="L30">
        <text:list-item>
          <text:p text:style-name="P418">You can replicate the content of a bucket into another Region.</text:p>
          <text:p text:style-name="P418"/>
        </text:list-item>
        <text:list-item>
          <text:p text:style-name="P421">Use cases: <text:s/>You have log files in your origin region and you want to keep them into the target region as a backup. You can block the access to the target bucket to avoid those logs to be modified.</text:p>
          <text:p text:style-name="P419"/>
        </text:list-item>
        <text:list-item>
          <text:p text:style-name="P418">The previous content of the origin bucket won’t be replicated to the target bucket.</text:p>
          <text:p text:style-name="P420">Only if you upload a new object to the origin bucket it will be replied to the target bucket.</text:p>
          <text:p text:style-name="P420"/>
        </text:list-item>
        <text:list-item>
          <text:p text:style-name="P422">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7">Looks like is replicating the permissions.</text:span></text:p>
          <text:p text:style-name="P422"><text:s/></text:p>
        </text:list-item>
      </text:list>
      <text:p text:style-name="P200"/>
      <text:p text:style-name="P195"><text:span text:style-name="T2">Exercise</text:span>: <text:span text:style-name="T142">R</text:span>eplicate one S3 object into another <text:span text:style-name="T138">Region.</text:span></text:p>
      <text:p text:style-name="P195"/>
      <text:p text:style-name="P196">-- <text:span text:style-name="T85">Create a bucket </text:span><text:span text:style-name="T90">in your region</text:span><text:span text:style-name="T85">,</text:span> <text:span text:style-name="T139">you can call it </text:span><text:span text:style-name="T85">test-for-cross-replication-us-east</text:span><text:span text:style-name="T91">1</text:span> and <text:span text:style-name="T144">add </text:span>an object inside, like an .<text:span text:style-name="T143">txt saying hello</text:span>. <text:span text:style-name="T140">Make all public (untick </text:span><text:span text:style-name="T81">Block all public access</text:span><text:span text:style-name="T140"> box) and enable versioning control.</text:span></text:p>
      <text:p text:style-name="P196"/>
      <text:p text:style-name="P196">-- <text:span text:style-name="T90">Create the destination bucket:</text:span><text:span text:style-name="T139"> <text:s/>Call it → <text:s/></text:span><text:span text:style-name="T90">test-for-cross-replication-target-bucket-tokyo</text:span></text:p>
      <text:p text:style-name="P197"><text:span text:style-name="T143">Chose the Tokyo region. </text:span>Make all public. <text:span text:style-name="T141">Leave everyone else as default and create it.</text:span></text:p>
      <text:p text:style-name="P170"/>
      <text:p text:style-name="P170">-- <text:span text:style-name="T145">Go to the your region bucket (...us-east-1)-- Management -- </text:span><text:span text:style-name="T7">Replication rules</text:span><text:span text:style-name="T145">, Create replication rule:</text:span></text:p>
      <text:list xml:id="list2378292349" text:style-name="L31">
        <text:list-item>
          <text:p text:style-name="P423"><text:span text:style-name="T85">Replication rule name: </text:span><text:s/>replicatetojapan</text:p>
        </text:list-item>
        <text:list-item>
          <text:p text:style-name="P423"><text:span text:style-name="T85">IAM role:</text:span> <text:s/>create a new role</text:p>
        </text:list-item>
        <text:list-item>
          <text:p text:style-name="P423"><text:span text:style-name="T85">Source bucket: <text:s/></text:span>This rule applies to all objects in this bucket</text:p>
        </text:list-item>
        <text:list-item>
          <text:p text:style-name="P423"><text:span text:style-name="T85">Destination: </text:span>Chose a bucket in this account -- Browse S3, select the tokyo bucket. Enable bucket versioning.</text:p>
        </text:list-item>
        <text:list-item>
          <text:p text:style-name="P423"><text:span text:style-name="T85">Destination storage class:</text:span> Change it if you want.</text:p>
        </text:list-item>
        <text:list-item>
          <text:p text:style-name="P423">Leave the rest as default and hit Save.</text:p>
        </text:list-item>
      </text:list>
      <text:p text:style-name="P198"/>
      <text:p text:style-name="P198">-- <text:span text:style-name="T146">Add a new version of the .txt file into the origin bucket, you will see that the file is appearing in the target bucket. For images will take a minute or so.</text:span></text:p>
      <text:p text:style-name="P170"/>
      <text:p text:style-name="P170"/>
      <text:p text:style-name="P58">Exam Tips:</text:p>
      <text:list xml:id="list2797950428" text:style-name="L32">
        <text:list-item>
          <text:p text:style-name="P424">Versioning must be enabled on both, the source and the destination buckets.</text:p>
        </text:list-item>
        <text:list-item>
          <text:p text:style-name="P424">Files in an existing bucket are not replicated automatically.</text:p>
        </text:list-item>
        <text:list-item>
          <text:p text:style-name="P424">All subsequent updated files will be replicated automatically.</text:p>
        </text:list-item>
        <text:list-item>
          <text:p text:style-name="P425">Delete markers are not replicated.</text:p>
        </text:list-item>
        <text:list-item>
          <text:p text:style-name="P425">Deleting individual versions or delete markers will not be replicated.</text:p>
        </text:list-item>
      </text:list>
      <text:p text:style-name="P201"/>
      <text:p text:style-name="P202">WHAT IS DELETE MARKER →<text:span text:style-name="T148"> when you delete something and is still there, check this</text:span></text:p>
      <text:p text:style-name="P170"/>
      <text:p text:style-name="P309"><text:soft-page-break/></text:p>
      <text:p text:style-name="P323"/>
      <text:p text:style-name="P170"/>
      <text:p text:style-name="P83">S3 Transfer Acceleration:</text:p>
      <text:p text:style-name="P170"/>
      <text:p text:style-name="P59">Exam Tips:</text:p>
      <text:p text:style-name="P170"/>
      <text:p text:style-name="P205">The users uploads their big files to the closest edge locations.</text:p>
      <text:p text:style-name="P205"/>
      <text:p text:style-name="P205">Then aws utilizes the CloudFront Edge Network to transfer your uploads to S3, providing much more speed.</text:p>
      <text:p text:style-name="P205"/>
      <text:p text:style-name="P205">You can use a distinct URL to upload directly to an edge location, like mydomain.s3-accelerate.amazonaws.com</text:p>
      <text:p text:style-name="P205"/>
      <text:p text:style-name="P205"/>
      <text:p text:style-name="P205"/>
      <text:p text:style-name="P170"/>
      <text:p text:style-name="P285"><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285"/>
      <text:p text:style-name="P203">Your browser uploads a <text:span text:style-name="T149">s3 object</text:span> <text:span text:style-name="T149">in multiple plarts to different regions.</text:span></text:p>
      <text:p text:style-name="P203"/>
      <text:p text:style-name="P204">In the image below we uploaded a s3 object <text:s/>to Virginia from London.</text:p>
      <text:p text:style-name="P204"/>
      <text:p text:style-name="P204">The first upload is directly to S3 and the speed is lower.</text:p>
      <text:p text:style-name="P204"/>
      <text:p text:style-name="P204">The second one is using transfer acceleration and the speed is much higher, 137% much faster.</text:p>
      <text:p text:style-name="P170"><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59"/>
      <text:p text:style-name="P170"/>
      <text:p text:style-name="P191"/>
      <text:p text:style-name="P191"/>
      <text:p text:style-name="P191"/>
      <text:p text:style-name="P191"/>
      <text:p text:style-name="P191"/>
      <text:p text:style-name="P191"/>
      <text:p text:style-name="P191"/>
      <text:p text:style-name="P310"><text:soft-page-break/></text:p>
      <text:p text:style-name="P311"/>
      <text:p text:style-name="P206"/>
      <text:p text:style-name="P84">AWS DataSync:</text:p>
      <text:p text:style-name="P191"/>
      <text:p text:style-name="P208">Is a way of syncronizing your data.</text:p>
      <text:p text:style-name="P207"/>
      <text:p text:style-name="P210">Seamlessly and securily connects to S3, AWS EFS and AWS F<text:span text:style-name="T158">S</text:span>x for win servers to copy data and metadata to and from AWS.</text:p>
      <text:p text:style-name="P207"/>
      <text:p text:style-name="P207">Allows you to move large amounts of data into aws.</text:p>
      <text:p text:style-name="P207"/>
      <text:p text:style-name="P207">Typically you install the DataSync agent on <text:span text:style-name="T151">a server that connects to your NAS or file system and then copy data to aws and Write data from aws.</text:span></text:p>
      <text:p text:style-name="P207"/>
      <text:p text:style-name="P208">Automatically encrypts <text:span text:style-name="T152">your data and accelerates transfer over the wide area network.</text:span></text:p>
      <text:p text:style-name="P208"/>
      <text:p text:style-name="P209">Performs automatic checks in-transit and at-rest.</text:p>
      <text:p text:style-name="P208"/>
      <text:p text:style-name="P191"/>
      <text:p text:style-name="P60">Exam Tips:</text:p>
      <text:p text:style-name="P191"/>
      <text:list xml:id="list224129457" text:style-name="L33">
        <text:list-item>
          <text:p text:style-name="P426">Used to move large amounts of data from on-prem to AWS</text:p>
          <text:p text:style-name="P426"/>
        </text:list-item>
        <text:list-item>
          <text:p text:style-name="P426">Used with NFS and SMB compatible file systems.</text:p>
          <text:p text:style-name="P426"/>
        </text:list-item>
        <text:list-item>
          <text:p text:style-name="P426">Replication can be done hourly, daily, or weekly.</text:p>
          <text:p text:style-name="P426"><text:s/></text:p>
        </text:list-item>
        <text:list-item>
          <text:p text:style-name="P426">Install the DataSync agent to star the replication <text:span text:style-name="T150">(typically on prem).</text:span></text:p>
          <text:p text:style-name="P426"><text:s/></text:p>
        </text:list-item>
        <text:list-item>
          <text:p text:style-name="P426">Can be used to replicate EFS to EFS.</text:p>
        </text:list-item>
      </text:list>
      <text:p text:style-name="P191"/>
      <text:p text:style-name="P191"/>
      <text:p text:style-name="P312"/>
      <text:p text:style-name="P312"/>
      <text:p text:style-name="P192"/>
      <text:p text:style-name="P85">CloudFront:</text:p>
      <text:p text:style-name="P191"/>
      <text:p text:style-name="P211">Is a CDN, Content Delivery Network.</text:p>
      <text:p text:style-name="P211"/>
      <text:p text:style-name="P212">Delivers webpages and other web content to an user based on: </text:p>
      <text:p text:style-name="P212"/>
      <text:list xml:id="list2553651538" text:style-name="L34">
        <text:list-item>
          <text:p text:style-name="P481"><text:span text:style-name="T42">T</text:span><text:span text:style-name="T41">he geographic locations of the user.</text:span></text:p>
          <text:p text:style-name="P427"><text:s/></text:p>
        </text:list-item>
        <text:list-item>
          <text:p text:style-name="P481"><text:span text:style-name="T42">T</text:span><text:span text:style-name="T41">he origin of the webpage.</text:span></text:p>
          <text:p text:style-name="P427"/>
        </text:list-item>
        <text:list-item>
          <text:p text:style-name="P481"><text:span text:style-name="T42">A</text:span><text:span text:style-name="T41"> content delivery server.</text:span></text:p>
        </text:list-item>
      </text:list>
      <text:p text:style-name="P191"/>
      <text:p text:style-name="P270">CloudFront:<text:span text:style-name="T61"> Can be used to deliver your entire website, including dynamic, static, streaming, and interactive content using a global network of edge locations.</text:span></text:p>
      <text:p text:style-name="P278"/>
      <text:p text:style-name="P278"><text:soft-page-break/>Requests to your content are automatically routed to the nearest edge location, so the content is delivered with the best possible perfomance.</text:p>
      <text:p text:style-name="P191"/>
      <text:p text:style-name="P191"/>
      <text:p text:style-name="P32">Edge locations:<text:span text:style-name="T14"> Where the content will be catched. This is separated to an AWS Region/AZ.</text:span></text:p>
      <text:p text:style-name="P232"/>
      <text:p text:style-name="P33">Origin:<text:span text:style-name="T14"> The origin of all the files that the CDN will distribute. Can be an S3 Bucket, an EC2 instance, an Elastic Load Balanced, or Route53.</text:span></text:p>
      <text:p text:style-name="P233"/>
      <text:p text:style-name="P34">Distribution:<text:span text:style-name="T14"> Name given to the CDN which consists of a collection of Edge Locations.</text:span></text:p>
      <text:p text:style-name="P234"/>
      <text:p text:style-name="P234"/>
      <text:p text:style-name="P35">How this works:</text:p>
      <text:p text:style-name="P213">We have our servers in London.</text:p>
      <text:p text:style-name="P213"/>
      <text:p text:style-name="P213">A user in China wants to watch a video. This user will query to the closest Edge Location.</text:p>
      <text:p text:style-name="P213"/>
      <text:p text:style-name="P213">If the Edge Location does not have this video will download it from London to the Edge Location in China and will be cached there, <text:span text:style-name="T153">is gonna be catched during a TTL which is in seconds, we can configure it.</text:span></text:p>
      <text:p text:style-name="P213"/>
      <text:p text:style-name="P214">The first user will need to wait until the video is downloaded to the Edge Location but the nexts users won’t need to wait that much time because will be able to see the cached video from the China Edge Location.</text:p>
      <text:p text:style-name="P214"/>
      <text:p text:style-name="P214"/>
      <text:p text:style-name="P282">Type of Distributions:</text:p>
      <text:p text:style-name="P191"/>
      <text:list xml:id="list2536276102" text:style-name="L35">
        <text:list-item>
          <text:p text:style-name="P428">Web Distribution: Typically used for Websites</text:p>
          <text:p text:style-name="P428"><text:s/></text:p>
        </text:list-item>
        <text:list-item>
          <text:p text:style-name="P428">RTMP - Used for Media Streaming. <text:span text:style-name="T156">This is getting discontinued in 2020/2021</text:span></text:p>
        </text:list-item>
      </text:list>
      <text:p text:style-name="P191"/>
      <text:p text:style-name="P191"/>
      <text:p text:style-name="P215">Edge Locations are not just READ only, you can WRITE to them too. Example: put an object on to them.</text:p>
      <text:p text:style-name="P191"/>
      <text:p text:style-name="P216">You can clear chached objects but you will be charged for it. <text:span text:style-name="T154">Example: You upload a new video but your users are still getting the old video, you can clear the cache but you will be charged for it.</text:span></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313"><text:soft-page-break/></text:p>
      <text:p text:style-name="P314"/>
      <text:p text:style-name="P218"/>
      <text:p text:style-name="P86">Create a CloudFront Distribution:</text:p>
      <text:p text:style-name="P191"/>
      <text:p text:style-name="P219">We have to have a bucked and an object there, like a picture.</text:p>
      <text:p text:style-name="P219"/>
      <text:p text:style-name="P36">Creating a Distribution:</text:p>
      <text:p text:style-name="P286"><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1"/>
      <text:p text:style-name="P287"><text:span text:style-name="T43">C</text:span><text:span text:style-name="T14">reating or dissabling </text:span><text:span text:style-name="T46">(you need to dissable before deleting)</text:span><text:span text:style-name="T14"> the Distribution will takes time, minutes or even one hour.</text:span></text:p>
      <text:p text:style-name="P220"/>
      <text:p text:style-name="P220"/>
      <text:p text:style-name="P277"><text:span text:style-name="T2">Options to configure</text:span> when creating the Distribution (may be asked in the exam):</text:p>
      <text:p text:style-name="P220"/>
      <text:p text:style-name="P220"><text:span text:style-name="T85">Restrict Bucket Access:</text:span> Yes if you want your users to access the content using the CloudFront URLs, not the S3 ones. This is useful wheb you are using signed URLS or signed cookies to restrict your content.</text:p>
      <text:p text:style-name="P222"/>
      <text:p text:style-name="P223"><text:span text:style-name="T85">TTL</text:span>: <text:s/>Time to live of the cached object <text:span text:style-name="T157">in the edge location.</text:span></text:p>
      <text:p text:style-name="P222"/>
      <text:p text:style-name="P271">Restrict Viewers Access (Use Signed URLs or Signed Cookies):<text:span text:style-name="T61"> </text:span><text:span text:style-name="T72">Media companies l</text:span><text:span text:style-name="T71">ike Netflix </text:span><text:span text:style-name="T72">want to make sure that your payed to have access to that content. </text:span><text:span text:style-name="T73">You can restrict access using signed urls or signed cookies.</text:span></text:p>
      <text:p text:style-name="P191"/>
      <text:p text:style-name="P272">AWS WAF Web ACL:<text:span text:style-name="T61"> </text:span><text:span text:style-name="T74">You can put a web application firewall.</text:span></text:p>
      <text:p text:style-name="P191"/>
      <text:p text:style-name="P191"/>
      <text:p text:style-name="P36">Once the Distribution is created:</text:p>
      <text:p text:style-name="P191"/>
      <text:p text:style-name="P224">Get the Domain Name: <text:s/>d29jz5cqpdpiwa.cloudfront.net <text:s/>→ in this example</text:p>
      <text:p text:style-name="P191"/>
      <text:p text:style-name="P225">Go to S3 -- pick the name of an object in the bucket and add it at the end of the Domain Name, like:</text:p>
      <text:p text:style-name="P225"/>
      <text:p text:style-name="P225"><text:tab/>d29jz5cqpdpiwa.cloudfront.net/no_permissions_mountain.jpeg</text:p>
      <text:p text:style-name="P225"/>
      <text:p text:style-name="P225">You will access the image using CloudFront and should do it faster.</text:p>
      <text:p text:style-name="P225"/>
      <text:p text:style-name="P226">Now we know that is working, the CloudFront Distribution is loading objects from S3 using the generated URL.</text:p>
      <text:p text:style-name="P191"/>
      <text:p text:style-name="P191"/>
      <text:p text:style-name="P281">Modify your Distribution settings:</text:p>
      <text:p text:style-name="P191"/>
      <text:p text:style-name="P227">Go to <text:span text:style-name="T155">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28">Example: You pushed some data and you see that is not showing up correctly, you can invalidate it.</text:p>
      <text:p text:style-name="P191"/>
      <text:p text:style-name="P37"><text:soft-page-break/>Delete a Distribution:</text:p>
      <text:p text:style-name="P229">Tick the one you want to delete -- Disable -- Yes, Disable -- This will take some time.</text:p>
      <text:p text:style-name="P229"/>
      <text:p text:style-name="P229">Once Disabled do the same, tick the Distribution and hit Delete.</text:p>
      <text:p text:style-name="P229"/>
      <text:p text:style-name="P229"/>
      <text:p text:style-name="P61">Exam Tips:</text:p>
      <text:p text:style-name="P191"/>
      <text:p text:style-name="P230">The full CloudFront previous lesson.</text:p>
      <text:p text:style-name="P230"/>
      <text:p text:style-name="P315"/>
      <text:p text:style-name="P316"/>
      <text:p text:style-name="P231"/>
      <text:p text:style-name="P87">CloudFront Signed URLs and Cookies:</text:p>
      <text:p text:style-name="P230"/>
      <text:p text:style-name="P235"><text:span text:style-name="T2">Scenario:</text:span> You have a site in which you want to restrict access to media content, <text:span text:style-name="T160">premium content.</text:span> Only subscribed users are allowed to access your videos. <text:span text:style-name="T159">Websites</text:span> like Netflix, or e-learning platforms <text:span text:style-name="T159">for example.</text:span></text:p>
      <text:p text:style-name="P235"/>
      <text:p text:style-name="P236">You will need to use signed URLs or signed Cookies to achieve this. </text:p>
      <text:p text:style-name="P236"/>
      <text:p text:style-name="P237">You have to configure CloudFront to only allow Signed URLs or Cookies.</text:p>
      <text:p text:style-name="P191"/>
      <text:p text:style-name="P38">You can use:</text:p>
      <text:p text:style-name="P251"/>
      <text:list xml:id="list1243600865" text:style-name="L36">
        <text:list-item>
          <text:p text:style-name="P348">Signed URLs:<text:span text:style-name="T14"> <text:s/>A signed url is for individual files → <text:s/>1 file = 1 URL</text:span></text:p>
          <text:p text:style-name="P429"/>
        </text:list-item>
        <text:list-item>
          <text:p text:style-name="P348">Signed Cookies:<text:span text:style-name="T14"> A signed cookie is for multiple files → 1 cookie = multiple files</text:span></text:p>
        </text:list-item>
      </text:list>
      <text:p text:style-name="P251"/>
      <text:p text:style-name="P251"/>
      <text:p text:style-name="P39">Signed URL Policies: <text:s/><text:span text:style-name="T14">To create a signed url or cookie we have to attach a policy, which can include:</text:span></text:p>
      <text:list xml:id="list846857866" text:style-name="L37">
        <text:list-item>
          <text:p text:style-name="P430">URL expiration</text:p>
        </text:list-item>
        <text:list-item>
          <text:p text:style-name="P430">IP ranges</text:p>
        </text:list-item>
        <text:list-item>
          <text:p text:style-name="P430">Trusted signers (which aws account can create signed URLs)</text:p>
        </text:list-item>
      </text:list>
      <text:p text:style-name="P191"/>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827326567" text:style-name="L38">
        <text:list-item>
          <text:p text:style-name="P431"><text:soft-page-break/>We have our CloudFront Distribution with our Edge Locations.</text:p>
        </text:list-item>
      </text:list>
      <text:p text:style-name="P238"/>
      <text:list xml:id="list210606982949732" text:continue-numbering="true" text:style-name="L38">
        <text:list-item>
          <text:p text:style-name="P431">That’s connecting into our backend, our Origin, which in this case is S3. Which is using an OAI (Origin Access Identity) to do that authentication. <text:s/>The users will only be able to access CloudFront, not the S3, EC2, ELB, Route53.</text:p>
          <text:p text:style-name="P431"/>
        </text:list-item>
        <text:list-item>
          <text:p text:style-name="P431">The Client logs in into the Application <text:span text:style-name="T161">by entering an username and password (Authentication &amp; Authorization).</text:span></text:p>
          <text:p text:style-name="P431"/>
        </text:list-item>
        <text:list-item>
          <text:p text:style-name="P432">The app uses the CloudFront SDK to generate a Signed URL or Cookie and is returning that back to the Client. </text:p>
          <text:p text:style-name="P432"/>
        </text:list-item>
        <text:list-item>
          <text:p text:style-name="P433">The Client can then use CloudFront to access the file in S3/EC2/ELB/etc</text:p>
        </text:list-item>
      </text:list>
      <text:p text:style-name="P238"/>
      <text:p text:style-name="P238"/>
      <text:p text:style-name="P41"><text:span text:style-name="T85">CloudFront</text:span> Signed URL features:</text:p>
      <text:p text:style-name="P191"/>
      <text:list xml:id="list1716548247" text:style-name="L39">
        <text:list-item>
          <text:p text:style-name="P434">Can have different origins. Does not have to be EC2, <text:span text:style-name="T163">could be S3, ELB,etc. </text:span></text:p>
        </text:list-item>
        <text:list-item>
          <text:p text:style-name="P434"><text:span text:style-name="T162">When you generate that </text:span>Key-pair <text:span text:style-name="T162">(signed URL),</text:span> is account wide and managed by the root user</text:p>
        </text:list-item>
        <text:list-item>
          <text:p text:style-name="P434">Can utilize <text:span text:style-name="T164">all CloudFront </text:span>caching features</text:p>
        </text:list-item>
        <text:list-item>
          <text:p text:style-name="P434">Can filter by date, path, IP, address, expiration, etc.</text:p>
        </text:list-item>
      </text:list>
      <text:p text:style-name="P191"/>
      <text:p text:style-name="P191"/>
      <text:p text:style-name="P42"><text:span text:style-name="T85">S3</text:span> Signed URL features:</text:p>
      <text:p text:style-name="P191"/>
      <text:list xml:id="list3537346607" text:style-name="L40">
        <text:list-item>
          <text:p text:style-name="P435">When you are not using CloudFront where people have direct access to S3.</text:p>
        </text:list-item>
        <text:list-item>
          <text:p text:style-name="P435">Issues a request as the AIM user who creates the presigned URL.</text:p>
        </text:list-item>
        <text:list-item>
          <text:p text:style-name="P435">You have the same permissions as the AIM user who created the the signed url.</text:p>
        </text:list-item>
        <text:list-item>
          <text:p text:style-name="P436">S3 signed url have a limited lifetime. </text:p>
        </text:list-item>
      </text:list>
      <text:p text:style-name="P239"/>
      <text:p text:style-name="P239"/>
      <text:p text:style-name="P43">CloudFront signed URL vs S3 signed URL:</text:p>
      <text:p text:style-name="P191"/>
      <text:p text:style-name="P240">If the user needs access to a single S3 bucket is better to grant him access with a S3 signed URL</text:p>
      <text:p text:style-name="P240">If the user needs to access to other services is better to use a CloudFront signed URL.</text:p>
      <text:p text:style-name="P191"/>
      <text:p text:style-name="P62">Exam Tips:</text:p>
      <text:p text:style-name="P191"/>
      <text:list xml:id="list3354211435" text:style-name="L41">
        <text:list-item>
          <text:p text:style-name="P437">Use signed url/cookies when you want to secure content so that only the people you autorize are able to access it.</text:p>
        </text:list-item>
        <text:list-item>
          <text:p text:style-name="P438">Signed URL for individual files. 1 file = 1 URL</text:p>
        </text:list-item>
        <text:list-item>
          <text:p text:style-name="P438">Signed Cookie is for multiple files. Multiple files = 1 Cookie.</text:p>
        </text:list-item>
        <text:list-item>
          <text:p text:style-name="P439">If the Origin is EC2 use CloudFront.</text:p>
        </text:list-item>
        <text:list-item>
          <text:p text:style-name="P439">If the Origin is S3 and you only got a single file use S3 signed URL</text:p>
        </text:list-item>
      </text:list>
      <text:p text:style-name="P191"/>
      <text:p text:style-name="P191"/>
      <text:p text:style-name="P191"/>
      <text:p text:style-name="P191"/>
      <text:p text:style-name="P191"/>
      <text:p text:style-name="P191"/>
      <text:p text:style-name="P191"/>
      <text:p text:style-name="P317"><text:soft-page-break/></text:p>
      <text:p text:style-name="P318"/>
      <text:p text:style-name="P241"/>
      <text:p text:style-name="P88">Snowball:</text:p>
      <text:p text:style-name="P241"/>
      <text:p text:style-name="P44">What is Snowball:</text:p>
      <text:p text:style-name="P242">Is a petabyte-scale data transport solution that uses secure appliances to transfer large amount of data into and outo AWS.</text:p>
      <text:p text:style-name="P242"/>
      <text:p text:style-name="P44">Why to use it:</text:p>
      <text:p text:style-name="P243">Addresses common challenges with large-scale data transfers including high network costs, long transfer times, and security concerns.</text:p>
      <text:p text:style-name="P243"/>
      <text:p text:style-name="P244">Transfering data with snowball is simple, fast, secure, and can be as little as one-fifth the const of high speed internet.</text:p>
      <text:p text:style-name="P191"/>
      <text:p text:style-name="P45">Security:</text:p>
      <text:p text:style-name="P245">Uses multiple layers of security, including tamper-resistant enclosures, 256 bit encryption, and TPM (trusted platform module).</text:p>
      <text:p text:style-name="P245"/>
      <text:p text:style-name="P245">Once the data has been transferred, AWS performs a software erasure of the snowball appliance.</text:p>
      <text:p text:style-name="P191"/>
      <text:p text:style-name="P46">Sizes:</text:p>
      <text:p text:style-name="P246">50 TB, 80 TB and 100 TB (Snowball Edge)</text:p>
      <text:p text:style-name="P191"/>
      <text:p text:style-name="P47">Snowball Edge:</text:p>
      <text:p text:style-name="P247">Comes with onboard storage and computing capabilities.</text:p>
      <text:p text:style-name="P247"/>
      <text:p text:style-name="P247">A part for transfer data in/to AWS you can use Snowball Edge as temporary storage tier for large datasets, or to support local workloads in remote ofline locations.</text:p>
      <text:p text:style-name="P247"/>
      <text:p text:style-name="P248">Is like to have a mini AWS at your disposal.</text:p>
      <text:p text:style-name="P247"/>
      <text:p text:style-name="P48">Snowmobile:</text:p>
      <text:p text:style-name="P248">Is an Exabyte-scale data transfer service used to move extremely large amounts of data to AWS.</text:p>
      <text:p text:style-name="P248">You can tranfer up to 100PB.</text:p>
      <text:p text:style-name="P248"/>
      <text:p text:style-name="P252">You can transfer an entire Datacenter if you need.</text:p>
      <text:p text:style-name="P252"/>
      <text:p text:style-name="P252">Snowmobile is a container pulled by a semi-trailer truck.</text:p>
      <text:p text:style-name="P248"/>
      <text:p text:style-name="P193"/>
      <text:p text:style-name="P63">Exam Tips:</text:p>
      <text:list xml:id="list2458126682" text:style-name="L42">
        <text:list-item>
          <text:p text:style-name="P440">What Snowball is</text:p>
        </text:list-item>
        <text:list-item>
          <text:p text:style-name="P440">You can import to S3</text:p>
        </text:list-item>
        <text:list-item>
          <text:p text:style-name="P440">You can export from S3</text:p>
        </text:list-item>
      </text:list>
      <text:p text:style-name="P191"/>
      <text:p text:style-name="P191"/>
      <text:p text:style-name="P191"/>
      <text:p text:style-name="P191"/>
      <text:p text:style-name="P191"/>
      <text:p text:style-name="P191"/>
      <text:p text:style-name="P319"><text:soft-page-break/></text:p>
      <text:p text:style-name="P320"/>
      <text:p text:style-name="P249"/>
      <text:p text:style-name="P89">Storage Gateway:</text:p>
      <text:p text:style-name="P191"/>
      <text:p text:style-name="P49">What is it:</text:p>
      <text:p text:style-name="P254">Hybrid service that connects on-prem software appliance with cloud based storage to provide a seamless and secure connection between on-prem IT environment and AWS storage infrastructure.</text:p>
      <text:p text:style-name="P254"/>
      <text:p text:style-name="P255">The service enables you to securily store data to the AWS cloud for scalable and cost-effective storage.</text:p>
      <text:p text:style-name="P253"/>
      <text:p text:style-name="P256">Storage gateway is a virtual or physical device <text:span text:style-name="T165">in your datacenter that is going to replicate your data into AWS.</text:span></text:p>
      <text:p text:style-name="P256"/>
      <text:p text:style-name="P194"/>
      <text:p text:style-name="P64">Exam Tips:</text:p>
      <text:p text:style-name="P191"/>
      <text:list xml:id="list3246567325" text:style-name="L43">
        <text:list-item>
          <text:p text:style-name="P482"><text:span text:style-name="T8">File Gateway</text:span><text:span text:style-name="T47">: </text:span><text:span text:style-name="T50">A way to storing</text:span><text:span text:style-name="T47"> flat files on S3. </text:span><text:span text:style-name="T48">This is NFS.</text:span></text:p>
          <text:p text:style-name="P441"/>
        </text:list-item>
        <text:list-item>
          <text:p text:style-name="P349">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42"/>
          <text:list>
            <text:list-item>
              <text:p text:style-name="P350"><text:span text:style-name="T86">Stored Volumes:</text:span><text:span text:style-name="T14"> Entire Dataset is stored on site and is asynchronously backed up to </text:span><text:span text:style-name="T53">S3 in the form of a EBS snapshot. </text:span></text:p>
              <text:p text:style-name="P443"/>
            </text:list-item>
            <text:list-item>
              <text:p text:style-name="P464"><text:span text:style-name="T14">Cached Volumes:</text:span><text:span text:style-name="T63"> Entire Dataset is stored on S3 and the most frequentluy accessed data is cached on site.</text:span></text:p>
              <text:p text:style-name="P474"/>
            </text:list-item>
          </text:list>
        </text:list-item>
        <text:list-item>
          <text:p text:style-name="P351"><text:span text:style-name="T61">Gateway Virtual Tape Library:</text:span><text:span text:style-name="T63"> </text:span><text:span text:style-name="T68">Is a virtual tape library. </text:span><text:span text:style-name="T63">You can get physical storage gateway appliances.</text:span></text:p>
          <text:p text:style-name="P475"/>
        </text:list-item>
      </text:list>
      <text:p text:style-name="P191"/>
      <text:p text:style-name="P321"/>
      <text:p text:style-name="P322"/>
      <text:p text:style-name="P250"/>
      <text:p text:style-name="P90">Athena vs Macie:</text:p>
      <text:p text:style-name="P250"/>
      <text:p text:style-name="P50"><text:span text:style-name="T85">Ahtena:</text:span> <text:s/><text:span text:style-name="T14">Interactive query service which enables you to analyse and query data located in S3 using standard SQL.</text:span></text:p>
      <text:p text:style-name="P444"/>
      <text:p text:style-name="P446">Allows you to turn S3 into a giant DB. You can query S3 using standard SQL.</text:p>
      <text:p text:style-name="P250"/>
      <text:list xml:id="list3679102138" text:style-name="L44">
        <text:list-item>
          <text:p text:style-name="P445">Serverless, nothing to provision, pay per query / per TB scanned</text:p>
        </text:list-item>
        <text:list-item>
          <text:p text:style-name="P445">No need to set up complex Extract/Transform/Load (ETL) processes</text:p>
        </text:list-item>
        <text:list-item>
          <text:p text:style-name="P445">Works directly with data stored in S3</text:p>
        </text:list-item>
      </text:list>
      <text:p text:style-name="P250"/>
      <text:p text:style-name="P250"/>
      <text:p text:style-name="P250"/>
      <text:p text:style-name="P250"/>
      <text:p text:style-name="P250"/>
      <text:p text:style-name="P51"><text:soft-page-break/>Use Cases:</text:p>
      <text:list xml:id="list511069704" text:style-name="L45">
        <text:list-item>
          <text:p text:style-name="P447">Can be used to query log files stored in S3. e.g. ELB logs, S3 access logs, etc</text:p>
        </text:list-item>
        <text:list-item>
          <text:p text:style-name="P447">Generate busines reports on data stored in S3</text:p>
        </text:list-item>
        <text:list-item>
          <text:p text:style-name="P447">Analyse AWS costs and usage reports</text:p>
        </text:list-item>
        <text:list-item>
          <text:p text:style-name="P447">Run queries on click-stream data</text:p>
        </text:list-item>
      </text:list>
      <text:p text:style-name="P250"/>
      <text:p text:style-name="P250"/>
      <text:p text:style-name="P250"/>
      <text:p text:style-name="P52"><text:span text:style-name="T85">Macie:</text:span><text:span text:style-name="T61"> </text:span><text:span text:style-name="T54"><text:s/></text:span><text:span text:style-name="T56">Security service which uses Machine Learning and NLP (Natural Language Processing) to discover, classify and protect sensitive data stored in S3.</text:span></text:p>
      <text:list xml:id="list3839657049" text:style-name="L46">
        <text:list-item>
          <text:p text:style-name="P352"><text:span text:style-name="T56">I</text:span><text:span text:style-name="T14">ses IA to recognise if your S3 objects contain sensitive data such as PII</text:span></text:p>
        </text:list-item>
        <text:list-item>
          <text:p text:style-name="P448">Dashboards, reporting and alerts</text:p>
        </text:list-item>
        <text:list-item>
          <text:p text:style-name="P448">Works directly with data stored in S3</text:p>
        </text:list-item>
        <text:list-item>
          <text:p text:style-name="P448">Can also analyse CloudTrail logs</text:p>
        </text:list-item>
        <text:list-item>
          <text:p text:style-name="P448">Great for PCI-DSS (if you take credit card payments on your website) and preventing ID theft</text:p>
        </text:list-item>
      </text:list>
      <text:p text:style-name="P449"/>
      <text:p text:style-name="P250"/>
      <text:p text:style-name="P288"><text:span text:style-name="T75">PII: </text:span><text:span text:style-name="T55"><text:s/>Personal Identifiable Information.</text:span></text:p>
      <text:list xml:id="list2799337661" text:style-name="L47">
        <text:list-item>
          <text:p text:style-name="P450">Personal data used to establish an individual’s identity.</text:p>
        </text:list-item>
        <text:list-item>
          <text:p text:style-name="P450">This data could be exploited by criminals, used in identity theft and financial fraud.</text:p>
        </text:list-item>
        <text:list-item>
          <text:p text:style-name="P450">Home address, email address, Social Security Number.</text:p>
        </text:list-item>
        <text:list-item>
          <text:p text:style-name="P450">Passport number, driver’s license number.</text:p>
        </text:list-item>
        <text:list-item>
          <text:p text:style-name="P450">D.O.B, phone number, bank account, credit card number.</text:p>
        </text:list-item>
      </text:list>
      <text:p text:style-name="P451"/>
      <text:p text:style-name="P451"/>
      <text:p text:style-name="P65">Exam Tips:</text:p>
      <text:p text:style-name="P452"/>
      <text:p text:style-name="P452">Athena:</text:p>
      <text:list xml:id="list404576473" text:style-name="L48">
        <text:list-item>
          <text:p text:style-name="P453">Interactive query service</text:p>
        </text:list-item>
        <text:list-item>
          <text:p text:style-name="P453">Allows you to query data located in S3 using standard SQL</text:p>
        </text:list-item>
        <text:list-item>
          <text:p text:style-name="P453">Serverless</text:p>
        </text:list-item>
        <text:list-item>
          <text:p text:style-name="P453">Commonly used to analize log data stored in S3</text:p>
        </text:list-item>
      </text:list>
      <text:p text:style-name="P452"/>
      <text:p text:style-name="P452">Macie:</text:p>
      <text:list xml:id="list3498237036" text:style-name="L49">
        <text:list-item>
          <text:p text:style-name="P454">Macie uses IA to analize data in S3 and helps identify PII</text:p>
        </text:list-item>
        <text:list-item>
          <text:p text:style-name="P454">Can also be used to analyse CloudTrail logs for suspicious API activity</text:p>
        </text:list-item>
        <text:list-item>
          <text:p text:style-name="P454">Includes dashboards, reports and alerting</text:p>
        </text:list-item>
        <text:list-item>
          <text:p text:style-name="P454">Great for PCI-DSS compliance and preventing ID theft</text:p>
        </text:list-item>
      </text:list>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84"><text:soft-page-break/></text:p>
      <text:p text:style-name="P485"/>
      <text:p text:style-name="P455"/>
      <text:p text:style-name="P483">Creating a static website on S3: <text:span text:style-name="T166">Bucket policy</text:span></text:p>
      <text:p text:style-name="P455"/>
      <text:p text:style-name="P353">Grant public reading permissions for all the objects inside a bucket:</text:p>
      <text:p text:style-name="P452"/>
      <text:p text:style-name="P456">S3 -- Bucket permissions -- Bucket policy -- paste this code adding the name of the bucket.</text:p>
      <text:p text:style-name="P452"/>
      <text:p text:style-name="P452">{</text:p>
      <text:p text:style-name="P452"><text:s text:c="2"/>"Version":"2012-10-17",</text:p>
      <text:p text:style-name="P452"><text:s text:c="2"/>"Statement":[{</text:p>
      <text:p text:style-name="P452"><text:s text:c="5"/>"Sid":"PublicReadGetObject",</text:p>
      <text:p text:style-name="P452"><text:s text:c="5"/>"Effect":"Allow",</text:p>
      <text:p text:style-name="P452"><text:s text:c="5"/>"Principal": "*",</text:p>
      <text:p text:style-name="P452"><text:s text:c="5"/>"Action":["s3:GetObject"],</text:p>
      <text:p text:style-name="P452"><text:s text:c="5"/>"Resource":["arn:aws:s3:::&lt;MY_BUCKET&gt;<text:span text:style-name="T2">/*</text:span>"]</text:p>
      <text:p text:style-name="P452"><text:s text:c="2"/>}]</text:p>
      <text:p text:style-name="P452">}</text:p>
      <text:p text:style-name="P452"/>
      <text:p text:style-name="P456">With this policy you will grant reading permissions to everybody on internet.</text:p>
      <text:p text:style-name="P456">Won’t be necessary to grant permissions one by one to the objects.</text:p>
      <text:p text:style-name="P452"/>
      <text:p text:style-name="P452">/<text:span text:style-name="T167">* <text:s/>→ after MY_BUCKET, this means that the policy applies to all the objects inside my bucket. </text:span></text:p>
      <text:p text:style-name="P452"/>
      <text:p text:style-name="P457">This policy works with the bucket URL not with the url’s of each object.</text:p>
      <text:p text:style-name="P457">To get the bucket url go to bucket properties, at the bottom.</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14T21:06:05.498991479</dc:date>
    <meta:editing-duration>P1DT3H39M8S</meta:editing-duration>
    <meta:editing-cycles>487</meta:editing-cycles>
    <meta:generator>LibreOffice/6.0.7.3$Linux_X86_64 LibreOffice_project/00m0$Build-3</meta:generator>
    <meta:document-statistic meta:table-count="0" meta:image-count="8" meta:object-count="0" meta:page-count="29" meta:paragraph-count="638" meta:word-count="7277" meta:character-count="40642" meta:non-whitespace-character-count="34084"/>
  </office:meta>
</office:document-meta>
</file>